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jpg" manifest:media-type="image/jpeg"/>
  <manifest:file-entry manifest:full-path="media/image2.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1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5">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57">
      <style:drawing-page-properties draw:fill="bitmap" draw:fill-image-name="a16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7">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7">
      <style:drawing-page-properties draw:fill="bitmap" draw:fill-image-name="a10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8">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draw:fill="solid" draw:fill-color="#729fcf" draw:opacity="100%" draw:stroke="solid" svg:stroke-width="0.02778in" svg:stroke-color="#3465a4" svg:stroke-opacity="100%"/>
    </style:style>
    <style:style style:family="paragraph" style:name="a1425">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0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27">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drawing-page" style:name="a1429">
      <style:drawing-page-properties draw:fill="bitmap" draw:fill-image-name="a1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5">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drawing-page" style:name="a1567">
      <style:drawing-page-properties draw:fill="bitmap" draw:fill-image-name="a156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1">
      <style:drawing-page-properties draw:fill="bitmap" draw:fill-image-name="a131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1597">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6">
      <style:drawing-page-properties draw:fill="bitmap" draw:fill-image-name="a121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1">
      <style:drawing-page-properties draw:fill="bitmap" draw:fill-image-name="a14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1">
      <style:drawing-page-properties draw:fill="bitmap" draw:fill-image-name="a11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6">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resentation" style:name="a1104">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1">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drawing-page" style:name="a1363">
      <style:drawing-page-properties draw:fill="bitmap" draw:fill-image-name="a13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1">
      <style:drawing-page-properties draw:fill="bitmap" draw:fill-image-name="a14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5">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drawing-page" style:name="a1122">
      <style:drawing-page-properties draw:fill="bitmap" draw:fill-image-name="a11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drawing-page" style:name="a1264">
      <style:drawing-page-properties draw:fill="bitmap" draw:fill-image-name="a12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2">
      <style:graphic-properties draw:fill="solid" draw:fill-color="#729fcf" draw:opacity="100%" draw:stroke="solid" svg:stroke-width="0.02778in" svg:stroke-color="#3465a4" svg:stroke-opacity="100%"/>
    </style:style>
    <style:style style:family="presentation" style:name="a1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6">
      <style:drawing-page-properties draw:fill="bitmap" draw:fill-image-name="a11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6">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9">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8">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2">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9">
      <style:graphic-properties draw:fill="solid" draw:fill-color="#729fcf" draw:opacity="100%" draw:stroke="solid" svg:stroke-width="0.02778in" svg:stroke-color="#3465a4" svg:stroke-opacity="100%"/>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3">
      <style:drawing-page-properties draw:fill="bitmap" draw:fill-image-name="a117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6">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paragraph" style:name="a1505">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6">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3">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5">
      <style:drawing-page-properties draw:fill="bitmap" draw:fill-image-name="a15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style:tab-stop-distance="1in" fo:margin-left="0.5in" fo:margin-right="0in" fo:text-indent="-0.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fo:line-height="100%" fo:text-align="left" style:tab-stop-distance="1in" fo:margin-left="0.2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0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49">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44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37">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25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17">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33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05">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598">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48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1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8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9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79">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11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6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30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1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5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37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5">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18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5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48">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45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26">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729">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612">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15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2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3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5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2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19">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50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88">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50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72">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498">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51">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579">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654">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46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6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35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6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37">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54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6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27">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24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1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13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2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699">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708">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1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3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9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21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05">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589">
      <text:list-level-style-number text:level="1" style:num-format="1" style:num-suffix=")">
        <style:list-level-properties text:space-before="0in" text:min-label-width="0.25in"/>
        <style:text-properties fo:font-family="Aptos Display" fo:font-size="100%"/>
      </text:list-level-style-number>
      <text:list-level-style-number text:level="2" style:num-format="1" style:num-suffix=")">
        <style:list-level-properties text:space-before="0.5in" text:min-label-width="0.25in"/>
        <style:text-properties fo:font-family="Aptos Display" fo:font-size="100%"/>
      </text:list-level-style-number>
      <text:list-level-style-number text:level="3" style:num-format="1" style:num-suffix=")">
        <style:list-level-properties text:space-before="1in" text:min-label-width="0.25in"/>
        <style:text-properties fo:font-family="Aptos Display" fo:font-size="100%"/>
      </text:list-level-style-number>
      <text:list-level-style-number text:level="4" style:num-format="1" style:num-suffix=")">
        <style:list-level-properties text:space-before="1.5in" text:min-label-width="0.25in"/>
        <style:text-properties fo:font-family="Aptos Display" fo:font-size="100%"/>
      </text:list-level-style-number>
      <text:list-level-style-number text:level="5" style:num-format="1" style:num-suffix=")">
        <style:list-level-properties text:space-before="2in" text:min-label-width="0.25in"/>
        <style:text-properties fo:font-family="Aptos Display" fo:font-size="100%"/>
      </text:list-level-style-number>
      <text:list-level-style-number text:level="6" style:num-format="1" style:num-suffix=")">
        <style:list-level-properties text:space-before="2.5in" text:min-label-width="0.25in"/>
        <style:text-properties fo:font-family="Aptos Display" fo:font-size="100%"/>
      </text:list-level-style-number>
      <text:list-level-style-number text:level="7" style:num-format="1" style:num-suffix=")">
        <style:list-level-properties text:space-before="3in" text:min-label-width="0.25in"/>
        <style:text-properties fo:font-family="Aptos Display" fo:font-size="100%"/>
      </text:list-level-style-number>
      <text:list-level-style-number text:level="8" style:num-format="1" style:num-suffix=")">
        <style:list-level-properties text:space-before="3.5in" text:min-label-width="0.25in"/>
        <style:text-properties fo:font-family="Aptos Display" fo:font-size="100%"/>
      </text:list-level-style-number>
      <text:list-level-style-number text:level="9" style:num-format="1" style:num-suffix=")">
        <style:list-level-properties text:space-before="4in" text:min-label-width="0.25in"/>
        <style:text-properties fo:font-family="Aptos Display" fo:font-size="100%"/>
      </text:list-level-style-number>
    </text:list-style>
    <text:list-style style:name="a128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40">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668">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743">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text:list-style style:name="a136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47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746">
      <text:list-level-style-number text:level="1" style:num-format="1" style:num-suffix=")" text:start-value="11">
        <style:list-level-properties text:space-before="0in" text:min-label-width="0.25in"/>
        <style:text-properties fo:font-family="Aptos Display" fo:font-size="100%"/>
      </text:list-level-style-number>
      <text:list-level-style-number text:level="2" style:num-format="1" style:num-suffix=")" text:start-value="11">
        <style:list-level-properties text:space-before="0.5in" text:min-label-width="0.25in"/>
        <style:text-properties fo:font-family="Aptos Display" fo:font-size="100%"/>
      </text:list-level-style-number>
      <text:list-level-style-number text:level="3" style:num-format="1" style:num-suffix=")" text:start-value="11">
        <style:list-level-properties text:space-before="1in" text:min-label-width="0.25in"/>
        <style:text-properties fo:font-family="Aptos Display" fo:font-size="100%"/>
      </text:list-level-style-number>
      <text:list-level-style-number text:level="4" style:num-format="1" style:num-suffix=")" text:start-value="11">
        <style:list-level-properties text:space-before="1.5in" text:min-label-width="0.25in"/>
        <style:text-properties fo:font-family="Aptos Display" fo:font-size="100%"/>
      </text:list-level-style-number>
      <text:list-level-style-number text:level="5" style:num-format="1" style:num-suffix=")" text:start-value="11">
        <style:list-level-properties text:space-before="2in" text:min-label-width="0.25in"/>
        <style:text-properties fo:font-family="Aptos Display" fo:font-size="100%"/>
      </text:list-level-style-number>
      <text:list-level-style-number text:level="6" style:num-format="1" style:num-suffix=")" text:start-value="11">
        <style:list-level-properties text:space-before="2.5in" text:min-label-width="0.25in"/>
        <style:text-properties fo:font-family="Aptos Display" fo:font-size="100%"/>
      </text:list-level-style-number>
      <text:list-level-style-number text:level="7" style:num-format="1" style:num-suffix=")" text:start-value="11">
        <style:list-level-properties text:space-before="3in" text:min-label-width="0.25in"/>
        <style:text-properties fo:font-family="Aptos Display" fo:font-size="100%"/>
      </text:list-level-style-number>
      <text:list-level-style-number text:level="8" style:num-format="1" style:num-suffix=")" text:start-value="11">
        <style:list-level-properties text:space-before="3.5in" text:min-label-width="0.25in"/>
        <style:text-properties fo:font-family="Aptos Display" fo:font-size="100%"/>
      </text:list-level-style-number>
      <text:list-level-style-number text:level="9" style:num-format="1" style:num-suffix=")" text:start-value="11">
        <style:list-level-properties text:space-before="4in" text:min-label-width="0.25in"/>
        <style:text-properties fo:font-family="Aptos Display" fo:font-size="100%"/>
      </text:list-level-style-number>
    </text:list-style>
  </office:automatic-styles>
  <office:body>
    <office:presentation>
      <draw:page draw:name="page1" draw:style-name="a1087" draw:master-page-name="Master1-Layout7-blank-Vuota" presentation:presentation-page-layout-name="Master1-PPL7" draw:id="Slide-256">
        <draw:frame draw:id="id136" presentation:style-name="a1090" draw:name="Titolo 1" svg:x="2.16535in" svg:y="1.77165in" svg:width="5.43268in" svg:height="1.95394in" presentation:class="title" presentation:placeholder="false">
          <draw:text-box>
            <text:p text:style-name="a1089" text:class-names="" text:cond-style-name=""><text:span text:style-name="a1088" text:class-names="">Paper rewiew</text:span></text:p>
          </draw:text-box>
          <svg:title/>
          <svg:desc/>
        </draw:frame>
        <draw:frame draw:id="id137" presentation:style-name="a1093" draw:name="Sottotitolo 2" svg:x="4.4878in" svg:y="4.05827in" svg:width="5.6689in" svg:height="1.49567in" presentation:class="subtitle" presentation:placeholder="false">
          <draw:text-box>
            <text:p text:style-name="a1092" text:class-names="" text:cond-style-name=""><text:span text:style-name="a1091" text:class-names="">Tree ensemble models for explainable network intrusion detection system.</text:span></text:p>
          </draw:text-box>
          <svg:title/>
          <svg:desc/>
        </draw:frame>
        <presentation:notes draw:style-name="a1099">
          <draw:frame draw:id="id138" draw:style-name="a1096" draw:name="Segnaposto numero diapositiva 6" svg:x="4.67953in" svg:y="11.10827in" svg:width="3.5878in" svg:height="0.58425in">
            <draw:text-box>
              <text:p text:style-name="a1095" text:class-names="" text:cond-style-name=""><text:span text:style-name="a1094" text:class-names=""><text:page-number style:num-format="1" text:fixed="false"/></text:span></text:p>
            </draw:text-box>
            <svg:title/>
            <svg:desc/>
          </draw:frame>
          <draw:page-thumbnail draw:page-number="1" svg:x="1.21007in" svg:y="0.88889in" svg:width="5.84549in" svg:height="4.38368in" presentation:class="page" draw:id="id139" presentation:style-name="a1097" draw:name="Segnaposto immagine diapositiva 1">
            <svg:title/>
            <svg:desc/>
          </draw:page-thumbnail>
          <draw:frame draw:id="id140" presentation:style-name="a1098" draw:name="Segnaposto note 2" svg:x="0.82677in" svg:y="5.55394in" svg:width="6.61378in" svg:height="5.26142in" presentation:class="notes" presentation:placeholder="true">
            <draw:text-box/>
            <svg:title/>
            <svg:desc/>
          </draw:frame>
        </presentation:notes>
      </draw:page>
      <draw:page draw:name="Slide7" draw:style-name="a1101" draw:master-page-name="Master2-Layout2-obj-Titolo-e-contenuto" presentation:presentation-page-layout-name="Master2-PPL2" draw:id="Slide-262">
        <draw:frame draw:id="id141" presentation:style-name="a1104" draw:name="Titolo 1" svg:x="0.55118in" svg:y="0.32953in" svg:width="9.92087in" svg:height="1.38031in" presentation:class="title" presentation:placeholder="false">
          <draw:text-box>
            <text:p text:style-name="a1103" text:class-names="" text:cond-style-name=""><text:span text:style-name="a1102" text:class-names="">Topic addressed</text:span></text:p>
          </draw:text-box>
          <svg:title/>
          <svg:desc/>
        </draw:frame>
        <draw:frame draw:id="id142" presentation:style-name="a1120" draw:name="Segnaposto contenuto 2" svg:x="0.55118in" svg:y="1.93465in" svg:width="9.92087in" svg:height="5.30945in" presentation:class="outline" presentation:placeholder="false">
          <draw:text-box>
            <text:list text:style-name="a1107">
              <text:list-item>
                <text:p text:style-name="a1106" text:class-names="" text:cond-style-name=""><text:span text:style-name="a1105" text:class-names="">Shap as explainability framework</text:span></text:p>
              </text:list-item>
            </text:list>
            <text:list text:style-name="a1110">
              <text:list-item>
                <text:p text:style-name="a1109" text:class-names="" text:cond-style-name=""><text:span text:style-name="a1108" text:class-names="">Datasets used</text:span></text:p>
              </text:list-item>
            </text:list>
            <text:list text:style-name="a1113">
              <text:list-item>
                <text:p text:style-name="a1112" text:class-names="" text:cond-style-name=""><text:span text:style-name="a1111" text:class-names="">Datesets issues</text:span></text:p>
              </text:list-item>
            </text:list>
            <text:list text:style-name="a1116">
              <text:list-item>
                <text:p text:style-name="a1115" text:class-names="" text:cond-style-name=""><text:span text:style-name="a1114" text:class-names="">Frequent bad practices</text:span></text:p>
              </text:list-item>
            </text:list>
            <text:list text:style-name="a1119">
              <text:list-item>
                <text:p text:style-name="a1118" text:class-names="" text:cond-style-name=""><text:span text:style-name="a1117" text:class-names="">Zero day attacks</text:span></text:p>
              </text:list-item>
            </text:list>
          </draw:text-box>
          <svg:title/>
          <svg:desc/>
        </draw:frame>
      </draw:page>
      <draw:page draw:name="page2" draw:style-name="a1122" draw:master-page-name="Master2-Layout7-blank-Vuota" presentation:presentation-page-layout-name="Master2-PPL7" draw:id="Slide-257">
        <draw:frame draw:id="id143" draw:style-name="a1125" draw:name="Segnaposto numero diapositiva 3" svg:x="8.29803in" svg:y="7.93386in" svg:width="2.56811in" svg:height="0.57008in">
          <draw:text-box>
            <text:p text:style-name="a1124" text:class-names="" text:cond-style-name=""><text:span text:style-name="a1123" text:class-names=""><text:page-number style:num-format="1" text:fixed="false"/></text:span></text:p>
          </draw:text-box>
          <svg:title/>
          <svg:desc/>
        </draw:frame>
        <draw:frame draw:id="id144" presentation:style-name="a1128" draw:name="Titolo 1" svg:x="0.55118in" svg:y="0.32953in" svg:width="9.92087in" svg:height="1.38031in" presentation:class="title" presentation:placeholder="false">
          <draw:text-box>
            <text:p text:style-name="a1127" text:class-names="" text:cond-style-name=""><text:span text:style-name="a1126" text:class-names="">SHAP Papers</text:span></text:p>
          </draw:text-box>
          <svg:title/>
          <svg:desc/>
        </draw:frame>
        <draw:frame draw:id="id145" presentation:style-name="a1138" draw:name="Segnaposto testo 2" svg:x="0.5122in" svg:y="2.17087in" svg:width="9.92087in" svg:height="5.30945in" presentation:class="outline" presentation:placeholder="false">
          <draw:text-box>
            <text:list text:style-name="a1131">
              <text:list-item>
                <text:p text:style-name="a1130" text:class-names="" text:cond-style-name=""><text:span text:style-name="a1129" text:class-names=""><text:s text:c="1"/>[1] SHAP library that propose different algorithms to approximate Shapley Values</text:span></text:p>
              </text:list-item>
            </text:list>
            <text:list text:style-name="a1134">
              <text:list-item>
                <text:p text:style-name="a1133" text:class-names="" text:cond-style-name=""><text:span text:style-name="a1132" text:class-names=""><text:s text:c="1"/>Kernel Shap (Lime [2] + Shap) is one of those model-agnostic explainers</text:span></text:p>
              </text:list-item>
            </text:list>
            <text:list text:style-name="a1137">
              <text:list-item>
                <text:p text:style-name="a1136" text:class-names="" text:cond-style-name=""><text:span text:style-name="a1135" text:class-names=""><text:s text:c="1"/>Deep Shap (Deep Lift [3] + Shap) is a model-specific explainer for Deep Learning models</text:span></text:p>
              </text:list-item>
            </text:list>
          </draw:text-box>
          <svg:title/>
          <svg:desc/>
        </draw:frame>
        <presentation:notes draw:style-name="a1144">
          <draw:frame draw:id="id146" draw:style-name="a1141" draw:name="Segnaposto numero diapositiva 6" svg:x="4.67953in" svg:y="11.10827in" svg:width="3.5878in" svg:height="0.58425in">
            <draw:text-box>
              <text:p text:style-name="a1140" text:class-names="" text:cond-style-name=""><text:span text:style-name="a1139" text:class-names=""><text:page-number style:num-format="1" text:fixed="false"/></text:span></text:p>
            </draw:text-box>
            <svg:title/>
            <svg:desc/>
          </draw:frame>
          <draw:page-thumbnail draw:page-number="3" svg:x="1.21007in" svg:y="0.88889in" svg:width="5.84549in" svg:height="4.38368in" presentation:class="page" draw:id="id147" presentation:style-name="a1142" draw:name="Segnaposto immagine diapositiva 1">
            <svg:title/>
            <svg:desc/>
          </draw:page-thumbnail>
          <draw:frame draw:id="id148" presentation:style-name="a1143" draw:name="Segnaposto note 2" svg:x="0.82677in" svg:y="5.55394in" svg:width="6.61378in" svg:height="5.26142in" presentation:class="notes" presentation:placeholder="true">
            <draw:text-box/>
            <svg:title/>
            <svg:desc/>
          </draw:frame>
        </presentation:notes>
      </draw:page>
      <draw:page draw:name="Slide6" draw:style-name="a1146" draw:master-page-name="Master2-Layout7-blank-Vuota" presentation:presentation-page-layout-name="Master2-PPL7" draw:id="Slide-261">
        <draw:frame draw:id="id149" draw:style-name="a1149" draw:name="Segnaposto numero diapositiva 3" svg:x="8.29803in" svg:y="7.93386in" svg:width="2.56811in" svg:height="0.57008in">
          <draw:text-box>
            <text:p text:style-name="a1148" text:class-names="" text:cond-style-name=""><text:span text:style-name="a1147" text:class-names=""><text:page-number style:num-format="1" text:fixed="false"/></text:span></text:p>
          </draw:text-box>
          <svg:title/>
          <svg:desc/>
        </draw:frame>
        <draw:frame draw:id="id150" presentation:style-name="a1152" draw:name="Titolo 1" svg:x="0.55118in" svg:y="0.32953in" svg:width="9.92087in" svg:height="1.38031in" presentation:class="title" presentation:placeholder="false">
          <draw:text-box>
            <text:p text:style-name="a1151" text:class-names="" text:cond-style-name=""><text:span text:style-name="a1150" text:class-names="">SHAP Papers</text:span></text:p>
          </draw:text-box>
          <svg:title/>
          <svg:desc/>
        </draw:frame>
        <draw:frame draw:id="id151" presentation:style-name="a1165" draw:name="Segnaposto testo 2" svg:x="0.5122in" svg:y="2.17087in" svg:width="9.92087in" svg:height="5.30945in" presentation:class="outline" presentation:placeholder="false">
          <draw:text-box>
            <text:list text:style-name="a1155">
              <text:list-item>
                <text:p text:style-name="a1154" text:class-names="" text:cond-style-name=""><text:span text:style-name="a1153" text:class-names=""><text:s text:c="1"/>[4],[5] Talk about the Tree SHAP algorithm</text:span></text:p>
              </text:list-item>
            </text:list>
            <text:list text:style-name="a1158">
              <text:list-item>
                <text:p text:style-name="a1157" text:class-names="" text:cond-style-name=""><text:span text:style-name="a1156" text:class-names=""><text:s text:c="1"/>[6] True to the model vs true to the data</text:span></text:p>
              </text:list-item>
            </text:list>
            <text:list text:style-name="a1161">
              <text:list-item>
                <text:p text:style-name="a1160" text:class-names="" text:cond-style-name=""><text:span text:style-name="a1159" text:class-names=""><text:s text:c="1"/>[7] Fast Tree SHAP a performance improvement over the original Tree SHAP algorithm</text:span></text:p>
              </text:list-item>
            </text:list>
            <text:list text:style-name="a1164">
              <text:list-item>
                <text:p text:style-name="a1163" text:class-names="" text:cond-style-name=""><text:span text:style-name="a1162" text:class-names=""><text:s text:c="1"/>[8] Talk about using SHAP as a feature selection method</text:span></text:p>
              </text:list-item>
            </text:list>
          </draw:text-box>
          <svg:title/>
          <svg:desc/>
        </draw:frame>
        <presentation:notes draw:style-name="a1171">
          <draw:frame draw:id="id152" draw:style-name="a1168" draw:name="Segnaposto numero diapositiva 6" svg:x="4.67953in" svg:y="11.10827in" svg:width="3.5878in" svg:height="0.58425in">
            <draw:text-box>
              <text:p text:style-name="a1167" text:class-names="" text:cond-style-name=""><text:span text:style-name="a1166" text:class-names=""><text:page-number style:num-format="1" text:fixed="false"/></text:span></text:p>
            </draw:text-box>
            <svg:title/>
            <svg:desc/>
          </draw:frame>
          <draw:page-thumbnail draw:page-number="4" svg:x="1.21007in" svg:y="0.88889in" svg:width="5.84549in" svg:height="4.38368in" presentation:class="page" draw:id="id153" presentation:style-name="a1169" draw:name="Segnaposto immagine diapositiva 1">
            <svg:title/>
            <svg:desc/>
          </draw:page-thumbnail>
          <draw:frame draw:id="id154" presentation:style-name="a1170" draw:name="Segnaposto note 2" svg:x="0.82677in" svg:y="5.55394in" svg:width="6.61378in" svg:height="5.26142in" presentation:class="notes" presentation:placeholder="true">
            <draw:text-box/>
            <svg:title/>
            <svg:desc/>
          </draw:frame>
        </presentation:notes>
      </draw:page>
      <draw:page draw:name="Slide9" draw:style-name="a1173" draw:master-page-name="Master2-Layout2-obj-Titolo-e-contenuto" presentation:presentation-page-layout-name="Master2-PPL2" draw:id="Slide-264">
        <draw:frame draw:id="id155" presentation:style-name="a1176" draw:name="Titolo 1" svg:x="0.55118in" svg:y="0.32953in" svg:width="9.92087in" svg:height="1.38031in" presentation:class="title" presentation:placeholder="false">
          <draw:text-box>
            <text:p text:style-name="a1175" text:class-names="" text:cond-style-name=""><text:span text:style-name="a1174" text:class-names="">Dataset</text:span></text:p>
          </draw:text-box>
          <svg:title/>
          <svg:desc/>
        </draw:frame>
        <draw:frame draw:id="id156" presentation:style-name="a1214" draw:name="Segnaposto contenuto 2" svg:x="0.55118in" svg:y="1.93465in" svg:width="9.92087in" svg:height="5.30945in" presentation:class="outline" presentation:placeholder="false">
          <draw:text-box>
            <text:list text:style-name="a1189">
              <text:list-item>
                <text:p text:style-name="a1188" text:class-names="" text:cond-style-name=""><text:span text:style-name="a1177" text:class-names="">[9] CIC-IDS 2017<text:s text:c="1"/></text:span><text:span text:style-name="a1178" text:class-names="">is</text:span><text:span text:style-name="a1179" text:class-names=""><text:s text:c="1"/>the<text:s text:c="1"/></text:span><text:span text:style-name="a1180" text:class-names="">most</text:span><text:span text:style-name="a1181" text:class-names=""><text:s text:c="1"/></text:span><text:span text:style-name="a1182" text:class-names="">popular</text:span><text:span text:style-name="a1183" text:class-names=""><text:s text:c="1"/>of the<text:s text:c="1"/></text:span><text:span text:style-name="a1184" text:class-names="">recent</text:span><text:span text:style-name="a1185" text:class-names=""><text:s text:c="1"/>IDS datasets, with over 3000<text:s text:c="1"/></text:span><text:span text:style-name="a1186" text:class-names="">citations</text:span><text:span text:style-name="a1187" text:class-names=""/></text:p>
              </text:list-item>
            </text:list>
            <text:list text:style-name="a1201">
              <text:list-item>
                <text:p text:style-name="a1200" text:class-names="" text:cond-style-name=""><text:span text:style-name="a1190" text:class-names="">CICFlowMeter</text:span><text:span text:style-name="a1191" text:class-names=""><text:s text:c="1"/>[10]<text:s text:c="1"/></text:span><text:span text:style-name="a1192" text:class-names="">was</text:span><text:span text:style-name="a1193" text:class-names=""><text:s text:c="1"/></text:span><text:span text:style-name="a1194" text:class-names="">used</text:span><text:span text:style-name="a1195" text:class-names=""><text:s text:c="1"/>an open-source tool for<text:s text:c="1"/></text:span><text:span text:style-name="a1196" text:class-names="">creating</text:span><text:span text:style-name="a1197" text:class-names=""><text:s text:c="1"/>flow dataset with<text:s text:c="1"/></text:span><text:span text:style-name="a1198" text:class-names="">raw</text:span><text:span text:style-name="a1199" text:class-names=""><text:s text:c="1"/>data</text:span></text:p>
              </text:list-item>
            </text:list>
            <text:list text:style-name="a1213">
              <text:list-item>
                <text:p text:style-name="a1212" text:class-names="" text:cond-style-name=""><text:span text:style-name="a1202" text:class-names="">They</text:span><text:span text:style-name="a1203" text:class-names=""><text:s text:c="1"/></text:span><text:span text:style-name="a1204" text:class-names="">also</text:span><text:span text:style-name="a1205" text:class-names=""><text:s text:c="1"/></text:span><text:span text:style-name="a1206" text:class-names="">relesed</text:span><text:span text:style-name="a1207" text:class-names=""><text:s text:c="1"/>the<text:s text:c="1"/></text:span><text:span text:style-name="a1208" text:class-names="">raw</text:span><text:span text:style-name="a1209" text:class-names=""><text:s text:c="1"/>data<text:s text:c="1"/></text:span><text:span text:style-name="a1210" text:class-names="">as</text:span><text:span text:style-name="a1211" text:class-names=""><text:s text:c="1"/>pcap files</text:span></text:p>
              </text:list-item>
            </text:list>
          </draw:text-box>
          <svg:title/>
          <svg:desc/>
        </draw:frame>
      </draw:page>
      <draw:page draw:name="Slide10" draw:style-name="a1216" draw:master-page-name="Master2-Layout2-obj-Titolo-e-contenuto" presentation:presentation-page-layout-name="Master2-PPL2" draw:id="Slide-265">
        <draw:frame draw:id="id157" presentation:style-name="a1219" draw:name="Titolo 1" svg:x="0.55118in" svg:y="0.32953in" svg:width="9.92087in" svg:height="1.38031in" presentation:class="title" presentation:placeholder="false">
          <draw:text-box>
            <text:p text:style-name="a1218" text:class-names="" text:cond-style-name=""><text:span text:style-name="a1217" text:class-names="">Dataset</text:span></text:p>
          </draw:text-box>
          <svg:title/>
          <svg:desc/>
        </draw:frame>
        <draw:frame draw:id="id158" presentation:style-name="a1262" draw:name="Segnaposto contenuto 2" svg:x="0.55118in" svg:y="1.93465in" svg:width="9.92087in" svg:height="5.30945in" presentation:class="outline" presentation:placeholder="false">
          <draw:text-box>
            <text:list text:style-name="a1232">
              <text:list-item>
                <text:p text:style-name="a1231" text:class-names="" text:cond-style-name=""><text:span text:style-name="a1220" text:class-names="">[</text:span><text:span text:style-name="a1221" text:class-names="">1</text:span><text:span text:style-name="a1222" text:class-names="">1]</text:span><text:span text:style-name="a1223" text:class-names=""><text:s text:c="1"/></text:span><text:span text:style-name="a1224" text:class-names="">WTMC-2021 dataset fix<text:s text:c="1"/></text:span><text:span text:style-name="a1225" text:class-names="">all</text:span><text:span text:style-name="a1226" text:class-names=""><text:s text:c="1"/>the<text:s text:c="1"/></text:span><text:span text:style-name="a1227" text:class-names="">wrong</text:span><text:span text:style-name="a1228" text:class-names=""><text:s text:c="1"/>labels of CIC-IDS and<text:s text:c="1"/></text:span><text:span text:style-name="a1229" text:class-names="">CICFlowMeter</text:span><text:span text:style-name="a1230" text:class-names=""><text:s text:c="1"/>bugs</text:span></text:p>
              </text:list-item>
            </text:list>
            <text:list text:style-name="a1244">
              <text:list-item>
                <text:p text:style-name="a1243" text:class-names="" text:cond-style-name=""><text:span text:style-name="a1233" text:class-names="">Remove</text:span><text:span text:style-name="a1234" text:class-names=""><text:s text:c="1"/>the<text:s text:c="1"/></text:span><text:span text:style-name="a1235" text:class-names="">timeout</text:span><text:span text:style-name="a1236" text:class-names=""><text:s text:c="1"/></text:span><text:span text:style-name="a1237" text:class-names="">that</text:span><text:span text:style-name="a1238" text:class-names=""><text:s text:c="1"/>cause a flow to be<text:s text:c="1"/></text:span><text:span text:style-name="a1239" text:class-names="">truncated</text:span><text:span text:style-name="a1240" text:class-names=""><text:s text:c="1"/>by<text:s text:c="1"/></text:span><text:span text:style-name="a1241" text:class-names="">adhering</text:span><text:span text:style-name="a1242" text:class-names=""><text:s text:c="1"/>to the TCP standard</text:span></text:p>
              </text:list-item>
            </text:list>
            <text:list text:style-name="a1258">
              <text:list-item>
                <text:p text:style-name="a1257" text:class-names="" text:cond-style-name=""><text:span text:style-name="a1245" text:class-names="">They</text:span><text:span text:style-name="a1246" text:class-names=""><text:s text:c="1"/></text:span><text:span text:style-name="a1247" text:class-names="">provide</text:span><text:span text:style-name="a1248" text:class-names=""><text:s text:c="1"/>160 pages<text:s text:c="1"/></text:span><text:span text:style-name="a1249" text:class-names="">about</text:span><text:span text:style-name="a1250" text:class-names=""><text:s text:c="1"/></text:span><text:span text:style-name="a1251" text:class-names="">how</text:span><text:span text:style-name="a1252" text:class-names=""><text:s text:c="1"/>to make<text:s text:c="1"/></text:span><text:span text:style-name="a1253" text:class-names="">labeling</text:span><text:span text:style-name="a1254" text:class-names=""><text:s text:c="1"/>in the<text:s text:c="1"/></text:span><text:span text:style-name="a1255" text:class-names="">correct</text:span><text:span text:style-name="a1256" text:class-names=""><text:s text:c="1"/>way</text:span></text:p>
              </text:list-item>
            </text:list>
            <text:list text:style-name="a1261">
              <text:list-item>
                <text:p text:style-name="a1260" text:class-names="" text:cond-style-name=""><text:span text:style-name="a1259" text:class-names=""/></text:p>
              </text:list-item>
            </text:list>
          </draw:text-box>
          <svg:title/>
          <svg:desc/>
        </draw:frame>
      </draw:page>
      <draw:page draw:name="Slide11" draw:style-name="a1264" draw:master-page-name="Master2-Layout2-obj-Titolo-e-contenuto" presentation:presentation-page-layout-name="Master2-PPL2" draw:id="Slide-266">
        <draw:frame draw:id="id159" presentation:style-name="a1267" draw:name="Titolo 1" svg:x="0.55118in" svg:y="0.32953in" svg:width="9.92087in" svg:height="1.38031in" presentation:class="title" presentation:placeholder="false">
          <draw:text-box>
            <text:p text:style-name="a1266" text:class-names="" text:cond-style-name=""><text:span text:style-name="a1265" text:class-names="">Dataset</text:span></text:p>
          </draw:text-box>
          <svg:title/>
          <svg:desc/>
        </draw:frame>
        <draw:frame draw:id="id160" presentation:style-name="a1309" draw:name="Segnaposto contenuto 2" svg:x="0.55118in" svg:y="1.93465in" svg:width="9.92087in" svg:height="5.30945in" presentation:class="outline" presentation:placeholder="false">
          <draw:text-box>
            <text:list text:style-name="a1280">
              <text:list-item>
                <text:p text:style-name="a1279" text:class-names="" text:cond-style-name=""><text:span text:style-name="a1268" text:class-names="">[</text:span><text:span text:style-name="a1269" text:class-names="">1</text:span><text:span text:style-name="a1270" text:class-names="">2</text:span><text:span text:style-name="a1271" text:class-names="">]<text:s text:c="1"/></text:span><text:span text:style-name="a1272" text:class-names="">CRiSYS-2022<text:s text:c="1"/></text:span><text:span text:style-name="a1273" text:class-names="">another</text:span><text:span text:style-name="a1274" text:class-names=""><text:s text:c="1"/></text:span><text:span text:style-name="a1275" text:class-names="">improvement</text:span><text:span text:style-name="a1276" text:class-names=""><text:s text:c="1"/>over WTMC-2021 and<text:s text:c="1"/></text:span><text:span text:style-name="a1277" text:class-names="">CICFlowMeter</text:span><text:span text:style-name="a1278" text:class-names=""/></text:p>
              </text:list-item>
            </text:list>
            <text:list text:style-name="a1294">
              <text:list-item>
                <text:p text:style-name="a1293" text:class-names="" text:cond-style-name=""><text:span text:style-name="a1281" text:class-names="">They</text:span><text:span text:style-name="a1282" text:class-names=""><text:s text:c="1"/></text:span><text:span text:style-name="a1283" text:class-names="">add</text:span><text:span text:style-name="a1284" text:class-names=""><text:s text:c="1"/>Port<text:s text:c="1"/></text:span><text:span text:style-name="a1285" text:class-names="">Scan</text:span><text:span text:style-name="a1286" text:class-names=""><text:s text:c="1"/>label<text:s text:c="1"/></text:span><text:span text:style-name="a1287" text:class-names="">which</text:span><text:span text:style-name="a1288" text:class-names=""><text:s text:c="1"/></text:span><text:span text:style-name="a1289" text:class-names="">was</text:span><text:span text:style-name="a1290" text:class-names=""><text:s text:c="1"/></text:span><text:span text:style-name="a1291" text:class-names="">missing</text:span><text:span text:style-name="a1292" text:class-names=""/></text:p>
              </text:list-item>
            </text:list>
            <text:list text:style-name="a1308">
              <text:list-item>
                <text:p text:style-name="a1307" text:class-names="" text:cond-style-name=""><text:span text:style-name="a1295" text:class-names="">They</text:span><text:span text:style-name="a1296" text:class-names=""><text:s text:c="1"/></text:span><text:span text:style-name="a1297" text:class-names="">remove</text:span><text:span text:style-name="a1298" text:class-names=""><text:s text:c="1"/>from the<text:s text:c="1"/></text:span><text:span text:style-name="a1299" text:class-names="">raw</text:span><text:span text:style-name="a1300" text:class-names=""><text:s text:c="1"/>data<text:s text:c="1"/></text:span><text:span text:style-name="a1301" text:class-names="">duplicated</text:span><text:span text:style-name="a1302" text:class-names=""><text:s text:c="1"/></text:span><text:span text:style-name="a1303" text:class-names="">packets</text:span><text:span text:style-name="a1304" text:class-names=""><text:s text:c="1"/>and sort the<text:s text:c="1"/></text:span><text:span text:style-name="a1305" text:class-names="">packets</text:span><text:span text:style-name="a1306" text:class-names=""/></text:p>
              </text:list-item>
            </text:list>
          </draw:text-box>
          <svg:title/>
          <svg:desc/>
        </draw:frame>
      </draw:page>
      <draw:page draw:name="Slide12" draw:style-name="a1311" draw:master-page-name="Master2-Layout2-obj-Titolo-e-contenuto" presentation:presentation-page-layout-name="Master2-PPL2" draw:id="Slide-267">
        <draw:frame draw:id="id161" presentation:style-name="a1314" draw:name="Titolo 1" svg:x="0.55118in" svg:y="0.32953in" svg:width="9.92087in" svg:height="1.38031in" presentation:class="title" presentation:placeholder="false">
          <draw:text-box>
            <text:p text:style-name="a1313" text:class-names="" text:cond-style-name=""><text:span text:style-name="a1312" text:class-names="">Dataset</text:span></text:p>
          </draw:text-box>
          <svg:title/>
          <svg:desc/>
        </draw:frame>
        <draw:frame draw:id="id162" presentation:style-name="a1361" draw:name="Segnaposto contenuto 2" svg:x="0.55118in" svg:y="1.93465in" svg:width="9.92087in" svg:height="5.30945in" presentation:class="outline" presentation:placeholder="false">
          <draw:text-box>
            <text:list text:style-name="a1323">
              <text:list-item>
                <text:p text:style-name="a1322" text:class-names="" text:cond-style-name=""><text:span text:style-name="a1315" text:class-names="">[</text:span><text:span text:style-name="a1316" text:class-names="">1</text:span><text:span text:style-name="a1317" text:class-names="">3]</text:span><text:span text:style-name="a1318" text:class-names=""><text:s text:c="1"/></text:span><text:span text:style-name="a1319" text:class-names="">NFS-2023-nTE and NFS-2023-TE<text:s text:c="1"/></text:span><text:span text:style-name="a1320" text:class-names="">improvement</text:span><text:span text:style-name="a1321" text:class-names=""><text:s text:c="1"/>over CRiSYS-2022</text:span></text:p>
              </text:list-item>
            </text:list>
            <text:list text:style-name="a1338">
              <text:list-item>
                <text:p text:style-name="a1337" text:class-names="" text:cond-style-name=""><text:span text:style-name="a1324" text:class-names="">NFStream</text:span><text:span text:style-name="a1325" text:class-names=""><text:s text:c="1"/>[</text:span><text:span text:style-name="a1326" text:class-names="">1</text:span><text:span text:style-name="a1327" text:class-names="">4</text:span><text:span text:style-name="a1328" text:class-names="">]<text:s text:c="1"/></text:span><text:span text:style-name="a1329" text:class-names="">instead</text:span><text:span text:style-name="a1330" text:class-names=""><text:s text:c="1"/>of<text:s text:c="1"/></text:span><text:span text:style-name="a1331" text:class-names="">CICFlowMeter</text:span><text:span text:style-name="a1332" text:class-names=""><text:s text:c="1"/></text:span><text:span text:style-name="a1333" text:class-names="">because</text:span><text:span text:style-name="a1334" text:class-names=""><text:s text:c="1"/>of<text:s text:c="1"/></text:span><text:span text:style-name="a1335" text:class-names="">miscounted</text:span><text:span text:style-name="a1336" text:class-names=""><text:s text:c="1"/>FIN and RST flags</text:span></text:p>
              </text:list-item>
            </text:list>
            <text:list text:style-name="a1351">
              <text:list-item>
                <text:p text:style-name="a1350" text:class-names="" text:cond-style-name=""><text:span text:style-name="a1339" text:class-names="">NFS-2023-nTE<text:s text:c="1"/></text:span><text:span text:style-name="a1340" text:class-names="">version</text:span><text:span text:style-name="a1341" text:class-names=""><text:s text:c="1"/>with<text:s text:c="1"/></text:span><text:span text:style-name="a1342" text:class-names="">connect</text:span><text:span text:style-name="a1343" text:class-names=""><text:s text:c="1"/></text:span><text:span text:style-name="a1344" text:class-names="">timeout</text:span><text:span text:style-name="a1345" text:class-names=""><text:s text:c="1"/></text:span><text:span text:style-name="a1346" text:class-names="">as</text:span><text:span text:style-name="a1347" text:class-names=""><text:s text:c="1"/>some flow<text:s text:c="1"/></text:span><text:span text:style-name="a1348" text:class-names="">analyzer</text:span><text:span text:style-name="a1349" text:class-names=""><text:s text:c="1"/>do</text:span></text:p>
              </text:list-item>
            </text:list>
            <text:list text:style-name="a1360">
              <text:list-item>
                <text:p text:style-name="a1359" text:class-names="" text:cond-style-name=""><text:span text:style-name="a1352" text:class-names="">NFS-2023-TE<text:s text:c="1"/></text:span><text:span text:style-name="a1353" text:class-names="">version</text:span><text:span text:style-name="a1354" text:class-names=""><text:s text:c="1"/></text:span><text:span text:style-name="a1355" text:class-names="">that</text:span><text:span text:style-name="a1356" text:class-names=""><text:s text:c="1"/></text:span><text:span text:style-name="a1357" text:class-names="">adher</text:span><text:span text:style-name="a1358" text:class-names=""><text:s text:c="1"/>with TCP standard</text:span></text:p>
              </text:list-item>
            </text:list>
          </draw:text-box>
          <svg:title/>
          <svg:desc/>
        </draw:frame>
      </draw:page>
      <draw:page draw:name="Slide13" draw:style-name="a1363" draw:master-page-name="Master2-Layout2-obj-Titolo-e-contenuto" presentation:presentation-page-layout-name="Master2-PPL2" draw:id="Slide-268">
        <draw:frame draw:id="id163" presentation:style-name="a1366" draw:name="Titolo 1" svg:x="0.55118in" svg:y="0.32953in" svg:width="9.92087in" svg:height="1.38031in" presentation:class="title" presentation:placeholder="false">
          <draw:text-box>
            <text:p text:style-name="a1365" text:class-names="" text:cond-style-name=""><text:span text:style-name="a1364" text:class-names="">Dataset</text:span></text:p>
          </draw:text-box>
          <svg:title/>
          <svg:desc/>
        </draw:frame>
        <draw:frame draw:id="id164" presentation:style-name="a1427" draw:name="Segnaposto contenuto 2" svg:x="0.55118in" svg:y="1.93465in" svg:width="9.92087in" svg:height="5.30945in" presentation:class="outline" presentation:placeholder="false">
          <draw:text-box>
            <text:list text:style-name="a1378">
              <text:list-item>
                <text:p text:style-name="a1377" text:class-names="" text:cond-style-name=""><text:span text:style-name="a1367" text:class-names="">[</text:span><text:span text:style-name="a1368" text:class-names="">1</text:span><text:span text:style-name="a1369" text:class-names="">5</text:span><text:span text:style-name="a1370" text:class-names="">]<text:s text:c="1"/></text:span><text:span text:style-name="a1371" text:class-names="">Hikari</text:span><text:span text:style-name="a1372" text:class-names=""><text:s text:c="1"/>2021 the<text:s text:c="1"/></text:span><text:span text:style-name="a1373" text:class-names="">latest</text:span><text:span text:style-name="a1374" text:class-names=""><text:s text:c="1"/>IDS dataset<text:s text:c="1"/></text:span><text:span text:style-name="a1375" text:class-names="">inspired</text:span><text:span text:style-name="a1376" text:class-names=""><text:s text:c="1"/>by CIC-IDS 2017</text:span></text:p>
              </text:list-item>
            </text:list>
            <text:list text:style-name="a1395">
              <text:list-item>
                <text:p text:style-name="a1394" text:class-names="" text:cond-style-name=""><text:span text:style-name="a1379" text:class-names="">Using<text:s text:c="1"/></text:span><text:span text:style-name="a1380" text:class-names="">Zeek</text:span><text:span text:style-name="a1381" text:class-names=""><text:s text:c="1"/></text:span><text:span text:style-name="a1382" text:class-names="">is</text:span><text:span text:style-name="a1383" text:class-names=""><text:s text:c="1"/></text:span><text:span text:style-name="a1384" text:class-names="">not</text:span><text:span text:style-name="a1385" text:class-names=""><text:s text:c="1"/></text:span><text:span text:style-name="a1386" text:class-names="">supposed</text:span><text:span text:style-name="a1387" text:class-names=""><text:s text:c="1"/>to<text:s text:c="1"/></text:span><text:span text:style-name="a1388" text:class-names="">have</text:span><text:span text:style-name="a1389" text:class-names=""><text:s text:c="1"/>the<text:s text:c="1"/></text:span><text:span text:style-name="a1390" text:class-names="">issues</text:span><text:span text:style-name="a1391" text:class-names=""><text:s text:c="1"/>of<text:s text:c="1"/></text:span><text:span text:style-name="a1392" text:class-names="">CICFlowMeter</text:span><text:span text:style-name="a1393" text:class-names=""/></text:p>
              </text:list-item>
            </text:list>
            <text:list text:style-name="a1405">
              <text:list-item>
                <text:p text:style-name="a1404" text:class-names="" text:cond-style-name=""><text:span text:style-name="a1396" text:class-names="">Less</text:span><text:span text:style-name="a1397" text:class-names=""><text:s text:c="1"/></text:span><text:span text:style-name="a1398" text:class-names="">imbalanced</text:span><text:span text:style-name="a1399" text:class-names=""><text:s text:c="1"/></text:span><text:span text:style-name="a1400" text:class-names="">than</text:span><text:span text:style-name="a1401" text:class-names=""><text:s text:c="1"/>CIC-IDS 2017, more up-to-date<text:s text:c="1"/></text:span><text:span text:style-name="a1402" text:class-names="">attacks</text:span><text:span text:style-name="a1403" text:class-names=""/></text:p>
              </text:list-item>
            </text:list>
            <text:list text:style-name="a1423">
              <text:list-item>
                <text:p text:style-name="a1422" text:class-names="" text:cond-style-name=""><text:span text:style-name="a1406" text:class-names="">They</text:span><text:span text:style-name="a1407" text:class-names=""><text:s text:c="1"/>make use<text:s text:c="1"/></text:span><text:span text:style-name="a1408" text:class-names="">only</text:span><text:span text:style-name="a1409" text:class-names=""><text:s text:c="1"/>of<text:s text:c="1"/></text:span><text:span text:style-name="a1410" text:class-names="">cifred</text:span><text:span text:style-name="a1411" text:class-names=""><text:s text:c="1"/></text:span><text:span text:style-name="a1412" text:class-names="">traffic</text:span><text:span text:style-name="a1413" text:class-names=""><text:s text:c="1"/>and<text:s text:c="1"/></text:span><text:span text:style-name="a1414" text:class-names="">they</text:span><text:span text:style-name="a1415" text:class-names=""><text:s text:c="1"/></text:span><text:span text:style-name="a1416" text:class-names="">provide</text:span><text:span text:style-name="a1417" text:class-names=""><text:s text:c="1"/></text:span><text:span text:style-name="a1418" text:class-names="">as</text:span><text:span text:style-name="a1419" text:class-names=""><text:s text:c="1"/></text:span><text:span text:style-name="a1420" text:class-names="">well</text:span><text:span text:style-name="a1421" text:class-names=""><text:s text:c="1"/>pcap files</text:span></text:p>
              </text:list-item>
            </text:list>
            <text:list text:style-name="a1426">
              <text:list-item>
                <text:p text:style-name="a1425" text:class-names="" text:cond-style-name=""><text:span text:style-name="a1424" text:class-names=""/></text:p>
              </text:list-item>
            </text:list>
          </draw:text-box>
          <svg:title/>
          <svg:desc/>
        </draw:frame>
      </draw:page>
      <draw:page draw:name="Slide16" draw:style-name="a1429" draw:master-page-name="Master2-Layout2-obj-Titolo-e-contenuto" presentation:presentation-page-layout-name="Master2-PPL2" draw:id="Slide-271">
        <draw:frame draw:id="id165" presentation:style-name="a1437" draw:name="Titolo 1" svg:x="0.55118in" svg:y="0.32953in" svg:width="9.92087in" svg:height="1.38031in" presentation:class="title" presentation:placeholder="false">
          <draw:text-box>
            <text:p text:style-name="a1436" text:class-names="" text:cond-style-name=""><text:span text:style-name="a1430" text:class-names="">Issues of public datasets<text:s text:c="1"/></text:span><text:span text:style-name="a1431" text:class-names="">[</text:span><text:span text:style-name="a1432" text:class-names="">1</text:span><text:span text:style-name="a1433" text:class-names="">6</text:span><text:span text:style-name="a1434" text:class-names="">]</text:span><text:span text:style-name="a1435" text:class-names=""/></text:p>
          </draw:text-box>
          <svg:title/>
          <svg:desc/>
        </draw:frame>
        <draw:frame draw:id="id166" presentation:style-name="a1466" draw:name="Segnaposto contenuto 2" svg:x="0.55118in" svg:y="1.93465in" svg:width="9.92087in" svg:height="5.30945in" presentation:class="outline" presentation:placeholder="false">
          <draw:text-box>
            <text:list text:style-name="a1445">
              <text:list-item>
                <text:p text:style-name="a1444" text:class-names="" text:cond-style-name=""><text:span text:style-name="a1438" text:class-names="">Simplification</text:span><text:span text:style-name="a1439" text:class-names=""><text:s text:c="1"/>of the data<text:s text:c="1"/></text:span><text:span text:style-name="a1440" text:class-names="">collection</text:span><text:span text:style-name="a1441" text:class-names=""><text:s text:c="1"/></text:span><text:span text:style-name="a1442" text:class-names="">environment</text:span><text:span text:style-name="a1443" text:class-names=""/></text:p>
              </text:list-item>
            </text:list>
            <text:list text:style-name="a1452">
              <text:list-item>
                <text:p text:style-name="a1451" text:class-names="" text:cond-style-name=""><text:span text:style-name="a1446" text:class-names="">Contemporaneity and effectiveness of the attack [</text:span><text:span text:style-name="a1447" text:class-names="">1</text:span><text:span text:style-name="a1448" text:class-names="">7</text:span><text:span text:style-name="a1449" text:class-names="">]</text:span><text:span text:style-name="a1450" text:class-names="">⭐</text:span></text:p>
              </text:list-item>
            </text:list>
            <text:list text:style-name="a1455">
              <text:list-item>
                <text:p text:style-name="a1454" text:class-names="" text:cond-style-name=""><text:span text:style-name="a1453" text:class-names="">Representativeness of the normal baselines</text:span></text:p>
              </text:list-item>
            </text:list>
            <text:list text:style-name="a1459">
              <text:list-item>
                <text:p text:style-name="a1458" text:class-names="" text:cond-style-name=""><text:span text:style-name="a1456" text:class-names="">Bugs of the feature extractor and incorrect ﬂow records<text:s text:c="1"/></text:span><text:span text:style-name="a1457" text:class-names="">⭐ ❤️</text:span></text:p>
              </text:list-item>
            </text:list>
            <text:list text:style-name="a1462">
              <text:list-item>
                <text:p text:style-name="a1461" text:class-names="" text:cond-style-name=""><text:span text:style-name="a1460" text:class-names=""/></text:p>
              </text:list-item>
            </text:list>
            <text:list text:style-name="a1465">
              <text:list-item>
                <text:p text:style-name="a1464" text:class-names="" text:cond-style-name=""><text:span text:style-name="a1463" text:class-names=""/></text:p>
              </text:list-item>
            </text:list>
          </draw:text-box>
          <svg:title/>
          <svg:desc/>
        </draw:frame>
        <draw:frame draw:id="id167" draw:style-name="a1469" draw:name="CasellaDiTesto 6" svg:x="0.73914in" svg:y="7.36202in" svg:width="7.3194in" svg:height="0.40391in">
          <draw:text-box>
            <text:p text:style-name="a1468" text:class-names="" text:cond-style-name=""><text:span text:style-name="a1467" text:class-names="">⭐ Addressed by Hikari ❤️ Addressed by CIC-IDS improvements</text:span></text:p>
          </draw:text-box>
          <svg:title/>
          <svg:desc/>
        </draw:frame>
      </draw:page>
      <draw:page draw:name="Slide17" draw:style-name="a1471" draw:master-page-name="Master2-Layout2-obj-Titolo-e-contenuto" presentation:presentation-page-layout-name="Master2-PPL2" draw:id="Slide-272">
        <draw:frame draw:id="id168" presentation:style-name="a1476" draw:name="Titolo 1" svg:x="0.55118in" svg:y="0.32953in" svg:width="9.92087in" svg:height="1.38031in" presentation:class="title" presentation:placeholder="false">
          <draw:text-box>
            <text:p text:style-name="a1475" text:class-names="" text:cond-style-name=""><text:span text:style-name="a1472" text:class-names="">Issues of public datasets<text:s text:c="1"/></text:span><text:span text:style-name="a1473" text:class-names="">[15]</text:span><text:span text:style-name="a1474" text:class-names=""/></text:p>
          </draw:text-box>
          <svg:title/>
          <svg:desc/>
        </draw:frame>
        <draw:frame draw:id="id169" presentation:style-name="a1486" draw:name="Segnaposto contenuto 2" svg:x="0.55118in" svg:y="1.93465in" svg:width="9.92087in" svg:height="5.30945in" presentation:class="outline" presentation:placeholder="false">
          <draw:text-box>
            <text:list text:style-name="a1479">
              <text:list-item>
                <text:p text:style-name="a1478" text:class-names="" text:cond-style-name=""><text:span text:style-name="a1477" text:class-names="">Data Labeling ⭐ ❤️</text:span></text:p>
              </text:list-item>
            </text:list>
            <text:list text:style-name="a1482">
              <text:list-item>
                <text:p text:style-name="a1481" text:class-names="" text:cond-style-name=""><text:span text:style-name="a1480" text:class-names="">Class imbalance ⭐</text:span></text:p>
              </text:list-item>
            </text:list>
            <text:list text:style-name="a1485">
              <text:list-item>
                <text:p text:style-name="a1484" text:class-names="" text:cond-style-name=""><text:span text:style-name="a1483" text:class-names=""/></text:p>
              </text:list-item>
            </text:list>
          </draw:text-box>
          <svg:title/>
          <svg:desc/>
        </draw:frame>
        <draw:frame draw:id="id170" draw:style-name="a1489" draw:name="CasellaDiTesto 6" svg:x="0.73914in" svg:y="7.36202in" svg:width="7.3194in" svg:height="0.40391in">
          <draw:text-box>
            <text:p text:style-name="a1488" text:class-names="" text:cond-style-name=""><text:span text:style-name="a1487" text:class-names="">⭐ Addressed by Hikari ❤️ Addressed by CIC-IDS improvements</text:span></text:p>
          </draw:text-box>
          <svg:title/>
          <svg:desc/>
        </draw:frame>
      </draw:page>
      <draw:page draw:name="Slide18" draw:style-name="a1491" draw:master-page-name="Master2-Layout2-obj-Titolo-e-contenuto" presentation:presentation-page-layout-name="Master2-PPL2" draw:id="Slide-273">
        <draw:frame draw:id="id171" presentation:style-name="a1495" draw:name="Titolo 1" svg:x="0.55118in" svg:y="0.32953in" svg:width="9.92087in" svg:height="1.38031in" presentation:class="title" presentation:placeholder="false">
          <draw:text-box>
            <text:p text:style-name="a1494" text:class-names="" text:cond-style-name=""><text:span text:style-name="a1492" text:class-names="">Bad practice<text:s text:c="1"/></text:span><text:span text:style-name="a1493" text:class-names="">[15]</text:span></text:p>
          </draw:text-box>
          <svg:title/>
          <svg:desc/>
        </draw:frame>
        <draw:frame draw:id="id172" presentation:style-name="a1513" draw:name="Segnaposto contenuto 2" svg:x="0.55118in" svg:y="1.93465in" svg:width="9.92087in" svg:height="5.30945in" presentation:class="outline" presentation:placeholder="false">
          <draw:text-box>
            <text:list text:style-name="a1498">
              <text:list-item>
                <text:p text:style-name="a1497" text:class-names="" text:cond-style-name=""><text:span text:style-name="a1496" text:class-names="">Attack-revealing features and ease of detection</text:span></text:p>
              </text:list-item>
            </text:list>
            <text:list text:style-name="a1502">
              <text:list-item>
                <text:p text:style-name="a1501" text:class-names="" text:cond-style-name=""><text:span text:style-name="a1499" text:class-names="">Data partitioning</text:span><text:span text:style-name="a1500" text:class-names=""/></text:p>
              </text:list-item>
            </text:list>
            <text:list text:style-name="a1506">
              <text:list-item>
                <text:p text:style-name="a1505" text:class-names="" text:cond-style-name=""><text:span text:style-name="a1503" text:class-names="">Unmotivated complexity</text:span><text:span text:style-name="a1504" text:class-names=""><text:s text:c="1"/>[17]</text:span></text:p>
              </text:list-item>
            </text:list>
            <text:list text:style-name="a1509">
              <text:list-item>
                <text:p text:style-name="a1508" text:class-names="" text:cond-style-name=""><text:span text:style-name="a1507" text:class-names="">Use of the evaluation metrics</text:span></text:p>
              </text:list-item>
            </text:list>
            <text:list text:style-name="a1512">
              <text:list-item>
                <text:p text:style-name="a1511" text:class-names="" text:cond-style-name=""><text:span text:style-name="a1510" text:class-names="">Lack of transferability</text:span></text:p>
              </text:list-item>
            </text:list>
          </draw:text-box>
          <svg:title/>
          <svg:desc/>
        </draw:frame>
      </draw:page>
      <draw:page draw:name="Slide19" draw:style-name="a1515" draw:master-page-name="Master2-Layout2-obj-Titolo-e-contenuto" presentation:presentation-page-layout-name="Master2-PPL2" draw:id="Slide-274">
        <draw:frame draw:id="id173" presentation:style-name="a1525" draw:name="Titolo 1" svg:x="0.55118in" svg:y="0.32953in" svg:width="9.92087in" svg:height="1.38031in" presentation:class="title" presentation:placeholder="false">
          <draw:text-box>
            <text:p text:style-name="a1524" text:class-names="" text:cond-style-name=""><text:span text:style-name="a1516" text:class-names="">Zero day<text:s text:c="1"/></text:span><text:span text:style-name="a1517" text:class-names="">attacks</text:span><text:span text:style-name="a1518" text:class-names=""><text:s text:c="1"/></text:span><text:span text:style-name="a1519" text:class-names="">[</text:span><text:span text:style-name="a1520" text:class-names="">1</text:span><text:span text:style-name="a1521" text:class-names="">8</text:span><text:span text:style-name="a1522" text:class-names="">]</text:span><text:span text:style-name="a1523" text:class-names=""/></text:p>
          </draw:text-box>
          <svg:title/>
          <svg:desc/>
        </draw:frame>
        <draw:frame draw:id="id174" presentation:style-name="a1565" draw:name="Segnaposto contenuto 2" svg:x="0.55118in" svg:y="1.93465in" svg:width="9.92087in" svg:height="5.30945in" presentation:class="outline" presentation:placeholder="false">
          <draw:text-box>
            <text:list text:style-name="a1547">
              <text:list-item>
                <text:p text:style-name="a1546" text:class-names="" text:cond-style-name=""><text:span text:style-name="a1526" text:class-names="">Zero days<text:s text:c="1"/></text:span><text:span text:style-name="a1527" text:class-names="">attacks</text:span><text:span text:style-name="a1528" text:class-names=""><text:s text:c="1"/>are<text:s text:c="1"/></text:span><text:span text:style-name="a1529" text:class-names="">unseen</text:span><text:span text:style-name="a1530" text:class-names=""><text:s text:c="1"/></text:span><text:span text:style-name="a1531" text:class-names="">attacks</text:span><text:span text:style-name="a1532" text:class-names=""><text:s text:c="1"/></text:span><text:span text:style-name="a1533" text:class-names="">which</text:span><text:span text:style-name="a1534" text:class-names=""><text:s text:c="1"/></text:span><text:span text:style-name="a1535" text:class-names="">only</text:span><text:span text:style-name="a1536" text:class-names=""><text:s text:c="1"/>ML<text:s text:c="1"/></text:span><text:span text:style-name="a1537" text:class-names="">NIDS</text:span><text:span text:style-name="a1538" text:class-names=""><text:s text:c="1"/></text:span><text:span text:style-name="a1539" text:class-names="">are</text:span><text:span text:style-name="a1540" text:class-names=""><text:s text:c="1"/></text:span><text:span text:style-name="a1541" text:class-names="">able</text:span><text:span text:style-name="a1542" text:class-names=""><text:s text:c="1"/>to</text:span><text:span text:style-name="a1543" text:class-names=""><text:s text:c="1"/></text:span><text:span text:style-name="a1544" text:class-names="">detect</text:span><text:span text:style-name="a1545" text:class-names=""/></text:p>
              </text:list-item>
            </text:list>
            <text:list text:style-name="a1564">
              <text:list-item>
                <text:p text:style-name="a1563" text:class-names="" text:cond-style-name=""><text:span text:style-name="a1548" text:class-names="">[</text:span><text:span text:style-name="a1549" text:class-names="">1</text:span><text:span text:style-name="a1550" text:class-names="">9</text:span><text:span text:style-name="a1551" text:class-names="">]<text:s text:c="1"/></text:span><text:span text:style-name="a1552" text:class-names="">Using<text:s text:c="1"/></text:span><text:span text:style-name="a1553" text:class-names="">Hikari</text:span><text:span text:style-name="a1554" text:class-names=""><text:s text:c="1"/></text:span><text:span text:style-name="a1555" text:class-names="">they</text:span><text:span text:style-name="a1556" text:class-names=""><text:s text:c="1"/>test<text:s text:c="1"/></text:span><text:span text:style-name="a1557" text:class-names="">how</text:span><text:span text:style-name="a1558" text:class-names=""><text:s text:c="1"/></text:span><text:span text:style-name="a1559" text:class-names="">different</text:span><text:span text:style-name="a1560" text:class-names=""><text:s text:c="1"/>models deal with zero day<text:s text:c="1"/></text:span><text:span text:style-name="a1561" text:class-names="">attacks</text:span><text:span text:style-name="a1562" text:class-names=""/></text:p>
              </text:list-item>
            </text:list>
          </draw:text-box>
          <svg:title/>
          <svg:desc/>
        </draw:frame>
      </draw:page>
      <draw:page draw:name="Slide20" draw:style-name="a1567" draw:master-page-name="Master2-Layout7-blank-Vuota" presentation:presentation-page-layout-name="Master2-PPL7" draw:id="Slide-275">
        <draw:frame draw:id="id175" draw:style-name="a1655" draw:name="Segnaposto contenuto 2" svg:x="0.55118in" svg:y="0.38462in" svg:width="9.92087in" svg:height="6.85948in">
          <draw:text-box>
            <text:list text:style-name="a1572">
              <text:list-item>
                <text:p text:style-name="a1571" text:class-names="" text:cond-style-name=""><text:span text:style-name="a1568" text:class-names="">Lundberg, S. M., &amp; Lee, S. I. (2017). A unified approach to interpreting model predictions. Advances in Neural Information Processing Systems, 2017-Decem, 4766–4775.<text:s text:c="1"/></text:span><text:span text:style-name="a1569" text:class-names=""><text:a xlink:href="https://github.com/slundberg/shap" text:style-name="" text:visited-style-name="">https://github.com/slundberg/shap</text:a></text:span><text:span text:style-name="a1570" text:class-names=""/></text:p>
              </text:list-item>
            </text:list>
            <text:list text:style-name="a1579">
              <text:list-item>
                <text:p text:style-name="a1578" text:class-names="" text:cond-style-name=""><text:span text:style-name="a1573" text:class-names="">Ribeiro, M. T., Singh, S., &amp;<text:s text:c="1"/></text:span><text:span text:style-name="a1574" text:class-names="">Guestrin</text:span><text:span text:style-name="a1575" text:class-names="">, C. (2016). “Why Should I Trust You?” Explaining the Predictions of Any Classifier.<text:s text:c="1"/></text:span><text:span text:style-name="a1576" text:class-names=""><text:a xlink:href="https://doi.org/10.1145/2939672.2939778" text:style-name="" text:visited-style-name="">https://doi.org/10.1145/2939672.2939778</text:a></text:span><text:span text:style-name="a1577" text:class-names=""/></text:p>
              </text:list-item>
            </text:list>
            <text:list text:style-name="a1589">
              <text:list-item>
                <text:p text:style-name="a1588" text:class-names="" text:cond-style-name=""><text:span text:style-name="a1580" text:class-names="">Shrikumar</text:span><text:span text:style-name="a1581" text:class-names="">, A., Greenside, P.,<text:s text:c="1"/></text:span><text:span text:style-name="a1582" text:class-names="">Shcherbina</text:span><text:span text:style-name="a1583" text:class-names="">, A. Y., &amp;<text:s text:c="1"/></text:span><text:span text:style-name="a1584" text:class-names="">Kundaje</text:span><text:span text:style-name="a1585" text:class-names="">, A. (2017). Not Just A Black Box: Learning Important Features Through Propagating Activation Differences.<text:s text:c="1"/></text:span><text:span text:style-name="a1586" text:class-names=""><text:a xlink:href="https://arxiv.org/" text:style-name="" text:visited-style-name="">https://arxiv.org/</text:a></text:span><text:span text:style-name="a1587" text:class-names=""/></text:p>
              </text:list-item>
            </text:list>
            <text:list text:style-name="a1598">
              <text:list-item>
                <text:p text:style-name="a1597" text:class-names="" text:cond-style-name=""><text:span text:style-name="a1590" text:class-names="">Lundberg, S. M.,<text:s text:c="1"/></text:span><text:span text:style-name="a1591" text:class-names="">Erion</text:span><text:span text:style-name="a1592" text:class-names="">, G., Chen, H., DeGrave, A.,<text:s text:c="1"/></text:span><text:span text:style-name="a1593" text:class-names="">Prutkin</text:span><text:span text:style-name="a1594" text:class-names="">, J. M., Nair, B., Katz, R., Himmelfarb, J., Bansal, N., &amp; Lee, S. I. (2020). From local explanations to global understanding with explainable AI for trees. Nature Machine Intelligence, 2(1), 56–67.<text:s text:c="1"/></text:span><text:span text:style-name="a1595" text:class-names=""><text:a xlink:href="https://doi.org/10.1038/s42256-019-0138-9" text:style-name="" text:visited-style-name="">https://doi.org/10.1038/s42256-019-0138-9</text:a></text:span><text:span text:style-name="a1596" text:class-names=""/></text:p>
              </text:list-item>
            </text:list>
            <text:list text:style-name="a1605">
              <text:list-item>
                <text:p text:style-name="a1604" text:class-names="" text:cond-style-name=""><text:span text:style-name="a1599" text:class-names="">Lundberg, S. M.,<text:s text:c="1"/></text:span><text:span text:style-name="a1600" text:class-names="">Erion</text:span><text:span text:style-name="a1601" text:class-names="">, G. G., &amp; Lee, S.-I. (2018). Consistent Individualized Feature Attribution for Tree Ensembles.<text:s text:c="1"/></text:span><text:span text:style-name="a1602" text:class-names=""><text:a xlink:href="http://github.com/slundberg/shap" text:style-name="" text:visited-style-name="">http://github.com/slundberg/shap</text:a></text:span><text:span text:style-name="a1603" text:class-names=""/></text:p>
              </text:list-item>
            </text:list>
            <text:list text:style-name="a1612">
              <text:list-item>
                <text:p text:style-name="a1611" text:class-names="" text:cond-style-name=""><text:span text:style-name="a1606" text:class-names="">Chen, H.,<text:s text:c="1"/></text:span><text:span text:style-name="a1607" text:class-names="">Janizek</text:span><text:span text:style-name="a1608" text:class-names="">, J. D., Lundberg, S., &amp; Lee, S.-I. (2020). True to the Model or True to the Data?<text:s text:c="1"/></text:span><text:span text:style-name="a1609" text:class-names=""><text:a xlink:href="https://github.com/slundberg/shap/blob/" text:style-name="" text:visited-style-name="">https://github.com/slundberg/shap/blob/</text:a></text:span><text:span text:style-name="a1610" text:class-names=""/></text:p>
              </text:list-item>
            </text:list>
            <text:list text:style-name="a1619">
              <text:list-item>
                <text:p text:style-name="a1618" text:class-names="" text:cond-style-name=""><text:span text:style-name="a1613" text:class-names="">Yang, J. (2021). Fast<text:s text:c="1"/></text:span><text:span text:style-name="a1614" text:class-names="">TreeSHAP</text:span><text:span text:style-name="a1615" text:class-names="">: Accelerating SHAP Value Computation for Trees.<text:s text:c="1"/></text:span><text:span text:style-name="a1616" text:class-names=""><text:a xlink:href="http://arxiv.org/abs/2109.09847" text:style-name="" text:visited-style-name="">http://arxiv.org/abs/2109.09847</text:a></text:span><text:span text:style-name="a1617" text:class-names=""/></text:p>
              </text:list-item>
            </text:list>
            <text:list text:style-name="a1627">
              <text:list-item>
                <text:p text:style-name="a1626" text:class-names="" text:cond-style-name=""><text:span text:style-name="a1620" text:class-names="">Marcilio</text:span><text:span text:style-name="a1621" text:class-names="">, W. E., &amp;<text:s text:c="1"/></text:span><text:span text:style-name="a1622" text:class-names="">Eler</text:span><text:span text:style-name="a1623" text:class-names="">, D. M. (2020). From explanations to feature selection: Assessing SHAP values as feature selection mechanism. Proceedings - 2020 33rd SIBGRAPI Conference on Graphics, Patterns and Images, SIBGRAPI 2020, 340–347.<text:s text:c="1"/></text:span><text:span text:style-name="a1624" text:class-names=""><text:a xlink:href="https://doi.org/10.1109/SIBGRAPI51738.2020.00053" text:style-name="" text:visited-style-name="">https://doi.org/10.1109/SIBGRAPI51738.2020.00053</text:a></text:span><text:span text:style-name="a1625" text:class-names=""/></text:p>
              </text:list-item>
            </text:list>
            <text:list text:style-name="a1637">
              <text:list-item>
                <text:p text:style-name="a1636" text:class-names="" text:cond-style-name=""><text:span text:style-name="a1628" text:class-names="">Sharafaldin</text:span><text:span text:style-name="a1629" text:class-names="">, I., Lashkari, A. H., &amp;<text:s text:c="1"/></text:span><text:span text:style-name="a1630" text:class-names="">Ghorbani</text:span><text:span text:style-name="a1631" text:class-names="">, A. A. (2018). Toward generating a new intrusion detection dataset and intrusion traffic characterization. ICISSP 2018 - Proceedings of the 4th International Conference on Information Systems Security and Privacy, 2018-Janua(</text:span><text:span text:style-name="a1632" text:class-names="">Cic</text:span><text:span text:style-name="a1633" text:class-names="">), 108–116.<text:s text:c="1"/></text:span><text:span text:style-name="a1634" text:class-names=""><text:a xlink:href="https://doi.org/10.5220/0006639801080116" text:style-name="" text:visited-style-name="">https://doi.org/10.5220/0006639801080116</text:a></text:span><text:span text:style-name="a1635" text:class-names=""/></text:p>
              </text:list-item>
            </text:list>
            <text:list text:style-name="a1645">
              <text:list-item>
                <text:p text:style-name="a1644" text:class-names="" text:cond-style-name=""><text:span text:style-name="a1638" text:class-names=""><text:s text:c="1"/>Lashkari, A. H., Gil, G. D., Mamun, M. S. I., &amp;<text:s text:c="1"/></text:span><text:span text:style-name="a1639" text:class-names="">Ghorbani</text:span><text:span text:style-name="a1640" text:class-names="">, A. A. (2017). Characterization of tor traffic using<text:s text:c="1"/></text:span><text:span text:style-name="a1641" text:class-names="">time based</text:span><text:span text:style-name="a1642" text:class-names=""><text:s text:c="1"/>features. ICISSP 2017 - Proceedings of the 3rd International Conference on Information Systems Security and Privacy, 2017-Janua, 253–262. https://doi.org/10.5220/0006105602530262</text:span><text:span text:style-name="a1643" text:class-names=""/></text:p>
              </text:list-item>
            </text:list>
            <text:list text:style-name="a1648">
              <text:list-item>
                <text:p text:style-name="a1647" text:class-names="" text:cond-style-name=""><text:span text:style-name="a1646" text:class-names=""/></text:p>
              </text:list-item>
            </text:list>
            <text:list text:style-name="a1651">
              <text:list-item>
                <text:p text:style-name="a1650" text:class-names="" text:cond-style-name=""><text:span text:style-name="a1649" text:class-names=""/></text:p>
              </text:list-item>
            </text:list>
            <text:list text:style-name="a1654">
              <text:list-item>
                <text:p text:style-name="a1653" text:class-names="" text:cond-style-name=""><text:span text:style-name="a1652" text:class-names=""/></text:p>
              </text:list-item>
            </text:list>
          </draw:text-box>
          <svg:title/>
          <svg:desc/>
        </draw:frame>
      </draw:page>
      <draw:page draw:name="Slide21" draw:style-name="a1657" draw:master-page-name="Master2-Layout7-blank-Vuota" presentation:presentation-page-layout-name="Master2-PPL7" draw:id="Slide-276">
        <draw:frame draw:id="id176" draw:style-name="a1750" draw:name="Segnaposto contenuto 2" svg:x="0.55118in" svg:y="0.38462in" svg:width="9.92087in" svg:height="6.85948in">
          <draw:text-box>
            <text:list text:style-name="a1668">
              <text:list-item>
                <text:p text:style-name="a1667" text:class-names="" text:cond-style-name=""><text:span text:style-name="a1658" text:class-names=""><text:s text:c="1"/>Liu, L.,<text:s text:c="1"/></text:span><text:span text:style-name="a1659" text:class-names="">Engelen</text:span><text:span text:style-name="a1660" text:class-names="">, G.,<text:s text:c="1"/></text:span><text:span text:style-name="a1661" text:class-names="">Lynar</text:span><text:span text:style-name="a1662" text:class-names="">, T., Essam, D., &amp;<text:s text:c="1"/></text:span><text:span text:style-name="a1663" text:class-names="">Joosen</text:span><text:span text:style-name="a1664" text:class-names="">, W. (2022). Error Prevalence in NIDS datasets: A Case Study on CIC-IDS-2017 and CSE-CIC-IDS-2018. 2022 IEEE Conference on Communications and Network Security, CNS 2022, 254–263.<text:s text:c="1"/></text:span><text:span text:style-name="a1665" text:class-names=""><text:a xlink:href="https://doi.org/10.1109/CNS56114.2022.9947235" text:style-name="" text:visited-style-name="">https://doi.org/10.1109/CNS56114.2022.9947235</text:a></text:span><text:span text:style-name="a1666" text:class-names=""/></text:p>
              </text:list-item>
            </text:list>
            <text:list text:style-name="a1679">
              <text:list-item>
                <text:p text:style-name="a1678" text:class-names="" text:cond-style-name=""><text:span text:style-name="a1669" text:class-names=""><text:s text:c="1"/>Lanvin, M., Gimenez, P. F., Han, Y.,<text:s text:c="1"/></text:span><text:span text:style-name="a1670" text:class-names="">Majorczyk</text:span><text:span text:style-name="a1671" text:class-names="">, F.,<text:s text:c="1"/></text:span><text:span text:style-name="a1672" text:class-names="">Mé</text:span><text:span text:style-name="a1673" text:class-names="">, L., &amp;<text:s text:c="1"/></text:span><text:span text:style-name="a1674" text:class-names="">Totel</text:span><text:span text:style-name="a1675" text:class-names="">, É. (2023). Errors in the CICIDS2017 Dataset and the Significant Differences in Detection Performances It Makes. Lecture Notes in Computer Science (Including Subseries Lecture Notes in Artificial Intelligence and Lecture Notes in Bioinformatics), 13857 LNCS, 18–33.<text:s text:c="1"/></text:span><text:span text:style-name="a1676" text:class-names=""><text:a xlink:href="https://doi.org/10.1007/978-3-031-31108-6_2" text:style-name="" text:visited-style-name="">https://doi.org/10.1007/978-3-031-31108-6_2</text:a></text:span><text:span text:style-name="a1677" text:class-names=""/></text:p>
              </text:list-item>
            </text:list>
            <text:list text:style-name="a1688">
              <text:list-item>
                <text:p text:style-name="a1687" text:class-names="" text:cond-style-name=""><text:span text:style-name="a1680" text:class-names=""><text:s text:c="1"/></text:span><text:span text:style-name="a1681" text:class-names="">Pekar</text:span><text:span text:style-name="a1682" text:class-names="">, A., &amp;<text:s text:c="1"/></text:span><text:span text:style-name="a1683" text:class-names="">Jozsa</text:span><text:span text:style-name="a1684" text:class-names="">, R. (2024). Evaluating ML-Based Anomaly Detection Across Datasets of Varied Integrity: A Case Study.<text:s text:c="1"/></text:span><text:span text:style-name="a1685" text:class-names=""><text:a xlink:href="https://intrusion-detection.distrinet-research.be/WTMC2021/tools" text:style-name="" text:visited-style-name="">https://intrusion-detection.distrinet-research.be/WTMC2021/tools</text:a></text:span><text:span text:style-name="a1686" text:class-names=""/></text:p>
              </text:list-item>
            </text:list>
            <text:list text:style-name="a1699">
              <text:list-item>
                <text:p text:style-name="a1698" text:class-names="" text:cond-style-name=""><text:span text:style-name="a1689" text:class-names=""><text:s text:c="1"/></text:span><text:span text:style-name="a1690" text:class-names="">Aouini</text:span><text:span text:style-name="a1691" text:class-names="">, Z., &amp;<text:s text:c="1"/></text:span><text:span text:style-name="a1692" text:class-names="">Pekar</text:span><text:span text:style-name="a1693" text:class-names="">, A. (2022).<text:s text:c="1"/></text:span><text:span text:style-name="a1694" text:class-names="">NFStream</text:span><text:span text:style-name="a1695" text:class-names="">: A flexible network data analysis framework. Computer Networks, 204.<text:s text:c="1"/></text:span><text:span text:style-name="a1696" text:class-names=""><text:a xlink:href="https://doi.org/10.1016/j.comnet.2021.108719" text:style-name="" text:visited-style-name="">https://doi.org/10.1016/j.comnet.2021.108719</text:a></text:span><text:span text:style-name="a1697" text:class-names=""/></text:p>
              </text:list-item>
            </text:list>
            <text:list text:style-name="a1708">
              <text:list-item>
                <text:p text:style-name="a1707" text:class-names="" text:cond-style-name=""><text:span text:style-name="a1700" text:class-names=""><text:s text:c="1"/></text:span><text:span text:style-name="a1701" text:class-names="">Ferriyan</text:span><text:span text:style-name="a1702" text:class-names="">, A., Thamrin, A. H., Takeda, K., &amp;<text:s text:c="1"/></text:span><text:span text:style-name="a1703" text:class-names="">Murai</text:span><text:span text:style-name="a1704" text:class-names="">, J. (2021). Generating network intrusion detection dataset based on real and encrypted synthetic attack traffic. Applied Sciences (Switzerland), 11(17).<text:s text:c="1"/></text:span><text:span text:style-name="a1705" text:class-names=""><text:a xlink:href="https://doi.org/10.3390/app11177868" text:style-name="" text:visited-style-name="">https://doi.org/10.3390/app11177868</text:a></text:span><text:span text:style-name="a1706" text:class-names=""/></text:p>
              </text:list-item>
            </text:list>
            <text:list text:style-name="a1717">
              <text:list-item>
                <text:p text:style-name="a1716" text:class-names="" text:cond-style-name=""><text:span text:style-name="a1709" text:class-names=""><text:s text:c="1"/></text:span><text:span text:style-name="a1710" text:class-names="">Catillo</text:span><text:span text:style-name="a1711" text:class-names="">, M., Pecchia, A., &amp;<text:s text:c="1"/></text:span><text:span text:style-name="a1712" text:class-names="">Villano</text:span><text:span text:style-name="a1713" text:class-names="">, U. (2023). Machine Learning on Public Intrusion Datasets: Academic Hype or Concrete Advances in NIDS? Proceedings - 53rd Annual IEEE/IFIP International Conference on Dependable Systems and Networks - Supplemental Volume, DSN-S 2023, 132–136.<text:s text:c="1"/></text:span><text:span text:style-name="a1714" text:class-names=""><text:a xlink:href="https://doi.org/10.1109/DSN-S58398.2023.00038" text:style-name="" text:visited-style-name="">https://doi.org/10.1109/DSN-S58398.2023.00038</text:a></text:span><text:span text:style-name="a1715" text:class-names=""/></text:p>
              </text:list-item>
            </text:list>
            <text:list text:style-name="a1726">
              <text:list-item>
                <text:p text:style-name="a1725" text:class-names="" text:cond-style-name=""><text:span text:style-name="a1718" text:class-names=""><text:s text:c="1"/></text:span><text:span text:style-name="a1719" text:class-names="">Catillo</text:span><text:span text:style-name="a1720" text:class-names="">, M., Pecchia, A., Rak, M., &amp;<text:s text:c="1"/></text:span><text:span text:style-name="a1721" text:class-names="">Villano</text:span><text:span text:style-name="a1722" text:class-names="">, U. (2021). Demystifying the role of public intrusion datasets: A replication study of DoS network traffic data. Computers &amp; Security, 108, 102341.<text:s text:c="1"/></text:span><text:span text:style-name="a1723" text:class-names=""><text:a xlink:href="https://doi.org/10.1016/j.cose.2021.102341" text:style-name="" text:visited-style-name="">https://doi.org/10.1016/j.cose.2021.102341</text:a></text:span><text:span text:style-name="a1724" text:class-names=""/></text:p>
              </text:list-item>
            </text:list>
            <text:list text:style-name="a1729">
              <text:list-item>
                <text:p text:style-name="a1728" text:class-names="" text:cond-style-name=""><text:span text:style-name="a1727" text:class-names=""><text:s text:c="1"/>Ali, S., Rehman, S. U., Imran, A., Adeem, G., Iqbal, Z., &amp; Kim, K. il. (2022). Comparative Evaluation of AI-Based Techniques for Zero-Day Attacks Detection. Electronics (Switzerland), 11(23). https://doi.org/10.3390/electronics11233934</text:span></text:p>
              </text:list-item>
            </text:list>
            <text:list text:style-name="a1737">
              <text:list-item>
                <text:p text:style-name="a1736" text:class-names="" text:cond-style-name=""><text:span text:style-name="a1730" text:class-names=""><text:s text:c="1"/></text:span><text:span text:style-name="a1731" text:class-names="">Kwon, D.,<text:s text:c="1"/></text:span><text:span text:style-name="a1732" text:class-names="">Neagu</text:span><text:span text:style-name="a1733" text:class-names="">, R. M.,<text:s text:c="1"/></text:span><text:span text:style-name="a1734" text:class-names="">Rasakonda</text:span><text:span text:style-name="a1735" text:class-names="">, P., Ryu, J. T., &amp; Kim, J. (2023). Evaluating Unbalanced Network Data for Attack Detection. SNTA 2023 - Proceedings of the 2023 on Systems and Network Telemetry and Analytics, 23–26. https://doi.org/10.1145/3589012.3594898</text:span></text:p>
              </text:list-item>
            </text:list>
            <text:list text:style-name="a1740">
              <text:list-item>
                <text:p text:style-name="a1739" text:class-names="" text:cond-style-name=""><text:span text:style-name="a1738" text:class-names=""/></text:p>
              </text:list-item>
            </text:list>
            <text:list text:style-name="a1743">
              <text:list-item>
                <text:p text:style-name="a1742" text:class-names="" text:cond-style-name=""><text:span text:style-name="a1741" text:class-names=""/></text:p>
              </text:list-item>
            </text:list>
            <text:list text:style-name="a1746">
              <text:list-item>
                <text:p text:style-name="a1745" text:class-names="" text:cond-style-name=""><text:span text:style-name="a1744" text:class-names=""/></text:p>
              </text:list-item>
            </text:list>
            <text:list text:style-name="a1749">
              <text:list-item>
                <text:p text:style-name="a1748" text:class-names="" text:cond-style-name=""><text:span text:style-name="a174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2" style:display-name="Titolo e contenuto">
      <presentation:placeholder presentation:object="title" svg:x="0.31496in" svg:y="1.88976in" svg:width="9.76339in" svg:height="1.95394in"/>
      <presentation:placeholder presentation:object="object" svg:x="4.40984in" svg:y="4.21535in" svg:width="5.6689in" svg:height="1.06024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3" style:display-name="Intestazione sezione">
      <presentation:placeholder presentation:object="title" svg:x="0.75174in" svg:y="2.06076in" svg:width="9.50868in" svg:height="3.43924in"/>
      <presentation:placeholder presentation:object="outline" svg:x="0.75174in" svg:y="5.53299in" svg:width="9.50868in" svg:height="1.80729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4" style:display-name="Due contenuti">
      <presentation:placeholder presentation:object="title" svg:x="0.31496in" svg:y="1.88976in" svg:width="9.76339in" svg:height="1.95394in"/>
      <presentation:placeholder presentation:object="object" svg:x="4.40972in" svg:y="4.21528in" svg:width="2.75in" svg:height="1.06076in"/>
      <presentation:placeholder presentation:object="object" svg:x="7.32639in" svg:y="4.21528in" svg:width="2.75174in" svg:height="1.06076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5" style:display-name="Confronto">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6" style:display-name="Solo titolo">
      <presentation:placeholder presentation:object="title" svg:x="0.31496in" svg:y="1.88976in" svg:width="9.76339in" svg:height="1.95394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7" style:display-name="Vuota">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8" style:display-name="Contenuto con didascalia">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9" style:display-name="Immagine con didascalia">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10" style:display-name="Titolo e testo verticale">
      <presentation:placeholder presentation:object="title" svg:x="0.31496in" svg:y="1.88976in" svg:width="9.76339in" svg:height="1.95394in"/>
      <presentation:placeholder presentation:object="outline" svg:x="4.40984in" svg:y="4.21535in" svg:width="5.6689in" svg:height="1.06024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1-PPL11" style:display-name="Titolo e testo verticale">
      <presentation:placeholder presentation:object="title" svg:x="7.63715in" svg:y="1.89063in" svg:width="2.44097in" svg:height="3.38542in"/>
      <presentation:placeholder presentation:object="outline" svg:x="0.31424in" svg:y="1.89063in" svg:width="7.15625in" svg:height="3.38542in"/>
      <presentation:placeholder presentation:object="date-time" svg:x="0in" svg:y="7.87402in" svg:width="2.56811in" svg:height="0.25512in"/>
      <presentation:placeholder presentation:object="footer" svg:x="3.77008in" svg:y="7.87402in" svg:width="3.49409in" svg:height="0.18858in"/>
      <presentation:placeholder presentation:object="page-number" svg:x="10.15748in" svg:y="7.91339in" svg:width="0.70866in" svg:height="0.31496in"/>
    </style:presentation-page-layout>
    <style:presentation-page-layout style:name="Master2-PPL1" style:display-name="Diapositiva titolo">
      <presentation:placeholder presentation:object="title" svg:x="1.37847in" svg:y="1.35243in" svg:width="8.26736in" svg:height="2.87847in"/>
      <presentation:placeholder presentation:object="subtitle" svg:x="1.37847in" svg:y="4.34201in" svg:width="8.26736in" svg:height="1.99653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2" style:display-name="Titolo e contenuto">
      <presentation:placeholder presentation:object="title" svg:x="0.55118in" svg:y="0.32953in" svg:width="9.92087in" svg:height="1.38031in"/>
      <presentation:placeholder presentation:object="object" svg:x="0.55118in" svg:y="1.93465in" svg:width="9.92087in" svg:height="5.30945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3" style:display-name="Intestazione sezione">
      <presentation:placeholder presentation:object="title" svg:x="0.75174in" svg:y="2.06076in" svg:width="9.50868in" svg:height="3.43924in"/>
      <presentation:placeholder presentation:object="outline" svg:x="0.75174in" svg:y="5.53299in" svg:width="9.50868in" svg:height="1.80729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4" style:display-name="Due contenuti">
      <presentation:placeholder presentation:object="title" svg:x="0.55118in" svg:y="0.32953in" svg:width="9.92087in" svg:height="1.38031in"/>
      <presentation:placeholder presentation:object="object" svg:x="0.55035in" svg:y="1.93403in" svg:width="4.87674in" svg:height="5.31076in"/>
      <presentation:placeholder presentation:object="object" svg:x="5.59375in" svg:y="1.93403in" svg:width="4.87847in" svg:height="5.31076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5" style:display-name="Confronto">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6" style:display-name="Solo titolo">
      <presentation:placeholder presentation:object="title" svg:x="0.55118in" svg:y="0.32953in" svg:width="9.92087in" svg:height="1.38031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7" style:display-name="Vuota">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8" style:display-name="Contenuto con didascalia">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9" style:display-name="Immagine con didascalia">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10" style:display-name="Titolo e testo verticale">
      <presentation:placeholder presentation:object="title" svg:x="0.55118in" svg:y="0.32953in" svg:width="9.92087in" svg:height="1.38031in"/>
      <presentation:placeholder presentation:object="outline" svg:x="0.55118in" svg:y="1.93465in" svg:width="9.92087in" svg:height="5.30945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presentation-page-layout style:name="Master2-PPL11" style:display-name="Titolo e testo verticale">
      <presentation:placeholder presentation:object="title" svg:x="7.99306in" svg:y="0.32986in" svg:width="2.47917in" svg:height="6.91493in"/>
      <presentation:placeholder presentation:object="outline" svg:x="0.55035in" svg:y="0.32986in" svg:width="7.27604in" svg:height="6.91493in"/>
      <presentation:placeholder presentation:object="date-time" svg:x="0.03031in" svg:y="7.95276in" svg:width="2.56811in" svg:height="0.57008in"/>
      <presentation:placeholder presentation:object="footer" svg:x="3.77008in" svg:y="7.95276in" svg:width="3.49409in" svg:height="0.57008in"/>
      <presentation:placeholder presentation:object="page-number" svg:x="8.29803in" svg:y="7.93386in" svg:width="2.56811in" svg:height="0.57008in"/>
    </style:presentation-page-layout>
    <style:style style:family="table-cell" style:name="a1080">
      <style:table-cell-properties/>
    </style:style>
    <style:style style:family="table-cell" style:name="a1081">
      <style:table-cell-properties/>
    </style:style>
    <style:style style:family="table-cell" style:name="a1082">
      <style:table-cell-properties/>
    </style:style>
    <style:style style:family="table-cell" style:name="a1083">
      <style:table-cell-properties/>
    </style:style>
    <style:style style:family="table-cell" style:name="a1079">
      <style:table-cell-properties/>
    </style:style>
    <style:style style:family="table-cell" style:name="a1084">
      <style:table-cell-properties/>
    </style:style>
    <style:style style:family="table-cell" style:name="a1085">
      <style:table-cell-properties/>
    </style:style>
    <style:default-style style:family="graphic">
      <style:graphic-properties draw:fill="solid" draw:fill-color="#156082" draw:opacity="100%" draw:stroke="solid" svg:stroke-width="0.02083in" svg:stroke-color="#042433" svg:stroke-opacity="100%" draw:stroke-linejoin="miter" svg:stroke-linecap="butt"/>
    </style:default-style>
    <draw:fill-image draw:name="a223" xlink:href="media/image1.jpg" xlink:show="embed" xlink:actuate="onLoad"/>
    <draw:fill-image draw:name="a825" xlink:href="media/image2.jpg" xlink:show="embed" xlink:actuate="onLoad"/>
    <draw:fill-image draw:name="a756" xlink:href="media/image2.jpg" xlink:show="embed" xlink:actuate="onLoad"/>
    <draw:fill-image draw:name="a1121" xlink:href="media/image2.jpg" xlink:show="embed" xlink:actuate="onLoad"/>
    <draw:fill-image draw:name="a401" xlink:href="media/image1.jpg" xlink:show="embed" xlink:actuate="onLoad"/>
    <draw:fill-image draw:name="a934" xlink:href="media/image2.jpg" xlink:show="embed" xlink:actuate="onLoad"/>
    <draw:fill-image draw:name="a972" xlink:href="media/image2.jpg" xlink:show="embed" xlink:actuate="onLoad"/>
    <draw:fill-image draw:name="a1656" xlink:href="media/image2.jpg" xlink:show="embed" xlink:actuate="onLoad"/>
    <draw:fill-image draw:name="a1019" xlink:href="media/image2.jpg" xlink:show="embed" xlink:actuate="onLoad"/>
    <draw:fill-image draw:name="a1428" xlink:href="media/image2.jpg" xlink:show="embed" xlink:actuate="onLoad"/>
    <draw:fill-image draw:name="a660" xlink:href="media/image2.jpg" xlink:show="embed" xlink:actuate="onLoad"/>
    <draw:fill-image draw:name="a856" xlink:href="media/image2.jpg" xlink:show="embed" xlink:actuate="onLoad"/>
    <draw:fill-image draw:name="a323" xlink:href="media/image1.jpg" xlink:show="embed" xlink:actuate="onLoad"/>
    <draw:fill-image draw:name="a486" xlink:href="media/image1.jpg" xlink:show="embed" xlink:actuate="onLoad"/>
    <draw:fill-image draw:name="a292" xlink:href="media/image1.jpg" xlink:show="embed" xlink:actuate="onLoad"/>
    <draw:fill-image draw:name="a1490" xlink:href="media/image2.jpg" xlink:show="embed" xlink:actuate="onLoad"/>
    <draw:fill-image draw:name="a1086" xlink:href="media/image1.jpg" xlink:show="embed" xlink:actuate="onLoad"/>
    <draw:fill-image draw:name="a1100" xlink:href="media/image2.jpg" xlink:show="embed" xlink:actuate="onLoad"/>
    <draw:fill-image draw:name="a1263" xlink:href="media/image2.jpg" xlink:show="embed" xlink:actuate="onLoad"/>
    <draw:fill-image draw:name="a580" xlink:href="media/image2.jpg" xlink:show="embed" xlink:actuate="onLoad"/>
    <draw:fill-image draw:name="a0" xlink:href="media/image1.jpg" xlink:show="embed" xlink:actuate="onLoad"/>
    <draw:fill-image draw:name="a1566" xlink:href="media/image2.jpg" xlink:show="embed" xlink:actuate="onLoad"/>
    <draw:fill-image draw:name="a614" xlink:href="media/image2.jpg" xlink:show="embed" xlink:actuate="onLoad"/>
    <draw:fill-image draw:name="a439" xlink:href="media/image1.jpg" xlink:show="embed" xlink:actuate="onLoad"/>
    <draw:fill-image draw:name="a351" xlink:href="media/image1.jpg" xlink:show="embed" xlink:actuate="onLoad"/>
    <draw:fill-image draw:name="a884" xlink:href="media/image2.jpg" xlink:show="embed" xlink:actuate="onLoad"/>
    <draw:fill-image draw:name="a1514" xlink:href="media/image2.jpg" xlink:show="embed" xlink:actuate="onLoad"/>
    <draw:fill-image draw:name="a81" xlink:href="media/image1.jpg" xlink:show="embed" xlink:actuate="onLoad"/>
    <draw:fill-image draw:name="a1145" xlink:href="media/image2.jpg" xlink:show="embed" xlink:actuate="onLoad"/>
    <draw:fill-image draw:name="a1215" xlink:href="media/image2.jpg" xlink:show="embed" xlink:actuate="onLoad"/>
    <draw:fill-image draw:name="a162" xlink:href="media/image1.jpg" xlink:show="embed" xlink:actuate="onLoad"/>
    <draw:fill-image draw:name="a695" xlink:href="media/image2.jpg" xlink:show="embed" xlink:actuate="onLoad"/>
    <draw:fill-image draw:name="a533" xlink:href="media/image2.jpg" xlink:show="embed" xlink:actuate="onLoad"/>
    <draw:fill-image draw:name="a47" xlink:href="media/image1.jpg" xlink:show="embed" xlink:actuate="onLoad"/>
    <draw:fill-image draw:name="a127" xlink:href="media/image1.jpg" xlink:show="embed" xlink:actuate="onLoad"/>
    <draw:fill-image draw:name="a1362" xlink:href="media/image2.jpg" xlink:show="embed" xlink:actuate="onLoad"/>
    <draw:fill-image draw:name="a1470" xlink:href="media/image2.jpg" xlink:show="embed" xlink:actuate="onLoad"/>
    <draw:fill-image draw:name="a1172" xlink:href="media/image2.jpg" xlink:show="embed" xlink:actuate="onLoad"/>
    <draw:fill-image draw:name="a1310" xlink:href="media/image2.jpg" xlink:show="embed" xlink:actuate="onLoad"/>
    <table:table-template table:name="{34E7774A-30A5-4396-A5F3-B04CB70DD27B}">
      <table:first-row table:style-name="a1082" table:paragraph-style-name=""/>
      <table:last-row table:style-name="a1083" table:paragraph-style-name=""/>
      <table:first-column table:style-name="a1084" table:paragraph-style-name=""/>
      <table:last-column table:style-name="a1085" table:paragraph-style-name=""/>
      <table:body table:style-name="a1079" table:paragraph-style-name=""/>
      <table:odd-rows table:style-name="a1081" table:paragraph-style-name=""/>
      <table:odd-columns table:style-name="a1080" table:paragraph-style-name=""/>
    </table:table-templat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2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6">
      <style:graphic-properties draw:fill="none" draw:stroke="non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bitmap" draw:fill-image-name="a1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4">
      <style:drawing-page-properties draw:fill="bitmap" draw:fill-image-name="a3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2">
      <style:drawing-page-properties draw:fill="bitmap" draw:fill-image-name="a40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4">
      <style:graphic-properties draw:fill="none" draw:stroke="none"/>
    </style:style>
    <style:style style:family="paragraph" style:name="a410">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2">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5">
      <style:graphic-properties draw:fill="none" draw:stroke="none"/>
    </style:style>
    <style:style style:family="presentation" style:name="a1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2">
      <style:drawing-page-properties draw:fill="bitmap" draw:fill-image-name="a3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non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bitmap" draw:fill-image-name="a43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3">
      <style:drawing-page-properties draw:fill="bitmap" draw:fill-image-name="a2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4">
      <style:drawing-page-properties draw:fill="bitmap" draw:fill-image-name="a533"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6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7">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5">
      <style:drawing-page-properties draw:fill="bitmap" draw:fill-image-name="a6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draw:fill="none" draw:stroke="none"/>
    </style:style>
    <style:style style:family="paragraph" style:name="a4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8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draw:fill="none" draw:stroke="non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5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1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7">
      <style:drawing-page-properties draw:fill="bitmap" draw:fill-image-name="a4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draw:fill="none" draw:stroke="non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draw:fill="none" draw:stroke="non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29">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8">
      <style:graphic-properties draw:fill="none" draw:stroke="non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draw:fill="none" draw:stroke="none"/>
    </style:style>
    <style:style style:family="paragraph" style:name="a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9">
      <style:graphic-properties draw:fill="none" draw:stroke="non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bitmap" draw:fill-image-name="a5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in" fo:padding-bottom="0in" fo:padding-left="0in" fo:padding-right="0in" draw:textarea-vertical-align="bottom" draw:textarea-horizontal-align="center" draw:fill="solid" draw:fill-color="#ffffff" draw:opacity="50%"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1">
      <style:drawing-page-properties draw:fill="bitmap" draw:fill-image-name="a6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7">
      <style:graphic-properties fo:wrap-option="wrap" fo:padding-top="0in" fo:padding-bottom="0in" fo:padding-left="0in" fo:padding-right="0in" draw:textarea-vertical-align="top" draw:textarea-horizontal-align="center" draw:fill="solid" draw:fill-color="#ffffff" draw:opacity="50%" draw:stroke="none" draw:auto-grow-width="false" draw:auto-grow-height="false" style:shrink-to-fit="true"/>
      <style:paragraph-properties style:font-independent-line-spacing="true" style:writing-mode="lr-tb"/>
    </style:style>
    <style:style style:family="paragraph" style:name="a6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fo:wrap-option="wrap" fo:padding-top="0in" fo:padding-bottom="0in" fo:padding-left="0in" fo:padding-right="0in" draw:textarea-vertical-align="bottom" draw:textarea-horizontal-align="center" draw:fill="solid" draw:fill-color="#ffffff" draw:opacity="50%"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767676"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
      <style:drawing-page-properties draw:fill="bitmap" draw:fill-image-name="a4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resentation" style:name="a8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6">
      <style:drawing-page-properties draw:fill="bitmap" draw:fill-image-name="a8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3">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presentation" style:name="a907">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10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draw:fill="none" draw:stroke="non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5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draw:fill="none" draw:stroke="none"/>
    </style:style>
    <style:style style:family="presentation" style:name="a6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draw:fill="none" draw:stroke="non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57">
      <style:drawing-page-properties draw:fill="bitmap" draw:fill-image-name="a7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draw:fill="none" draw:stroke="none"/>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7">
      <style:graphic-properties draw:fill="none" draw:stroke="none"/>
    </style:style>
    <style:style style:family="paragraph" style:name="a10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
      <style:graphic-properties draw:fill="none" draw:stroke="non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0">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in" fo:padding-bottom="0in" fo:padding-left="0in" fo:padding-right="0in" draw:textarea-vertical-align="bottom"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0">
      <style:drawing-page-properties draw:fill="bitmap" draw:fill-image-name="a10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tb-rl"/>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6">
      <style:drawing-page-properties draw:fill="bitmap" draw:fill-image-name="a6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presentation" style:name="a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9">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resentation" style:name="a9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7">
      <style:drawing-page-properties draw:fill="bitmap" draw:fill-image-name="a8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5">
      <style:drawing-page-properties draw:fill="bitmap" draw:fill-image-name="a9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in" fo:padding-bottom="0in" fo:padding-left="0in" fo:padding-right="0in" draw:textarea-vertical-align="bottom" draw:textarea-horizontal-align="center" draw:fill="solid" draw:fill-color="#ffffff" draw:opacity="50%" draw:stroke="none" draw:auto-grow-width="false" draw:auto-grow-height="false"/>
      <style:paragraph-properties style:font-independent-line-spacing="true" style:writing-mode="lr-tb"/>
    </style:style>
    <style:style style:family="paragraph" style:name="a10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top" draw:textarea-horizontal-align="right" draw:fill="solid" draw:fill-color="#ffffff" draw:opacity="50%" draw:stroke="none" draw:auto-grow-width="false" draw:auto-grow-height="false" style:shrink-to-fit="true"/>
      <style:paragraph-properties style:font-independent-line-spacing="true" style:writing-mode="tb-rl"/>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
      <style:drawing-page-properties draw:fill="bitmap" draw:fill-image-name="a8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bottom"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8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draw:fill="none" draw:stroke="none"/>
    </style:style>
    <style:style style:family="paragraph" style:name="a94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9">
      <style:graphic-properties draw:fill="none" draw:stroke="non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8">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9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5">
      <style:graphic-properties draw:fill="none" draw:stroke="non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5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5">
      <style:drawing-page-properties draw:fill="bitmap" draw:fill-image-name="a8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in" fo:padding-bottom="0in" fo:padding-left="0in" fo:padding-right="0in" draw:textarea-vertical-align="bottom" draw:textarea-horizontal-align="center" draw:fill="solid" draw:fill-color="#ffffff" draw:opacity="50%" draw:stroke="none" draw:auto-grow-width="false" draw:auto-grow-height="false"/>
      <style:paragraph-properties style:font-independent-line-spacing="true" style:writing-mode="lr-tb"/>
    </style:style>
    <style:style style:family="presentation" style:name="a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9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3">
      <style:drawing-page-properties draw:fill="bitmap" draw:fill-image-name="a97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middle" draw:textarea-horizontal-align="center" draw:fill="solid" draw:fill-color="#ffffff" draw:opacity="50%"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top" draw:textarea-horizontal-align="right" draw:fill="solid" draw:fill-color="#ffffff" draw:opacity="50%" draw:stroke="none" draw:auto-grow-width="false" draw:auto-grow-height="false" style:shrink-to-fit="true"/>
      <style:paragraph-properties style:font-independent-line-spacing="true" style:writing-mode="tb-rl"/>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
      <style:graphic-properties draw:fill="none" draw:stroke="non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
      <style:drawing-page-properties draw:fill="bitmap" draw:fill-image-name="a1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draw:fill="none" draw:stroke="non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767676"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righ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
      <style:graphic-properties draw:fill="none" draw:stroke="none"/>
    </style:style>
    <style:style style:family="drawing-page" style:name="a2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4">
      <style:drawing-page-properties draw:fill="bitmap" draw:fill-image-name="a2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ans" style:font-family-asian="Cantarell" style:font-family-complex="Noto Sans"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Nature_Illustration" style:page-layout-name="pageLayout1" draw:style-name="a1">
      <draw:frame draw:id="id0" presentation:style-name="a4" draw:name="Segnaposto titolo 1" svg:x="0.31496in" svg:y="1.88976in" svg:width="9.76339in" svg:height="1.95394in" presentation:class="title" presentation:placeholder="false">
        <draw:text-box>
          <text:p text:style-name="a3" text:class-names="" text:cond-style-name=""><text:span text:style-name="a2" text:class-names=""/></text:p>
        </draw:text-box>
        <svg:title/>
        <svg:desc/>
      </draw:frame>
      <draw:frame draw:id="id1" presentation:style-name="a20" draw:name="Segnaposto testo 2" svg:x="4.40984in" svg:y="4.21535in" svg:width="5.6689in" svg:height="1.06024in" presentation:class="outline" presentation:placeholder="false">
        <draw:text-box>
          <text:list text:style-name="a7">
            <text:list-item>
              <text:p text:style-name="a6" text:class-names="" text:cond-style-name=""><text:span text:style-name="a5" text:class-names="">Fare clic per modificare gli stili del testo dello schema</text:span></text:p>
            </text:list-item>
          </text:list>
          <text:list text:style-name="a10">
            <text:list-item>
              <text:list text:style-name="a10">
                <text:list-item>
                  <text:p text:style-name="a9" text:class-names="" text:cond-style-name=""><text:span text:style-name="a8" text:class-names="">Secondo livello</text:span></text:p>
                </text:list-item>
              </text:list>
            </text:list-item>
          </text:list>
          <text:list text:style-name="a13">
            <text:list-item>
              <text:list text:style-name="a13">
                <text:list-item>
                  <text:list text:style-name="a13">
                    <text:list-item>
                      <text:p text:style-name="a12" text:class-names="" text:cond-style-name=""><text:span text:style-name="a11" text:class-names="">Terzo livell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livello</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Quinto livello</text:span></text:p>
                            </text:list-item>
                          </text:list>
                        </text:list-item>
                      </text:list>
                    </text:list-item>
                  </text:list>
                </text:list-item>
              </text:list>
            </text:list-item>
          </text:list>
        </draw:text-box>
        <svg:title/>
        <svg:desc/>
      </draw:frame>
      <draw:frame draw:id="id2" presentation:style-name="a23" draw:name="Segnaposto data 3" svg:x="0in" svg:y="7.87402in" svg:width="2.56811in" svg:height="0.25512in" presentation:class="date-time" presentation:placeholder="false">
        <draw:text-box>
          <text:p text:style-name="a22" text:class-names="" text:cond-style-name=""><text:span text:style-name="a21" text:class-names=""/></text:p>
        </draw:text-box>
        <svg:title/>
        <svg:desc/>
      </draw:frame>
      <draw:frame draw:id="id3" presentation:style-name="a26" draw:name="Segnaposto piè di pagina 4" svg:x="3.77008in" svg:y="7.87402in" svg:width="3.49409in" svg:height="0.18858in" presentation:class="footer" presentation:placeholder="false">
        <draw:text-box>
          <text:p text:style-name="a25" text:class-names="" text:cond-style-name=""><text:span text:style-name="a24" text:class-names=""/></text:p>
        </draw:text-box>
        <svg:title/>
        <svg:desc/>
      </draw:frame>
      <draw:frame draw:id="id4" presentation:style-name="a29" draw:name="Segnaposto numero diapositiva 5" svg:x="10.15748in" svg:y="7.91339in" svg:width="0.70866in" svg:height="0.31496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21063in" svg:y="0.88858in" svg:width="5.84567in" svg:height="4.38425in" presentation:class="page" draw:id="id5" presentation:style-name="a30" draw:name="Segnaposto immagine diapositiva 1">
          <svg:title/>
          <svg:desc/>
        </draw:page-thumbnail>
        <draw:frame draw:id="id6" presentation:style-name="a33" draw:name="Segnaposto note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Segnaposto intestazione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Segnaposto data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Segnaposto piè di pagina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egnaposto numero diapositiva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Diapositiva-titolo" style:page-layout-name="pageLayout1" draw:style-name="a48">
      <draw:frame draw:id="id11" presentation:style-name="a51" draw:name="Titolo 1" svg:x="1.37847in" svg:y="1.35243in" svg:width="8.26736in" svg:height="2.87847in" presentation:class="title" presentation:placeholder="false">
        <draw:text-box>
          <text:p text:style-name="a50" text:class-names="" text:cond-style-name=""><text:span text:style-name="a49" text:class-names="">Fare clic per modificare lo stile del titolo dello schema</text:span></text:p>
        </draw:text-box>
        <svg:title/>
        <svg:desc/>
      </draw:frame>
      <draw:frame draw:id="id12" presentation:style-name="a54" draw:name="Sottotitolo 2" svg:x="1.37847in" svg:y="4.34201in" svg:width="8.26736in" svg:height="1.99653in" presentation:class="subtitle" presentation:placeholder="false">
        <draw:text-box>
          <text:p text:style-name="a53" text:class-names="" text:cond-style-name=""><text:span text:style-name="a52" text:class-names="">Fare clic per modificare lo stile del sottotitolo dello schema</text:span></text:p>
        </draw:text-box>
        <svg:title/>
        <svg:desc/>
      </draw:frame>
      <draw:frame draw:id="id13" presentation:style-name="a57" draw:name="Segnaposto data 3" svg:x="0in" svg:y="7.87402in" svg:width="2.56811in" svg:height="0.25512in" presentation:class="date-time" presentation:placeholder="false">
        <draw:text-box>
          <text:p text:style-name="a56" text:class-names="" text:cond-style-name=""><text:span text:style-name="a55" text:class-names=""/></text:p>
        </draw:text-box>
        <svg:title/>
        <svg:desc/>
      </draw:frame>
      <draw:frame draw:id="id14" presentation:style-name="a60" draw:name="Segnaposto piè di pagina 4" svg:x="3.77008in" svg:y="7.87402in" svg:width="3.49409in" svg:height="0.18858in" presentation:class="footer" presentation:placeholder="false">
        <draw:text-box>
          <text:p text:style-name="a59" text:class-names="" text:cond-style-name=""><text:span text:style-name="a58" text:class-names=""/></text:p>
        </draw:text-box>
        <svg:title/>
        <svg:desc/>
      </draw:frame>
      <draw:frame draw:id="id15" presentation:style-name="a63" draw:name="Segnaposto numero diapositiva 5" svg:x="10.15748in" svg:y="7.91339in" svg:width="0.70866in" svg:height="0.31496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1.21063in" svg:y="0.88858in" svg:width="5.84567in" svg:height="4.38425in" presentation:class="page" draw:id="id5" presentation:style-name="a64" draw:name="Segnaposto immagine diapositiva 1">
          <svg:title/>
          <svg:desc/>
        </draw:page-thumbnail>
        <draw:frame draw:id="id6" presentation:style-name="a67" draw:name="Segnaposto note 2" svg:x="0.82677in" svg:y="5.55394in" svg:width="6.61378in" svg:height="5.26142in" presentation:class="notes" presentation:placeholder="false">
          <draw:text-box>
            <text:p text:style-name="a66" text:class-names="" text:cond-style-name=""><text:span text:style-name="a65" text:class-names=""/></text:p>
          </draw:text-box>
          <svg:title/>
          <svg:desc/>
        </draw:frame>
        <draw:frame draw:id="id7" presentation:style-name="a70" draw:name="Segnaposto intestazione 3" svg:x="0in" svg:y="0in" svg:width="3.5878in" svg:height="0.58425in" presentation:class="header" presentation:placeholder="false">
          <draw:text-box>
            <text:p text:style-name="a69" text:class-names="" text:cond-style-name=""><text:span text:style-name="a68" text:class-names=""/></text:p>
          </draw:text-box>
          <svg:title/>
          <svg:desc/>
        </draw:frame>
        <draw:frame draw:id="id8" presentation:style-name="a73" draw:name="Segnaposto data 4" svg:x="4.67953in" svg:y="0in" svg:width="3.5878in" svg:height="0.58425in" presentation:class="date-time" presentation:placeholder="false">
          <draw:text-box>
            <text:p text:style-name="a72" text:class-names="" text:cond-style-name=""><text:span text:style-name="a71" text:class-names=""/></text:p>
          </draw:text-box>
          <svg:title/>
          <svg:desc/>
        </draw:frame>
        <draw:frame draw:id="id9" presentation:style-name="a76" draw:name="Segnaposto piè di pagina 5" svg:x="0in" svg:y="11.10827in" svg:width="3.5878in" svg:height="0.58425in" presentation:class="footer" presentation:placeholder="false">
          <draw:text-box>
            <text:p text:style-name="a75" text:class-names="" text:cond-style-name=""><text:span text:style-name="a74" text:class-names=""/></text:p>
          </draw:text-box>
          <svg:title/>
          <svg:desc/>
        </draw:frame>
        <draw:frame draw:id="id10" presentation:style-name="a79" draw:name="Segnaposto numero diapositiva 6" svg:x="4.67953in" svg:y="11.10827in" svg:width="3.5878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olo-e-contenuto" style:page-layout-name="pageLayout1" draw:style-name="a82">
      <draw:frame draw:id="id16" presentation:style-name="a85" draw:name="Titolo 1" svg:x="0.31496in" svg:y="1.88976in" svg:width="9.76339in" svg:height="1.95394in" presentation:class="title" presentation:placeholder="false">
        <draw:text-box>
          <text:p text:style-name="a84" text:class-names="" text:cond-style-name=""><text:span text:style-name="a83" text:class-names="">Fare clic per modificare lo stile del titolo dello schema</text:span></text:p>
        </draw:text-box>
        <svg:title/>
        <svg:desc/>
      </draw:frame>
      <draw:frame draw:id="id17" presentation:style-name="a100" draw:name="Segnaposto contenuto 2" svg:x="4.40984in" svg:y="4.21535in" svg:width="5.6689in" svg:height="1.06024in" presentation:class="object" presentation:placeholder="false">
        <draw:text-box>
          <text:p text:style-name="a87" text:class-names="" text:cond-style-name=""><text:span text:style-name="a86" text:class-names="">Fare clic per modificare gli stili del testo dello schema</text:span></text:p>
          <text:list text:style-name="a90">
            <text:list-item>
              <text:list text:style-name="a90">
                <text:list-item>
                  <text:p text:style-name="a89" text:class-names="" text:cond-style-name=""><text:span text:style-name="a88" text:class-names="">Secondo livello</text:span></text:p>
                </text:list-item>
              </text:list>
            </text:list-item>
          </text:list>
          <text:list text:style-name="a93">
            <text:list-item>
              <text:list text:style-name="a93">
                <text:list-item>
                  <text:list text:style-name="a93">
                    <text:list-item>
                      <text:p text:style-name="a92" text:class-names="" text:cond-style-name=""><text:span text:style-name="a91" text:class-names="">Terzo livello</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Quarto livello</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Quinto livello</text:span></text:p>
                            </text:list-item>
                          </text:list>
                        </text:list-item>
                      </text:list>
                    </text:list-item>
                  </text:list>
                </text:list-item>
              </text:list>
            </text:list-item>
          </text:list>
        </draw:text-box>
        <svg:title/>
        <svg:desc/>
      </draw:frame>
      <draw:frame draw:id="id18" presentation:style-name="a103" draw:name="Segnaposto data 3" svg:x="0in" svg:y="7.87402in" svg:width="2.56811in" svg:height="0.25512in" presentation:class="date-time" presentation:placeholder="false">
        <draw:text-box>
          <text:p text:style-name="a102" text:class-names="" text:cond-style-name=""><text:span text:style-name="a101" text:class-names=""/></text:p>
        </draw:text-box>
        <svg:title/>
        <svg:desc/>
      </draw:frame>
      <draw:frame draw:id="id19" presentation:style-name="a106" draw:name="Segnaposto piè di pagina 4" svg:x="3.77008in" svg:y="7.87402in" svg:width="3.49409in" svg:height="0.18858in" presentation:class="footer" presentation:placeholder="false">
        <draw:text-box>
          <text:p text:style-name="a105" text:class-names="" text:cond-style-name=""><text:span text:style-name="a104" text:class-names=""/></text:p>
        </draw:text-box>
        <svg:title/>
        <svg:desc/>
      </draw:frame>
      <draw:frame draw:id="id20" presentation:style-name="a109" draw:name="Segnaposto numero diapositiva 5" svg:x="10.15748in" svg:y="7.91339in" svg:width="0.70866in" svg:height="0.31496in" presentation:class="page-number" presentation:placeholder="false">
        <draw:text-box>
          <text:p text:style-name="a108" text:class-names="" text:cond-style-name=""><text:span text:style-name="a107" text:class-names=""><text:page-number style:num-format="1" text:fixed="false"/></text:span></text:p>
        </draw:text-box>
        <svg:title/>
        <svg:desc/>
      </draw:frame>
      <presentation:notes style:page-layout-name="pageLayout2" draw:style-name="a126">
        <draw:page-thumbnail svg:x="1.21063in" svg:y="0.88858in" svg:width="5.84567in" svg:height="4.38425in" presentation:class="page" draw:id="id5" presentation:style-name="a110" draw:name="Segnaposto immagine diapositiva 1">
          <svg:title/>
          <svg:desc/>
        </draw:page-thumbnail>
        <draw:frame draw:id="id6" presentation:style-name="a113" draw:name="Segnaposto note 2" svg:x="0.82677in" svg:y="5.55394in" svg:width="6.61378in" svg:height="5.26142in" presentation:class="notes" presentation:placeholder="false">
          <draw:text-box>
            <text:p text:style-name="a112" text:class-names="" text:cond-style-name=""><text:span text:style-name="a111" text:class-names=""/></text:p>
          </draw:text-box>
          <svg:title/>
          <svg:desc/>
        </draw:frame>
        <draw:frame draw:id="id7" presentation:style-name="a116" draw:name="Segnaposto intestazione 3" svg:x="0in" svg:y="0in" svg:width="3.5878in" svg:height="0.58425in" presentation:class="header" presentation:placeholder="false">
          <draw:text-box>
            <text:p text:style-name="a115" text:class-names="" text:cond-style-name=""><text:span text:style-name="a114" text:class-names=""/></text:p>
          </draw:text-box>
          <svg:title/>
          <svg:desc/>
        </draw:frame>
        <draw:frame draw:id="id8" presentation:style-name="a119" draw:name="Segnaposto data 4" svg:x="4.67953in" svg:y="0in" svg:width="3.5878in" svg:height="0.58425in" presentation:class="date-time" presentation:placeholder="false">
          <draw:text-box>
            <text:p text:style-name="a118" text:class-names="" text:cond-style-name=""><text:span text:style-name="a117" text:class-names=""/></text:p>
          </draw:text-box>
          <svg:title/>
          <svg:desc/>
        </draw:frame>
        <draw:frame draw:id="id9" presentation:style-name="a122" draw:name="Segnaposto piè di pagina 5" svg:x="0in" svg:y="11.10827in" svg:width="3.5878in" svg:height="0.58425in" presentation:class="footer" presentation:placeholder="false">
          <draw:text-box>
            <text:p text:style-name="a121" text:class-names="" text:cond-style-name=""><text:span text:style-name="a120" text:class-names=""/></text:p>
          </draw:text-box>
          <svg:title/>
          <svg:desc/>
        </draw:frame>
        <draw:frame draw:id="id10" presentation:style-name="a125" draw:name="Segnaposto numero diapositiva 6" svg:x="4.67953in" svg:y="11.10827in" svg:width="3.5878in" svg:height="0.58425in" presentation:class="page-number" presentation:placeholder="false">
          <draw:text-box>
            <text:p text:style-name="a124" text:class-names="" text:cond-style-name=""><text:span text:style-name="a123" text:class-names=""><text:page-number style:num-format="1" text:fixed="false"/></text:span></text:p>
          </draw:text-box>
          <svg:title/>
          <svg:desc/>
        </draw:frame>
      </presentation:notes>
    </style:master-page>
    <style:master-page style:name="Master1-Layout3-secHead-Intestazione-sezione" style:page-layout-name="pageLayout1" draw:style-name="a128">
      <draw:frame draw:id="id21" presentation:style-name="a131" draw:name="Titolo 1" svg:x="0.75174in" svg:y="2.06076in" svg:width="9.50868in" svg:height="3.43924in" presentation:class="title" presentation:placeholder="false">
        <draw:text-box>
          <text:p text:style-name="a130" text:class-names="" text:cond-style-name=""><text:span text:style-name="a129" text:class-names="">Fare clic per modificare lo stile del titolo dello schema</text:span></text:p>
        </draw:text-box>
        <svg:title/>
        <svg:desc/>
      </draw:frame>
      <draw:frame draw:id="id22" presentation:style-name="a135" draw:name="Segnaposto testo 2" svg:x="0.75174in" svg:y="5.53299in" svg:width="9.50868in" svg:height="1.80729in" presentation:class="outline" presentation:placeholder="false">
        <draw:text-box>
          <text:list text:style-name="a134">
            <text:list-item>
              <text:p text:style-name="a133" text:class-names="" text:cond-style-name=""><text:span text:style-name="a132" text:class-names="">Fare clic per modificare gli stili del testo dello schema</text:span></text:p>
            </text:list-item>
          </text:list>
        </draw:text-box>
        <svg:title/>
        <svg:desc/>
      </draw:frame>
      <draw:frame draw:id="id23" presentation:style-name="a138" draw:name="Segnaposto data 3" svg:x="0in" svg:y="7.87402in" svg:width="2.56811in" svg:height="0.25512in" presentation:class="date-time" presentation:placeholder="false">
        <draw:text-box>
          <text:p text:style-name="a137" text:class-names="" text:cond-style-name=""><text:span text:style-name="a136" text:class-names=""/></text:p>
        </draw:text-box>
        <svg:title/>
        <svg:desc/>
      </draw:frame>
      <draw:frame draw:id="id24" presentation:style-name="a141" draw:name="Segnaposto piè di pagina 4" svg:x="3.77008in" svg:y="7.87402in" svg:width="3.49409in" svg:height="0.18858in" presentation:class="footer" presentation:placeholder="false">
        <draw:text-box>
          <text:p text:style-name="a140" text:class-names="" text:cond-style-name=""><text:span text:style-name="a139" text:class-names=""/></text:p>
        </draw:text-box>
        <svg:title/>
        <svg:desc/>
      </draw:frame>
      <draw:frame draw:id="id25" presentation:style-name="a144" draw:name="Segnaposto numero diapositiva 5" svg:x="10.15748in" svg:y="7.91339in" svg:width="0.70866in" svg:height="0.31496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61">
        <draw:page-thumbnail svg:x="1.21063in" svg:y="0.88858in" svg:width="5.84567in" svg:height="4.38425in" presentation:class="page" draw:id="id5" presentation:style-name="a145" draw:name="Segnaposto immagine diapositiva 1">
          <svg:title/>
          <svg:desc/>
        </draw:page-thumbnail>
        <draw:frame draw:id="id6" presentation:style-name="a148" draw:name="Segnaposto note 2" svg:x="0.82677in" svg:y="5.55394in" svg:width="6.61378in" svg:height="5.26142in" presentation:class="notes" presentation:placeholder="false">
          <draw:text-box>
            <text:p text:style-name="a147" text:class-names="" text:cond-style-name=""><text:span text:style-name="a146" text:class-names=""/></text:p>
          </draw:text-box>
          <svg:title/>
          <svg:desc/>
        </draw:frame>
        <draw:frame draw:id="id7" presentation:style-name="a151" draw:name="Segnaposto intestazione 3" svg:x="0in" svg:y="0in" svg:width="3.5878in" svg:height="0.58425in" presentation:class="header" presentation:placeholder="false">
          <draw:text-box>
            <text:p text:style-name="a150" text:class-names="" text:cond-style-name=""><text:span text:style-name="a149" text:class-names=""/></text:p>
          </draw:text-box>
          <svg:title/>
          <svg:desc/>
        </draw:frame>
        <draw:frame draw:id="id8" presentation:style-name="a154" draw:name="Segnaposto data 4" svg:x="4.67953in" svg:y="0in" svg:width="3.5878in" svg:height="0.58425in" presentation:class="date-time" presentation:placeholder="false">
          <draw:text-box>
            <text:p text:style-name="a153" text:class-names="" text:cond-style-name=""><text:span text:style-name="a152" text:class-names=""/></text:p>
          </draw:text-box>
          <svg:title/>
          <svg:desc/>
        </draw:frame>
        <draw:frame draw:id="id9" presentation:style-name="a157" draw:name="Segnaposto piè di pagina 5" svg:x="0in" svg:y="11.10827in" svg:width="3.5878in" svg:height="0.58425in" presentation:class="footer" presentation:placeholder="false">
          <draw:text-box>
            <text:p text:style-name="a156" text:class-names="" text:cond-style-name=""><text:span text:style-name="a155" text:class-names=""/></text:p>
          </draw:text-box>
          <svg:title/>
          <svg:desc/>
        </draw:frame>
        <draw:frame draw:id="id10" presentation:style-name="a160" draw:name="Segnaposto numero diapositiva 6" svg:x="4.67953in" svg:y="11.10827in" svg:width="3.5878in" svg:height="0.58425in" presentation:class="page-number" presentation:placeholder="false">
          <draw:text-box>
            <text:p text:style-name="a159" text:class-names="" text:cond-style-name=""><text:span text:style-name="a158" text:class-names=""><text:page-number style:num-format="1" text:fixed="false"/></text:span></text:p>
          </draw:text-box>
          <svg:title/>
          <svg:desc/>
        </draw:frame>
      </presentation:notes>
    </style:master-page>
    <style:master-page style:name="Master1-Layout4-twoObj-Due-contenuti" style:page-layout-name="pageLayout1" draw:style-name="a163">
      <draw:frame draw:id="id26" presentation:style-name="a166" draw:name="Titolo 1" svg:x="0.31496in" svg:y="1.88976in" svg:width="9.76339in" svg:height="1.95394in" presentation:class="title" presentation:placeholder="false">
        <draw:text-box>
          <text:p text:style-name="a165" text:class-names="" text:cond-style-name=""><text:span text:style-name="a164" text:class-names="">Fare clic per modificare lo stile del titolo dello schema</text:span></text:p>
        </draw:text-box>
        <svg:title/>
        <svg:desc/>
      </draw:frame>
      <draw:frame draw:id="id27" presentation:style-name="a181" draw:name="Segnaposto contenuto 2" svg:x="4.40972in" svg:y="4.21528in" svg:width="2.75in" svg:height="1.06076in" presentation:class="object" presentation:placeholder="false">
        <draw:text-box>
          <text:p text:style-name="a168" text:class-names="" text:cond-style-name=""><text:span text:style-name="a167" text:class-names="">Fare clic per modificare gli stili del testo dello schema</text:span></text:p>
          <text:list text:style-name="a171">
            <text:list-item>
              <text:list text:style-name="a171">
                <text:list-item>
                  <text:p text:style-name="a170" text:class-names="" text:cond-style-name=""><text:span text:style-name="a169" text:class-names="">Secondo livello</text:span></text:p>
                </text:list-item>
              </text:list>
            </text:list-item>
          </text:list>
          <text:list text:style-name="a174">
            <text:list-item>
              <text:list text:style-name="a174">
                <text:list-item>
                  <text:list text:style-name="a174">
                    <text:list-item>
                      <text:p text:style-name="a173" text:class-names="" text:cond-style-name=""><text:span text:style-name="a172" text:class-names="">Terzo livello</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Quarto livello</text:span></text:p>
                        </text:list-item>
                      </text:list>
                    </text:list-item>
                  </text:list>
                </text:list-item>
              </text:list>
            </text:list-item>
          </text:list>
          <text:list text:style-name="a180">
            <text:list-item>
              <text:list text:style-name="a180">
                <text:list-item>
                  <text:list text:style-name="a180">
                    <text:list-item>
                      <text:list text:style-name="a180">
                        <text:list-item>
                          <text:list text:style-name="a180">
                            <text:list-item>
                              <text:p text:style-name="a179" text:class-names="" text:cond-style-name=""><text:span text:style-name="a178" text:class-names="">Quinto livello</text:span></text:p>
                            </text:list-item>
                          </text:list>
                        </text:list-item>
                      </text:list>
                    </text:list-item>
                  </text:list>
                </text:list-item>
              </text:list>
            </text:list-item>
          </text:list>
        </draw:text-box>
        <svg:title/>
        <svg:desc/>
      </draw:frame>
      <draw:frame draw:id="id28" presentation:style-name="a196" draw:name="Segnaposto contenuto 3" svg:x="7.32639in" svg:y="4.21528in" svg:width="2.75174in" svg:height="1.06076in" presentation:class="object" presentation:placeholder="false">
        <draw:text-box>
          <text:p text:style-name="a183" text:class-names="" text:cond-style-name=""><text:span text:style-name="a182" text:class-names="">Fare clic per modificare gli stili del testo dello schema</text:span></text:p>
          <text:list text:style-name="a186">
            <text:list-item>
              <text:list text:style-name="a186">
                <text:list-item>
                  <text:p text:style-name="a185" text:class-names="" text:cond-style-name=""><text:span text:style-name="a184" text:class-names="">Secondo livello</text:span></text:p>
                </text:list-item>
              </text:list>
            </text:list-item>
          </text:list>
          <text:list text:style-name="a189">
            <text:list-item>
              <text:list text:style-name="a189">
                <text:list-item>
                  <text:list text:style-name="a189">
                    <text:list-item>
                      <text:p text:style-name="a188" text:class-names="" text:cond-style-name=""><text:span text:style-name="a187" text:class-names="">Terzo livello</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Quarto livello</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3" text:class-names="">Quinto livello</text:span></text:p>
                            </text:list-item>
                          </text:list>
                        </text:list-item>
                      </text:list>
                    </text:list-item>
                  </text:list>
                </text:list-item>
              </text:list>
            </text:list-item>
          </text:list>
        </draw:text-box>
        <svg:title/>
        <svg:desc/>
      </draw:frame>
      <draw:frame draw:id="id29" presentation:style-name="a199" draw:name="Segnaposto data 4" svg:x="0in" svg:y="7.87402in" svg:width="2.56811in" svg:height="0.25512in" presentation:class="date-time" presentation:placeholder="false">
        <draw:text-box>
          <text:p text:style-name="a198" text:class-names="" text:cond-style-name=""><text:span text:style-name="a197" text:class-names=""/></text:p>
        </draw:text-box>
        <svg:title/>
        <svg:desc/>
      </draw:frame>
      <draw:frame draw:id="id30" presentation:style-name="a202" draw:name="Segnaposto piè di pagina 5" svg:x="3.77008in" svg:y="7.87402in" svg:width="3.49409in" svg:height="0.18858in" presentation:class="footer" presentation:placeholder="false">
        <draw:text-box>
          <text:p text:style-name="a201" text:class-names="" text:cond-style-name=""><text:span text:style-name="a200" text:class-names=""/></text:p>
        </draw:text-box>
        <svg:title/>
        <svg:desc/>
      </draw:frame>
      <draw:frame draw:id="id31" presentation:style-name="a205" draw:name="Segnaposto numero diapositiva 6" svg:x="10.15748in" svg:y="7.91339in" svg:width="0.70866in" svg:height="0.31496in" presentation:class="page-number" presentation:placeholder="false">
        <draw:text-box>
          <text:p text:style-name="a204" text:class-names="" text:cond-style-name=""><text:span text:style-name="a203" text:class-names=""><text:page-number style:num-format="1" text:fixed="false"/></text:span></text:p>
        </draw:text-box>
        <svg:title/>
        <svg:desc/>
      </draw:frame>
      <presentation:notes style:page-layout-name="pageLayout2" draw:style-name="a222">
        <draw:page-thumbnail svg:x="1.21063in" svg:y="0.88858in" svg:width="5.84567in" svg:height="4.38425in" presentation:class="page" draw:id="id5" presentation:style-name="a206" draw:name="Segnaposto immagine diapositiva 1">
          <svg:title/>
          <svg:desc/>
        </draw:page-thumbnail>
        <draw:frame draw:id="id6" presentation:style-name="a209" draw:name="Segnaposto note 2" svg:x="0.82677in" svg:y="5.55394in" svg:width="6.61378in" svg:height="5.26142in" presentation:class="notes" presentation:placeholder="false">
          <draw:text-box>
            <text:p text:style-name="a208" text:class-names="" text:cond-style-name=""><text:span text:style-name="a207" text:class-names=""/></text:p>
          </draw:text-box>
          <svg:title/>
          <svg:desc/>
        </draw:frame>
        <draw:frame draw:id="id7" presentation:style-name="a212" draw:name="Segnaposto intestazione 3" svg:x="0in" svg:y="0in" svg:width="3.5878in" svg:height="0.58425in" presentation:class="header" presentation:placeholder="false">
          <draw:text-box>
            <text:p text:style-name="a211" text:class-names="" text:cond-style-name=""><text:span text:style-name="a210" text:class-names=""/></text:p>
          </draw:text-box>
          <svg:title/>
          <svg:desc/>
        </draw:frame>
        <draw:frame draw:id="id8" presentation:style-name="a215" draw:name="Segnaposto data 4" svg:x="4.67953in" svg:y="0in" svg:width="3.5878in" svg:height="0.58425in" presentation:class="date-time" presentation:placeholder="false">
          <draw:text-box>
            <text:p text:style-name="a214" text:class-names="" text:cond-style-name=""><text:span text:style-name="a213" text:class-names=""/></text:p>
          </draw:text-box>
          <svg:title/>
          <svg:desc/>
        </draw:frame>
        <draw:frame draw:id="id9" presentation:style-name="a218" draw:name="Segnaposto piè di pagina 5" svg:x="0in" svg:y="11.10827in" svg:width="3.5878in" svg:height="0.58425in" presentation:class="footer" presentation:placeholder="false">
          <draw:text-box>
            <text:p text:style-name="a217" text:class-names="" text:cond-style-name=""><text:span text:style-name="a216" text:class-names=""/></text:p>
          </draw:text-box>
          <svg:title/>
          <svg:desc/>
        </draw:frame>
        <draw:frame draw:id="id10" presentation:style-name="a221" draw:name="Segnaposto numero diapositiva 6" svg:x="4.67953in" svg:y="11.10827in" svg:width="3.5878in" svg:height="0.58425in" presentation:class="page-number" presentation:placeholder="false">
          <draw:text-box>
            <text:p text:style-name="a220" text:class-names="" text:cond-style-name=""><text:span text:style-name="a219" text:class-names=""><text:page-number style:num-format="1" text:fixed="false"/></text:span></text:p>
          </draw:text-box>
          <svg:title/>
          <svg:desc/>
        </draw:frame>
      </presentation:notes>
    </style:master-page>
    <style:master-page style:name="Master1-Layout5-twoTxTwoObj-Confronto" style:page-layout-name="pageLayout1" draw:style-name="a224">
      <draw:frame draw:id="id32" presentation:style-name="a227" draw:name="Titolo 1" svg:x="0.75868in" svg:y="0.44097in" svg:width="9.50868in" svg:height="1.59722in" presentation:class="title" presentation:placeholder="false">
        <draw:text-box>
          <text:p text:style-name="a226" text:class-names="" text:cond-style-name=""><text:span text:style-name="a225" text:class-names="">Fare clic per modificare lo stile del titolo dello schema</text:span></text:p>
        </draw:text-box>
        <svg:title/>
        <svg:desc/>
      </draw:frame>
      <draw:frame draw:id="id33" presentation:style-name="a231" draw:name="Segnaposto testo 2" svg:x="0.75868in" svg:y="2.02604in" svg:width="4.66493in" svg:height="0.99306in" presentation:class="outline" presentation:placeholder="false">
        <draw:text-box>
          <text:list text:style-name="a230">
            <text:list-item>
              <text:p text:style-name="a229" text:class-names="" text:cond-style-name=""><text:span text:style-name="a228" text:class-names="">Fare clic per modificare gli stili del testo dello schema</text:span></text:p>
            </text:list-item>
          </text:list>
        </draw:text-box>
        <svg:title/>
        <svg:desc/>
      </draw:frame>
      <draw:frame draw:id="id34" presentation:style-name="a246" draw:name="Segnaposto contenuto 3" svg:x="0.75868in" svg:y="3.0191in" svg:width="4.66493in" svg:height="4.44271in" presentation:class="object" presentation:placeholder="false">
        <draw:text-box>
          <text:p text:style-name="a233" text:class-names="" text:cond-style-name=""><text:span text:style-name="a232" text:class-names="">Fare clic per modificare gli stili del testo dello schema</text:span></text:p>
          <text:list text:style-name="a236">
            <text:list-item>
              <text:list text:style-name="a236">
                <text:list-item>
                  <text:p text:style-name="a235" text:class-names="" text:cond-style-name=""><text:span text:style-name="a234" text:class-names="">Secondo livello</text:span></text:p>
                </text:list-item>
              </text:list>
            </text:list-item>
          </text:list>
          <text:list text:style-name="a239">
            <text:list-item>
              <text:list text:style-name="a239">
                <text:list-item>
                  <text:list text:style-name="a239">
                    <text:list-item>
                      <text:p text:style-name="a238" text:class-names="" text:cond-style-name=""><text:span text:style-name="a237" text:class-names="">Terzo livello</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Quarto livello</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Quinto livello</text:span></text:p>
                            </text:list-item>
                          </text:list>
                        </text:list-item>
                      </text:list>
                    </text:list-item>
                  </text:list>
                </text:list-item>
              </text:list>
            </text:list-item>
          </text:list>
        </draw:text-box>
        <svg:title/>
        <svg:desc/>
      </draw:frame>
      <draw:frame draw:id="id35" presentation:style-name="a250" draw:name="Segnaposto testo 4" svg:x="5.5816in" svg:y="2.02604in" svg:width="4.68576in" svg:height="0.99306in" presentation:class="outline" presentation:placeholder="false">
        <draw:text-box>
          <text:list text:style-name="a249">
            <text:list-item>
              <text:p text:style-name="a248" text:class-names="" text:cond-style-name=""><text:span text:style-name="a247" text:class-names="">Fare clic per modificare gli stili del testo dello schema</text:span></text:p>
            </text:list-item>
          </text:list>
        </draw:text-box>
        <svg:title/>
        <svg:desc/>
      </draw:frame>
      <draw:frame draw:id="id36" presentation:style-name="a265" draw:name="Segnaposto contenuto 5" svg:x="5.5816in" svg:y="3.0191in" svg:width="4.68576in" svg:height="4.44271in" presentation:class="object" presentation:placeholder="false">
        <draw:text-box>
          <text:p text:style-name="a252" text:class-names="" text:cond-style-name=""><text:span text:style-name="a251" text:class-names="">Fare clic per modificare gli stili del testo dello schema</text:span></text:p>
          <text:list text:style-name="a255">
            <text:list-item>
              <text:list text:style-name="a255">
                <text:list-item>
                  <text:p text:style-name="a254" text:class-names="" text:cond-style-name=""><text:span text:style-name="a253" text:class-names="">Secondo livello</text:span></text:p>
                </text:list-item>
              </text:list>
            </text:list-item>
          </text:list>
          <text:list text:style-name="a258">
            <text:list-item>
              <text:list text:style-name="a258">
                <text:list-item>
                  <text:list text:style-name="a258">
                    <text:list-item>
                      <text:p text:style-name="a257" text:class-names="" text:cond-style-name=""><text:span text:style-name="a256" text:class-names="">Terzo livello</text:span></text:p>
                    </text:list-item>
                  </text:list>
                </text:list-item>
              </text:list>
            </text:list-item>
          </text:list>
          <text:list text:style-name="a261">
            <text:list-item>
              <text:list text:style-name="a261">
                <text:list-item>
                  <text:list text:style-name="a261">
                    <text:list-item>
                      <text:list text:style-name="a261">
                        <text:list-item>
                          <text:p text:style-name="a260" text:class-names="" text:cond-style-name=""><text:span text:style-name="a259" text:class-names="">Quarto livello</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2" text:class-names="">Quinto livello</text:span></text:p>
                            </text:list-item>
                          </text:list>
                        </text:list-item>
                      </text:list>
                    </text:list-item>
                  </text:list>
                </text:list-item>
              </text:list>
            </text:list-item>
          </text:list>
        </draw:text-box>
        <svg:title/>
        <svg:desc/>
      </draw:frame>
      <draw:frame draw:id="id37" presentation:style-name="a268" draw:name="Segnaposto data 6" svg:x="0in" svg:y="7.87402in" svg:width="2.56811in" svg:height="0.25512in" presentation:class="date-time" presentation:placeholder="false">
        <draw:text-box>
          <text:p text:style-name="a267" text:class-names="" text:cond-style-name=""><text:span text:style-name="a266" text:class-names=""/></text:p>
        </draw:text-box>
        <svg:title/>
        <svg:desc/>
      </draw:frame>
      <draw:frame draw:id="id38" presentation:style-name="a271" draw:name="Segnaposto piè di pagina 7" svg:x="3.77008in" svg:y="7.87402in" svg:width="3.49409in" svg:height="0.18858in" presentation:class="footer" presentation:placeholder="false">
        <draw:text-box>
          <text:p text:style-name="a270" text:class-names="" text:cond-style-name=""><text:span text:style-name="a269" text:class-names=""/></text:p>
        </draw:text-box>
        <svg:title/>
        <svg:desc/>
      </draw:frame>
      <draw:frame draw:id="id39" presentation:style-name="a274" draw:name="Segnaposto numero diapositiva 8" svg:x="10.15748in" svg:y="7.91339in" svg:width="0.70866in" svg:height="0.31496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291">
        <draw:page-thumbnail svg:x="1.21063in" svg:y="0.88858in" svg:width="5.84567in" svg:height="4.38425in" presentation:class="page" draw:id="id5" presentation:style-name="a275" draw:name="Segnaposto immagine diapositiva 1">
          <svg:title/>
          <svg:desc/>
        </draw:page-thumbnail>
        <draw:frame draw:id="id6" presentation:style-name="a278" draw:name="Segnaposto note 2" svg:x="0.82677in" svg:y="5.55394in" svg:width="6.61378in" svg:height="5.26142in" presentation:class="notes" presentation:placeholder="false">
          <draw:text-box>
            <text:p text:style-name="a277" text:class-names="" text:cond-style-name=""><text:span text:style-name="a276" text:class-names=""/></text:p>
          </draw:text-box>
          <svg:title/>
          <svg:desc/>
        </draw:frame>
        <draw:frame draw:id="id7" presentation:style-name="a281" draw:name="Segnaposto intestazione 3" svg:x="0in" svg:y="0in" svg:width="3.5878in" svg:height="0.58425in" presentation:class="header" presentation:placeholder="false">
          <draw:text-box>
            <text:p text:style-name="a280" text:class-names="" text:cond-style-name=""><text:span text:style-name="a279" text:class-names=""/></text:p>
          </draw:text-box>
          <svg:title/>
          <svg:desc/>
        </draw:frame>
        <draw:frame draw:id="id8" presentation:style-name="a284" draw:name="Segnaposto data 4" svg:x="4.67953in" svg:y="0in" svg:width="3.5878in" svg:height="0.58425in" presentation:class="date-time" presentation:placeholder="false">
          <draw:text-box>
            <text:p text:style-name="a283" text:class-names="" text:cond-style-name=""><text:span text:style-name="a282" text:class-names=""/></text:p>
          </draw:text-box>
          <svg:title/>
          <svg:desc/>
        </draw:frame>
        <draw:frame draw:id="id9" presentation:style-name="a287" draw:name="Segnaposto piè di pagina 5" svg:x="0in" svg:y="11.10827in" svg:width="3.5878in" svg:height="0.58425in" presentation:class="footer" presentation:placeholder="false">
          <draw:text-box>
            <text:p text:style-name="a286" text:class-names="" text:cond-style-name=""><text:span text:style-name="a285" text:class-names=""/></text:p>
          </draw:text-box>
          <svg:title/>
          <svg:desc/>
        </draw:frame>
        <draw:frame draw:id="id10" presentation:style-name="a290" draw:name="Segnaposto numero diapositiva 6" svg:x="4.67953in" svg:y="11.10827in" svg:width="3.5878in" svg:height="0.58425in" presentation:class="page-number" presentation:placeholder="false">
          <draw:text-box>
            <text:p text:style-name="a289" text:class-names="" text:cond-style-name=""><text:span text:style-name="a288" text:class-names=""><text:page-number style:num-format="1" text:fixed="false"/></text:span></text:p>
          </draw:text-box>
          <svg:title/>
          <svg:desc/>
        </draw:frame>
      </presentation:notes>
    </style:master-page>
    <style:master-page style:name="Master1-Layout6-titleOnly-Solo-titolo" style:page-layout-name="pageLayout1" draw:style-name="a293">
      <draw:frame draw:id="id40" presentation:style-name="a296" draw:name="Titolo 1" svg:x="0.31496in" svg:y="1.88976in" svg:width="9.76339in" svg:height="1.95394in" presentation:class="title" presentation:placeholder="false">
        <draw:text-box>
          <text:p text:style-name="a295" text:class-names="" text:cond-style-name=""><text:span text:style-name="a294" text:class-names="">Fare clic per modificare lo stile del titolo dello schema</text:span></text:p>
        </draw:text-box>
        <svg:title/>
        <svg:desc/>
      </draw:frame>
      <draw:frame draw:id="id41" presentation:style-name="a299" draw:name="Segnaposto data 2" svg:x="0in" svg:y="7.87402in" svg:width="2.56811in" svg:height="0.25512in" presentation:class="date-time" presentation:placeholder="false">
        <draw:text-box>
          <text:p text:style-name="a298" text:class-names="" text:cond-style-name=""><text:span text:style-name="a297" text:class-names=""/></text:p>
        </draw:text-box>
        <svg:title/>
        <svg:desc/>
      </draw:frame>
      <draw:frame draw:id="id42" presentation:style-name="a302" draw:name="Segnaposto piè di pagina 3" svg:x="3.77008in" svg:y="7.87402in" svg:width="3.49409in" svg:height="0.18858in" presentation:class="footer" presentation:placeholder="false">
        <draw:text-box>
          <text:p text:style-name="a301" text:class-names="" text:cond-style-name=""><text:span text:style-name="a300" text:class-names=""/></text:p>
        </draw:text-box>
        <svg:title/>
        <svg:desc/>
      </draw:frame>
      <draw:frame draw:id="id43" presentation:style-name="a305" draw:name="Segnaposto numero diapositiva 4" svg:x="10.15748in" svg:y="7.91339in" svg:width="0.70866in" svg:height="0.31496in" presentation:class="page-number" presentation:placeholder="false">
        <draw:text-box>
          <text:p text:style-name="a304" text:class-names="" text:cond-style-name=""><text:span text:style-name="a303" text:class-names=""><text:page-number style:num-format="1" text:fixed="false"/></text:span></text:p>
        </draw:text-box>
        <svg:title/>
        <svg:desc/>
      </draw:frame>
      <presentation:notes style:page-layout-name="pageLayout2" draw:style-name="a322">
        <draw:page-thumbnail svg:x="1.21063in" svg:y="0.88858in" svg:width="5.84567in" svg:height="4.38425in" presentation:class="page" draw:id="id5" presentation:style-name="a306" draw:name="Segnaposto immagine diapositiva 1">
          <svg:title/>
          <svg:desc/>
        </draw:page-thumbnail>
        <draw:frame draw:id="id6" presentation:style-name="a309" draw:name="Segnaposto note 2" svg:x="0.82677in" svg:y="5.55394in" svg:width="6.61378in" svg:height="5.26142in" presentation:class="notes" presentation:placeholder="false">
          <draw:text-box>
            <text:p text:style-name="a308" text:class-names="" text:cond-style-name=""><text:span text:style-name="a307" text:class-names=""/></text:p>
          </draw:text-box>
          <svg:title/>
          <svg:desc/>
        </draw:frame>
        <draw:frame draw:id="id7" presentation:style-name="a312" draw:name="Segnaposto intestazione 3" svg:x="0in" svg:y="0in" svg:width="3.5878in" svg:height="0.58425in" presentation:class="header" presentation:placeholder="false">
          <draw:text-box>
            <text:p text:style-name="a311" text:class-names="" text:cond-style-name=""><text:span text:style-name="a310" text:class-names=""/></text:p>
          </draw:text-box>
          <svg:title/>
          <svg:desc/>
        </draw:frame>
        <draw:frame draw:id="id8" presentation:style-name="a315" draw:name="Segnaposto data 4" svg:x="4.67953in" svg:y="0in" svg:width="3.5878in" svg:height="0.58425in" presentation:class="date-time" presentation:placeholder="false">
          <draw:text-box>
            <text:p text:style-name="a314" text:class-names="" text:cond-style-name=""><text:span text:style-name="a313" text:class-names=""/></text:p>
          </draw:text-box>
          <svg:title/>
          <svg:desc/>
        </draw:frame>
        <draw:frame draw:id="id9" presentation:style-name="a318" draw:name="Segnaposto piè di pagina 5" svg:x="0in" svg:y="11.10827in" svg:width="3.5878in" svg:height="0.58425in" presentation:class="footer" presentation:placeholder="false">
          <draw:text-box>
            <text:p text:style-name="a317" text:class-names="" text:cond-style-name=""><text:span text:style-name="a316" text:class-names=""/></text:p>
          </draw:text-box>
          <svg:title/>
          <svg:desc/>
        </draw:frame>
        <draw:frame draw:id="id10" presentation:style-name="a321" draw:name="Segnaposto numero diapositiva 6" svg:x="4.67953in" svg:y="11.10827in" svg:width="3.5878in" svg:height="0.58425in" presentation:class="page-number" presentation:placeholder="false">
          <draw:text-box>
            <text:p text:style-name="a320" text:class-names="" text:cond-style-name=""><text:span text:style-name="a319" text:class-names=""><text:page-number style:num-format="1" text:fixed="false"/></text:span></text:p>
          </draw:text-box>
          <svg:title/>
          <svg:desc/>
        </draw:frame>
      </presentation:notes>
    </style:master-page>
    <style:master-page style:name="Master1-Layout7-blank-Vuota" style:page-layout-name="pageLayout1" draw:style-name="a324">
      <draw:frame draw:id="id44" presentation:style-name="a327" draw:name="Segnaposto data 1" svg:x="0in" svg:y="7.87402in" svg:width="2.56811in" svg:height="0.25512in" presentation:class="date-time" presentation:placeholder="false">
        <draw:text-box>
          <text:p text:style-name="a326" text:class-names="" text:cond-style-name=""><text:span text:style-name="a325" text:class-names=""/></text:p>
        </draw:text-box>
        <svg:title/>
        <svg:desc/>
      </draw:frame>
      <draw:frame draw:id="id45" presentation:style-name="a330" draw:name="Segnaposto piè di pagina 2" svg:x="3.77008in" svg:y="7.87402in" svg:width="3.49409in" svg:height="0.18858in" presentation:class="footer" presentation:placeholder="false">
        <draw:text-box>
          <text:p text:style-name="a329" text:class-names="" text:cond-style-name=""><text:span text:style-name="a328" text:class-names=""/></text:p>
        </draw:text-box>
        <svg:title/>
        <svg:desc/>
      </draw:frame>
      <draw:frame draw:id="id46" presentation:style-name="a333" draw:name="Segnaposto numero diapositiva 3" svg:x="10.15748in" svg:y="7.91339in" svg:width="0.70866in" svg:height="0.31496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page-layout-name="pageLayout2" draw:style-name="a350">
        <draw:page-thumbnail svg:x="1.21063in" svg:y="0.88858in" svg:width="5.84567in" svg:height="4.38425in" presentation:class="page" draw:id="id5" presentation:style-name="a334" draw:name="Segnaposto immagine diapositiva 1">
          <svg:title/>
          <svg:desc/>
        </draw:page-thumbnail>
        <draw:frame draw:id="id6" presentation:style-name="a337" draw:name="Segnaposto note 2" svg:x="0.82677in" svg:y="5.55394in" svg:width="6.61378in" svg:height="5.26142in" presentation:class="notes" presentation:placeholder="false">
          <draw:text-box>
            <text:p text:style-name="a336" text:class-names="" text:cond-style-name=""><text:span text:style-name="a335" text:class-names=""/></text:p>
          </draw:text-box>
          <svg:title/>
          <svg:desc/>
        </draw:frame>
        <draw:frame draw:id="id7" presentation:style-name="a340" draw:name="Segnaposto intestazione 3" svg:x="0in" svg:y="0in" svg:width="3.5878in" svg:height="0.58425in" presentation:class="header" presentation:placeholder="false">
          <draw:text-box>
            <text:p text:style-name="a339" text:class-names="" text:cond-style-name=""><text:span text:style-name="a338" text:class-names=""/></text:p>
          </draw:text-box>
          <svg:title/>
          <svg:desc/>
        </draw:frame>
        <draw:frame draw:id="id8" presentation:style-name="a343" draw:name="Segnaposto data 4" svg:x="4.67953in" svg:y="0in" svg:width="3.5878in" svg:height="0.58425in" presentation:class="date-time" presentation:placeholder="false">
          <draw:text-box>
            <text:p text:style-name="a342" text:class-names="" text:cond-style-name=""><text:span text:style-name="a341" text:class-names=""/></text:p>
          </draw:text-box>
          <svg:title/>
          <svg:desc/>
        </draw:frame>
        <draw:frame draw:id="id9" presentation:style-name="a346" draw:name="Segnaposto piè di pagina 5" svg:x="0in" svg:y="11.10827in" svg:width="3.5878in" svg:height="0.58425in" presentation:class="footer" presentation:placeholder="false">
          <draw:text-box>
            <text:p text:style-name="a345" text:class-names="" text:cond-style-name=""><text:span text:style-name="a344" text:class-names=""/></text:p>
          </draw:text-box>
          <svg:title/>
          <svg:desc/>
        </draw:frame>
        <draw:frame draw:id="id10" presentation:style-name="a349" draw:name="Segnaposto numero diapositiva 6" svg:x="4.67953in" svg:y="11.10827in" svg:width="3.5878in" svg:height="0.58425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master-page>
    <style:master-page style:name="Master1-Layout8-objTx-Contenuto-con-didascalia" style:page-layout-name="pageLayout1" draw:style-name="a352">
      <draw:frame draw:id="id47" presentation:style-name="a355" draw:name="Titolo 1" svg:x="0.75868in" svg:y="0.55035in" svg:width="3.55556in" svg:height="1.93056in" presentation:class="title" presentation:placeholder="false">
        <draw:text-box>
          <text:p text:style-name="a354" text:class-names="" text:cond-style-name=""><text:span text:style-name="a353" text:class-names="">Fare clic per modificare lo stile del titolo dello schema</text:span></text:p>
        </draw:text-box>
        <svg:title/>
        <svg:desc/>
      </draw:frame>
      <draw:frame draw:id="id48" presentation:style-name="a370" draw:name="Segnaposto contenuto 2" svg:x="4.6875in" svg:y="1.19097in" svg:width="5.57986in" svg:height="5.875in" presentation:class="object" presentation:placeholder="false">
        <draw:text-box>
          <text:p text:style-name="a357" text:class-names="" text:cond-style-name=""><text:span text:style-name="a356" text:class-names="">Fare clic per modificare gli stili del testo dello schema</text:span></text:p>
          <text:list text:style-name="a360">
            <text:list-item>
              <text:list text:style-name="a360">
                <text:list-item>
                  <text:p text:style-name="a359" text:class-names="" text:cond-style-name=""><text:span text:style-name="a358" text:class-names="">Secondo livello</text:span></text:p>
                </text:list-item>
              </text:list>
            </text:list-item>
          </text:list>
          <text:list text:style-name="a363">
            <text:list-item>
              <text:list text:style-name="a363">
                <text:list-item>
                  <text:list text:style-name="a363">
                    <text:list-item>
                      <text:p text:style-name="a362" text:class-names="" text:cond-style-name=""><text:span text:style-name="a361" text:class-names="">Terzo livello</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Quarto livello</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Quinto livello</text:span></text:p>
                            </text:list-item>
                          </text:list>
                        </text:list-item>
                      </text:list>
                    </text:list-item>
                  </text:list>
                </text:list-item>
              </text:list>
            </text:list-item>
          </text:list>
        </draw:text-box>
        <svg:title/>
        <svg:desc/>
      </draw:frame>
      <draw:frame draw:id="id49" presentation:style-name="a374" draw:name="Segnaposto testo 3" svg:x="0.75868in" svg:y="2.4809in" svg:width="3.55556in" svg:height="4.59375in" presentation:class="outline" presentation:placeholder="false">
        <draw:text-box>
          <text:list text:style-name="a373">
            <text:list-item>
              <text:p text:style-name="a372" text:class-names="" text:cond-style-name=""><text:span text:style-name="a371" text:class-names="">Fare clic per modificare gli stili del testo dello schema</text:span></text:p>
            </text:list-item>
          </text:list>
        </draw:text-box>
        <svg:title/>
        <svg:desc/>
      </draw:frame>
      <draw:frame draw:id="id50" presentation:style-name="a377" draw:name="Segnaposto data 4" svg:x="0in" svg:y="7.87402in" svg:width="2.56811in" svg:height="0.25512in" presentation:class="date-time" presentation:placeholder="false">
        <draw:text-box>
          <text:p text:style-name="a376" text:class-names="" text:cond-style-name=""><text:span text:style-name="a375" text:class-names=""/></text:p>
        </draw:text-box>
        <svg:title/>
        <svg:desc/>
      </draw:frame>
      <draw:frame draw:id="id51" presentation:style-name="a380" draw:name="Segnaposto piè di pagina 5" svg:x="3.77008in" svg:y="7.87402in" svg:width="3.49409in" svg:height="0.18858in" presentation:class="footer" presentation:placeholder="false">
        <draw:text-box>
          <text:p text:style-name="a379" text:class-names="" text:cond-style-name=""><text:span text:style-name="a378" text:class-names=""/></text:p>
        </draw:text-box>
        <svg:title/>
        <svg:desc/>
      </draw:frame>
      <draw:frame draw:id="id52" presentation:style-name="a383" draw:name="Segnaposto numero diapositiva 6" svg:x="10.15748in" svg:y="7.91339in" svg:width="0.70866in" svg:height="0.31496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page-layout-name="pageLayout2" draw:style-name="a400">
        <draw:page-thumbnail svg:x="1.21063in" svg:y="0.88858in" svg:width="5.84567in" svg:height="4.38425in" presentation:class="page" draw:id="id5" presentation:style-name="a384" draw:name="Segnaposto immagine diapositiva 1">
          <svg:title/>
          <svg:desc/>
        </draw:page-thumbnail>
        <draw:frame draw:id="id6" presentation:style-name="a387" draw:name="Segnaposto note 2" svg:x="0.82677in" svg:y="5.55394in" svg:width="6.61378in" svg:height="5.26142in" presentation:class="notes" presentation:placeholder="false">
          <draw:text-box>
            <text:p text:style-name="a386" text:class-names="" text:cond-style-name=""><text:span text:style-name="a385" text:class-names=""/></text:p>
          </draw:text-box>
          <svg:title/>
          <svg:desc/>
        </draw:frame>
        <draw:frame draw:id="id7" presentation:style-name="a390" draw:name="Segnaposto intestazione 3" svg:x="0in" svg:y="0in" svg:width="3.5878in" svg:height="0.58425in" presentation:class="header" presentation:placeholder="false">
          <draw:text-box>
            <text:p text:style-name="a389" text:class-names="" text:cond-style-name=""><text:span text:style-name="a388" text:class-names=""/></text:p>
          </draw:text-box>
          <svg:title/>
          <svg:desc/>
        </draw:frame>
        <draw:frame draw:id="id8" presentation:style-name="a393" draw:name="Segnaposto data 4" svg:x="4.67953in" svg:y="0in" svg:width="3.5878in" svg:height="0.58425in" presentation:class="date-time" presentation:placeholder="false">
          <draw:text-box>
            <text:p text:style-name="a392" text:class-names="" text:cond-style-name=""><text:span text:style-name="a391" text:class-names=""/></text:p>
          </draw:text-box>
          <svg:title/>
          <svg:desc/>
        </draw:frame>
        <draw:frame draw:id="id9" presentation:style-name="a396" draw:name="Segnaposto piè di pagina 5" svg:x="0in" svg:y="11.10827in" svg:width="3.5878in" svg:height="0.58425in" presentation:class="footer" presentation:placeholder="false">
          <draw:text-box>
            <text:p text:style-name="a395" text:class-names="" text:cond-style-name=""><text:span text:style-name="a394" text:class-names=""/></text:p>
          </draw:text-box>
          <svg:title/>
          <svg:desc/>
        </draw:frame>
        <draw:frame draw:id="id10" presentation:style-name="a399" draw:name="Segnaposto numero diapositiva 6" svg:x="4.67953in" svg:y="11.10827in" svg:width="3.5878in" svg:height="0.58425in" presentation:class="page-number" presentation:placeholder="false">
          <draw:text-box>
            <text:p text:style-name="a398" text:class-names="" text:cond-style-name=""><text:span text:style-name="a397" text:class-names=""><text:page-number style:num-format="1" text:fixed="false"/></text:span></text:p>
          </draw:text-box>
          <svg:title/>
          <svg:desc/>
        </draw:frame>
      </presentation:notes>
    </style:master-page>
    <style:master-page style:name="Master1-Layout9-picTx-Immagine-con-didascalia" style:page-layout-name="pageLayout1" draw:style-name="a402">
      <draw:frame draw:id="id53" presentation:style-name="a405" draw:name="Titolo 1" svg:x="0.75868in" svg:y="0.55035in" svg:width="3.55556in" svg:height="1.93056in" presentation:class="title" presentation:placeholder="false">
        <draw:text-box>
          <text:p text:style-name="a404" text:class-names="" text:cond-style-name=""><text:span text:style-name="a403" text:class-names="">Fare clic per modificare lo stile del titolo dello schema</text:span></text:p>
        </draw:text-box>
        <svg:title/>
        <svg:desc/>
      </draw:frame>
      <draw:frame draw:id="id54" presentation:style-name="a408" draw:name="Segnaposto immagine 2" svg:x="4.6875in" svg:y="1.19097in" svg:width="5.57986in" svg:height="5.875in" presentation:class="graphic" presentation:placeholder="false">
        <draw:text-box>
          <text:p text:style-name="a407" text:class-names="" text:cond-style-name=""><text:span text:style-name="a406" text:class-names=""/></text:p>
        </draw:text-box>
        <svg:title/>
        <svg:desc/>
      </draw:frame>
      <draw:frame draw:id="id55" presentation:style-name="a412" draw:name="Segnaposto testo 3" svg:x="0.75868in" svg:y="2.4809in" svg:width="3.55556in" svg:height="4.59375in" presentation:class="outline" presentation:placeholder="false">
        <draw:text-box>
          <text:list text:style-name="a411">
            <text:list-item>
              <text:p text:style-name="a410" text:class-names="" text:cond-style-name=""><text:span text:style-name="a409" text:class-names="">Fare clic per modificare gli stili del testo dello schema</text:span></text:p>
            </text:list-item>
          </text:list>
        </draw:text-box>
        <svg:title/>
        <svg:desc/>
      </draw:frame>
      <draw:frame draw:id="id56" presentation:style-name="a415" draw:name="Segnaposto data 4" svg:x="0in" svg:y="7.87402in" svg:width="2.56811in" svg:height="0.25512in" presentation:class="date-time" presentation:placeholder="false">
        <draw:text-box>
          <text:p text:style-name="a414" text:class-names="" text:cond-style-name=""><text:span text:style-name="a413" text:class-names=""/></text:p>
        </draw:text-box>
        <svg:title/>
        <svg:desc/>
      </draw:frame>
      <draw:frame draw:id="id57" presentation:style-name="a418" draw:name="Segnaposto piè di pagina 5" svg:x="3.77008in" svg:y="7.87402in" svg:width="3.49409in" svg:height="0.18858in" presentation:class="footer" presentation:placeholder="false">
        <draw:text-box>
          <text:p text:style-name="a417" text:class-names="" text:cond-style-name=""><text:span text:style-name="a416" text:class-names=""/></text:p>
        </draw:text-box>
        <svg:title/>
        <svg:desc/>
      </draw:frame>
      <draw:frame draw:id="id58" presentation:style-name="a421" draw:name="Segnaposto numero diapositiva 6" svg:x="10.15748in" svg:y="7.91339in" svg:width="0.70866in" svg:height="0.31496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page-layout-name="pageLayout2" draw:style-name="a438">
        <draw:page-thumbnail svg:x="1.21063in" svg:y="0.88858in" svg:width="5.84567in" svg:height="4.38425in" presentation:class="page" draw:id="id5" presentation:style-name="a422" draw:name="Segnaposto immagine diapositiva 1">
          <svg:title/>
          <svg:desc/>
        </draw:page-thumbnail>
        <draw:frame draw:id="id6" presentation:style-name="a425" draw:name="Segnaposto note 2" svg:x="0.82677in" svg:y="5.55394in" svg:width="6.61378in" svg:height="5.26142in" presentation:class="notes" presentation:placeholder="false">
          <draw:text-box>
            <text:p text:style-name="a424" text:class-names="" text:cond-style-name=""><text:span text:style-name="a423" text:class-names=""/></text:p>
          </draw:text-box>
          <svg:title/>
          <svg:desc/>
        </draw:frame>
        <draw:frame draw:id="id7" presentation:style-name="a428" draw:name="Segnaposto intestazione 3" svg:x="0in" svg:y="0in" svg:width="3.5878in" svg:height="0.58425in" presentation:class="header" presentation:placeholder="false">
          <draw:text-box>
            <text:p text:style-name="a427" text:class-names="" text:cond-style-name=""><text:span text:style-name="a426" text:class-names=""/></text:p>
          </draw:text-box>
          <svg:title/>
          <svg:desc/>
        </draw:frame>
        <draw:frame draw:id="id8" presentation:style-name="a431" draw:name="Segnaposto data 4" svg:x="4.67953in" svg:y="0in" svg:width="3.5878in" svg:height="0.58425in" presentation:class="date-time" presentation:placeholder="false">
          <draw:text-box>
            <text:p text:style-name="a430" text:class-names="" text:cond-style-name=""><text:span text:style-name="a429" text:class-names=""/></text:p>
          </draw:text-box>
          <svg:title/>
          <svg:desc/>
        </draw:frame>
        <draw:frame draw:id="id9" presentation:style-name="a434" draw:name="Segnaposto piè di pagina 5" svg:x="0in" svg:y="11.10827in" svg:width="3.5878in" svg:height="0.58425in" presentation:class="footer" presentation:placeholder="false">
          <draw:text-box>
            <text:p text:style-name="a433" text:class-names="" text:cond-style-name=""><text:span text:style-name="a432" text:class-names=""/></text:p>
          </draw:text-box>
          <svg:title/>
          <svg:desc/>
        </draw:frame>
        <draw:frame draw:id="id10" presentation:style-name="a437" draw:name="Segnaposto numero diapositiva 6" svg:x="4.67953in" svg:y="11.10827in" svg:width="3.5878in" svg:height="0.58425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master-page>
    <style:master-page style:name="Master1-Layout10-vertTx-Titolo-e-testo-verticale" style:page-layout-name="pageLayout1" draw:style-name="a440">
      <draw:frame draw:id="id59" presentation:style-name="a443" draw:name="Titolo 1" svg:x="0.31496in" svg:y="1.88976in" svg:width="9.76339in" svg:height="1.95394in" presentation:class="title" presentation:placeholder="false">
        <draw:text-box>
          <text:p text:style-name="a442" text:class-names="" text:cond-style-name=""><text:span text:style-name="a441" text:class-names="">Fare clic per modificare lo stile del titolo dello schema</text:span></text:p>
        </draw:text-box>
        <svg:title/>
        <svg:desc/>
      </draw:frame>
      <draw:frame draw:id="id60" presentation:style-name="a459" draw:name="Segnaposto testo verticale 2" svg:x="4.40984in" svg:y="4.21535in" svg:width="5.6689in" svg:height="1.06024in" presentation:class="outline" presentation:placeholder="false">
        <draw:text-box>
          <text:list text:style-name="a446">
            <text:list-item>
              <text:p text:style-name="a445" text:class-names="" text:cond-style-name=""><text:span text:style-name="a444" text:class-names="">Fare clic per modificare gli stili del testo dello schema</text:span></text:p>
            </text:list-item>
          </text:list>
          <text:list text:style-name="a449">
            <text:list-item>
              <text:list text:style-name="a449">
                <text:list-item>
                  <text:p text:style-name="a448" text:class-names="" text:cond-style-name=""><text:span text:style-name="a447" text:class-names="">Secondo livello</text:span></text:p>
                </text:list-item>
              </text:list>
            </text:list-item>
          </text:list>
          <text:list text:style-name="a452">
            <text:list-item>
              <text:list text:style-name="a452">
                <text:list-item>
                  <text:list text:style-name="a452">
                    <text:list-item>
                      <text:p text:style-name="a451" text:class-names="" text:cond-style-name=""><text:span text:style-name="a450" text:class-names="">Terzo livello</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Quarto livello</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6" text:class-names="">Quinto livello</text:span></text:p>
                            </text:list-item>
                          </text:list>
                        </text:list-item>
                      </text:list>
                    </text:list-item>
                  </text:list>
                </text:list-item>
              </text:list>
            </text:list-item>
          </text:list>
        </draw:text-box>
        <svg:title/>
        <svg:desc/>
      </draw:frame>
      <draw:frame draw:id="id61" presentation:style-name="a462" draw:name="Segnaposto data 3" svg:x="0in" svg:y="7.87402in" svg:width="2.56811in" svg:height="0.25512in" presentation:class="date-time" presentation:placeholder="false">
        <draw:text-box>
          <text:p text:style-name="a461" text:class-names="" text:cond-style-name=""><text:span text:style-name="a460" text:class-names=""/></text:p>
        </draw:text-box>
        <svg:title/>
        <svg:desc/>
      </draw:frame>
      <draw:frame draw:id="id62" presentation:style-name="a465" draw:name="Segnaposto piè di pagina 4" svg:x="3.77008in" svg:y="7.87402in" svg:width="3.49409in" svg:height="0.18858in" presentation:class="footer" presentation:placeholder="false">
        <draw:text-box>
          <text:p text:style-name="a464" text:class-names="" text:cond-style-name=""><text:span text:style-name="a463" text:class-names=""/></text:p>
        </draw:text-box>
        <svg:title/>
        <svg:desc/>
      </draw:frame>
      <draw:frame draw:id="id63" presentation:style-name="a468" draw:name="Segnaposto numero diapositiva 5" svg:x="10.15748in" svg:y="7.91339in" svg:width="0.70866in" svg:height="0.31496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page-layout-name="pageLayout2" draw:style-name="a485">
        <draw:page-thumbnail svg:x="1.21063in" svg:y="0.88858in" svg:width="5.84567in" svg:height="4.38425in" presentation:class="page" draw:id="id5" presentation:style-name="a469" draw:name="Segnaposto immagine diapositiva 1">
          <svg:title/>
          <svg:desc/>
        </draw:page-thumbnail>
        <draw:frame draw:id="id6" presentation:style-name="a472" draw:name="Segnaposto note 2" svg:x="0.82677in" svg:y="5.55394in" svg:width="6.61378in" svg:height="5.26142in" presentation:class="notes" presentation:placeholder="false">
          <draw:text-box>
            <text:p text:style-name="a471" text:class-names="" text:cond-style-name=""><text:span text:style-name="a470" text:class-names=""/></text:p>
          </draw:text-box>
          <svg:title/>
          <svg:desc/>
        </draw:frame>
        <draw:frame draw:id="id7" presentation:style-name="a475" draw:name="Segnaposto intestazione 3" svg:x="0in" svg:y="0in" svg:width="3.5878in" svg:height="0.58425in" presentation:class="header" presentation:placeholder="false">
          <draw:text-box>
            <text:p text:style-name="a474" text:class-names="" text:cond-style-name=""><text:span text:style-name="a473" text:class-names=""/></text:p>
          </draw:text-box>
          <svg:title/>
          <svg:desc/>
        </draw:frame>
        <draw:frame draw:id="id8" presentation:style-name="a478" draw:name="Segnaposto data 4" svg:x="4.67953in" svg:y="0in" svg:width="3.5878in" svg:height="0.58425in" presentation:class="date-time" presentation:placeholder="false">
          <draw:text-box>
            <text:p text:style-name="a477" text:class-names="" text:cond-style-name=""><text:span text:style-name="a476" text:class-names=""/></text:p>
          </draw:text-box>
          <svg:title/>
          <svg:desc/>
        </draw:frame>
        <draw:frame draw:id="id9" presentation:style-name="a481" draw:name="Segnaposto piè di pagina 5" svg:x="0in" svg:y="11.10827in" svg:width="3.5878in" svg:height="0.58425in" presentation:class="footer" presentation:placeholder="false">
          <draw:text-box>
            <text:p text:style-name="a480" text:class-names="" text:cond-style-name=""><text:span text:style-name="a479" text:class-names=""/></text:p>
          </draw:text-box>
          <svg:title/>
          <svg:desc/>
        </draw:frame>
        <draw:frame draw:id="id10" presentation:style-name="a484" draw:name="Segnaposto numero diapositiva 6" svg:x="4.67953in" svg:y="11.10827in" svg:width="3.5878in" svg:height="0.58425in" presentation:class="page-number" presentation:placeholder="false">
          <draw:text-box>
            <text:p text:style-name="a483" text:class-names="" text:cond-style-name=""><text:span text:style-name="a482" text:class-names=""><text:page-number style:num-format="1" text:fixed="false"/></text:span></text:p>
          </draw:text-box>
          <svg:title/>
          <svg:desc/>
        </draw:frame>
      </presentation:notes>
    </style:master-page>
    <style:master-page style:name="Master1-Layout11-vertTitleAndTx-Titolo-e-testo-verticale" style:page-layout-name="pageLayout1" draw:style-name="a487">
      <draw:frame draw:id="id64" presentation:style-name="a490" draw:name="Titolo verticale 1" svg:x="7.63715in" svg:y="1.89063in" svg:width="2.44097in" svg:height="3.38542in" presentation:class="title" presentation:placeholder="false">
        <draw:text-box>
          <text:p text:style-name="a489" text:class-names="" text:cond-style-name=""><text:span text:style-name="a488" text:class-names="">Fare clic per modificare lo stile del titolo dello schema</text:span></text:p>
        </draw:text-box>
        <svg:title/>
        <svg:desc/>
      </draw:frame>
      <draw:frame draw:id="id65" presentation:style-name="a506" draw:name="Segnaposto testo verticale 2" svg:x="0.31424in" svg:y="1.89063in" svg:width="7.15625in" svg:height="3.38542in" presentation:class="outline" presentation:placeholder="false">
        <draw:text-box>
          <text:list text:style-name="a493">
            <text:list-item>
              <text:p text:style-name="a492" text:class-names="" text:cond-style-name=""><text:span text:style-name="a491" text:class-names="">Fare clic per modificare gli stili del testo dello schema</text:span></text:p>
            </text:list-item>
          </text:list>
          <text:list text:style-name="a496">
            <text:list-item>
              <text:list text:style-name="a496">
                <text:list-item>
                  <text:p text:style-name="a495" text:class-names="" text:cond-style-name=""><text:span text:style-name="a494" text:class-names="">Secondo livello</text:span></text:p>
                </text:list-item>
              </text:list>
            </text:list-item>
          </text:list>
          <text:list text:style-name="a499">
            <text:list-item>
              <text:list text:style-name="a499">
                <text:list-item>
                  <text:list text:style-name="a499">
                    <text:list-item>
                      <text:p text:style-name="a498" text:class-names="" text:cond-style-name=""><text:span text:style-name="a497" text:class-names="">Terzo livello</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Quarto livello</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3" text:class-names="">Quinto livello</text:span></text:p>
                            </text:list-item>
                          </text:list>
                        </text:list-item>
                      </text:list>
                    </text:list-item>
                  </text:list>
                </text:list-item>
              </text:list>
            </text:list-item>
          </text:list>
        </draw:text-box>
        <svg:title/>
        <svg:desc/>
      </draw:frame>
      <draw:frame draw:id="id66" presentation:style-name="a509" draw:name="Segnaposto data 3" svg:x="0in" svg:y="7.87402in" svg:width="2.56811in" svg:height="0.25512in" presentation:class="date-time" presentation:placeholder="false">
        <draw:text-box>
          <text:p text:style-name="a508" text:class-names="" text:cond-style-name=""><text:span text:style-name="a507" text:class-names=""/></text:p>
        </draw:text-box>
        <svg:title/>
        <svg:desc/>
      </draw:frame>
      <draw:frame draw:id="id67" presentation:style-name="a512" draw:name="Segnaposto piè di pagina 4" svg:x="3.77008in" svg:y="7.87402in" svg:width="3.49409in" svg:height="0.18858in" presentation:class="footer" presentation:placeholder="false">
        <draw:text-box>
          <text:p text:style-name="a511" text:class-names="" text:cond-style-name=""><text:span text:style-name="a510" text:class-names=""/></text:p>
        </draw:text-box>
        <svg:title/>
        <svg:desc/>
      </draw:frame>
      <draw:frame draw:id="id68" presentation:style-name="a515" draw:name="Segnaposto numero diapositiva 5" svg:x="10.15748in" svg:y="7.91339in" svg:width="0.70866in" svg:height="0.31496in" presentation:class="page-number" presentation:placeholder="false">
        <draw:text-box>
          <text:p text:style-name="a514" text:class-names="" text:cond-style-name=""><text:span text:style-name="a513" text:class-names=""><text:page-number style:num-format="1" text:fixed="false"/></text:span></text:p>
        </draw:text-box>
        <svg:title/>
        <svg:desc/>
      </draw:frame>
      <presentation:notes style:page-layout-name="pageLayout2" draw:style-name="a532">
        <draw:page-thumbnail svg:x="1.21063in" svg:y="0.88858in" svg:width="5.84567in" svg:height="4.38425in" presentation:class="page" draw:id="id5" presentation:style-name="a516" draw:name="Segnaposto immagine diapositiva 1">
          <svg:title/>
          <svg:desc/>
        </draw:page-thumbnail>
        <draw:frame draw:id="id6" presentation:style-name="a519" draw:name="Segnaposto note 2" svg:x="0.82677in" svg:y="5.55394in" svg:width="6.61378in" svg:height="5.26142in" presentation:class="notes" presentation:placeholder="false">
          <draw:text-box>
            <text:p text:style-name="a518" text:class-names="" text:cond-style-name=""><text:span text:style-name="a517" text:class-names=""/></text:p>
          </draw:text-box>
          <svg:title/>
          <svg:desc/>
        </draw:frame>
        <draw:frame draw:id="id7" presentation:style-name="a522" draw:name="Segnaposto intestazione 3" svg:x="0in" svg:y="0in" svg:width="3.5878in" svg:height="0.58425in" presentation:class="header" presentation:placeholder="false">
          <draw:text-box>
            <text:p text:style-name="a521" text:class-names="" text:cond-style-name=""><text:span text:style-name="a520" text:class-names=""/></text:p>
          </draw:text-box>
          <svg:title/>
          <svg:desc/>
        </draw:frame>
        <draw:frame draw:id="id8" presentation:style-name="a525" draw:name="Segnaposto data 4" svg:x="4.67953in" svg:y="0in" svg:width="3.5878in" svg:height="0.58425in" presentation:class="date-time" presentation:placeholder="false">
          <draw:text-box>
            <text:p text:style-name="a524" text:class-names="" text:cond-style-name=""><text:span text:style-name="a523" text:class-names=""/></text:p>
          </draw:text-box>
          <svg:title/>
          <svg:desc/>
        </draw:frame>
        <draw:frame draw:id="id9" presentation:style-name="a528" draw:name="Segnaposto piè di pagina 5" svg:x="0in" svg:y="11.10827in" svg:width="3.5878in" svg:height="0.58425in" presentation:class="footer" presentation:placeholder="false">
          <draw:text-box>
            <text:p text:style-name="a527" text:class-names="" text:cond-style-name=""><text:span text:style-name="a526" text:class-names=""/></text:p>
          </draw:text-box>
          <svg:title/>
          <svg:desc/>
        </draw:frame>
        <draw:frame draw:id="id10" presentation:style-name="a531" draw:name="Segnaposto numero diapositiva 6" svg:x="4.67953in" svg:y="11.10827in" svg:width="3.5878in" svg:height="0.58425in" presentation:class="page-number" presentation:placeholder="false">
          <draw:text-box>
            <text:p text:style-name="a530" text:class-names="" text:cond-style-name=""><text:span text:style-name="a529" text:class-names=""><text:page-number style:num-format="1" text:fixed="false"/></text:span></text:p>
          </draw:text-box>
          <svg:title/>
          <svg:desc/>
        </draw:frame>
      </presentation:notes>
    </style:master-page>
    <style:master-page style:name="Master2-Nature_Illustration1" style:page-layout-name="pageLayout1" draw:style-name="a534">
      <draw:frame draw:id="id69" presentation:style-name="a537" draw:name="Segnaposto titolo 1" svg:x="0.55118in" svg:y="0.32953in" svg:width="9.92087in" svg:height="1.38031in" presentation:class="title" presentation:placeholder="false">
        <draw:text-box>
          <text:p text:style-name="a536" text:class-names="" text:cond-style-name=""><text:span text:style-name="a535" text:class-names=""/></text:p>
        </draw:text-box>
        <svg:title/>
        <svg:desc/>
      </draw:frame>
      <draw:frame draw:id="id70" presentation:style-name="a553" draw:name="Segnaposto testo 2" svg:x="0.55118in" svg:y="1.93465in" svg:width="9.92087in" svg:height="5.30945in" presentation:class="outline" presentation:placeholder="false">
        <draw:text-box>
          <text:list text:style-name="a540">
            <text:list-item>
              <text:p text:style-name="a539" text:class-names="" text:cond-style-name=""><text:span text:style-name="a538" text:class-names="">Fare clic per modificare gli stili del testo dello schema</text:span></text:p>
            </text:list-item>
          </text:list>
          <text:list text:style-name="a543">
            <text:list-item>
              <text:list text:style-name="a543">
                <text:list-item>
                  <text:p text:style-name="a542" text:class-names="" text:cond-style-name=""><text:span text:style-name="a541" text:class-names="">Secondo livello</text:span></text:p>
                </text:list-item>
              </text:list>
            </text:list-item>
          </text:list>
          <text:list text:style-name="a546">
            <text:list-item>
              <text:list text:style-name="a546">
                <text:list-item>
                  <text:list text:style-name="a546">
                    <text:list-item>
                      <text:p text:style-name="a545" text:class-names="" text:cond-style-name=""><text:span text:style-name="a544" text:class-names="">Terzo livello</text:span></text:p>
                    </text:list-item>
                  </text:list>
                </text:list-item>
              </text:list>
            </text:list-item>
          </text:list>
          <text:list text:style-name="a549">
            <text:list-item>
              <text:list text:style-name="a549">
                <text:list-item>
                  <text:list text:style-name="a549">
                    <text:list-item>
                      <text:list text:style-name="a549">
                        <text:list-item>
                          <text:p text:style-name="a548" text:class-names="" text:cond-style-name=""><text:span text:style-name="a547" text:class-names="">Quarto livello</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50" text:class-names="">Quinto livello</text:span></text:p>
                            </text:list-item>
                          </text:list>
                        </text:list-item>
                      </text:list>
                    </text:list-item>
                  </text:list>
                </text:list-item>
              </text:list>
            </text:list-item>
          </text:list>
        </draw:text-box>
        <svg:title/>
        <svg:desc/>
      </draw:frame>
      <draw:frame draw:id="id71" presentation:style-name="a556" draw:name="Segnaposto data 3" svg:x="0.03031in" svg:y="7.95276in" svg:width="2.56811in" svg:height="0.57008in" presentation:class="date-time" presentation:placeholder="false">
        <draw:text-box>
          <text:p text:style-name="a555" text:class-names="" text:cond-style-name=""><text:span text:style-name="a554" text:class-names=""/></text:p>
        </draw:text-box>
        <svg:title/>
        <svg:desc/>
      </draw:frame>
      <draw:frame draw:id="id72" presentation:style-name="a559" draw:name="Segnaposto piè di pagina 4" svg:x="3.77008in" svg:y="7.95276in" svg:width="3.49409in" svg:height="0.57008in" presentation:class="footer" presentation:placeholder="false">
        <draw:text-box>
          <text:p text:style-name="a558" text:class-names="" text:cond-style-name=""><text:span text:style-name="a557" text:class-names=""/></text:p>
        </draw:text-box>
        <svg:title/>
        <svg:desc/>
      </draw:frame>
      <draw:frame draw:id="id73" presentation:style-name="a562" draw:name="Segnaposto numero diapositiva 5" svg:x="8.29803in" svg:y="7.93386in" svg:width="2.56811in" svg:height="0.57008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page-layout-name="pageLayout2" draw:style-name="a579">
        <draw:page-thumbnail svg:x="1.21063in" svg:y="0.88858in" svg:width="5.84567in" svg:height="4.38425in" presentation:class="page" draw:id="id5" presentation:style-name="a563" draw:name="Segnaposto immagine diapositiva 1">
          <svg:title/>
          <svg:desc/>
        </draw:page-thumbnail>
        <draw:frame draw:id="id6" presentation:style-name="a566" draw:name="Segnaposto note 2" svg:x="0.82677in" svg:y="5.55394in" svg:width="6.61378in" svg:height="5.26142in" presentation:class="notes" presentation:placeholder="false">
          <draw:text-box>
            <text:p text:style-name="a565" text:class-names="" text:cond-style-name=""><text:span text:style-name="a564" text:class-names=""/></text:p>
          </draw:text-box>
          <svg:title/>
          <svg:desc/>
        </draw:frame>
        <draw:frame draw:id="id7" presentation:style-name="a569" draw:name="Segnaposto intestazione 3" svg:x="0in" svg:y="0in" svg:width="3.5878in" svg:height="0.58425in" presentation:class="header" presentation:placeholder="false">
          <draw:text-box>
            <text:p text:style-name="a568" text:class-names="" text:cond-style-name=""><text:span text:style-name="a567" text:class-names=""/></text:p>
          </draw:text-box>
          <svg:title/>
          <svg:desc/>
        </draw:frame>
        <draw:frame draw:id="id8" presentation:style-name="a572" draw:name="Segnaposto data 4" svg:x="4.67953in" svg:y="0in" svg:width="3.5878in" svg:height="0.58425in" presentation:class="date-time" presentation:placeholder="false">
          <draw:text-box>
            <text:p text:style-name="a571" text:class-names="" text:cond-style-name=""><text:span text:style-name="a570" text:class-names=""/></text:p>
          </draw:text-box>
          <svg:title/>
          <svg:desc/>
        </draw:frame>
        <draw:frame draw:id="id9" presentation:style-name="a575" draw:name="Segnaposto piè di pagina 5" svg:x="0in" svg:y="11.10827in" svg:width="3.5878in" svg:height="0.58425in" presentation:class="footer" presentation:placeholder="false">
          <draw:text-box>
            <text:p text:style-name="a574" text:class-names="" text:cond-style-name=""><text:span text:style-name="a573" text:class-names=""/></text:p>
          </draw:text-box>
          <svg:title/>
          <svg:desc/>
        </draw:frame>
        <draw:frame draw:id="id10" presentation:style-name="a578" draw:name="Segnaposto numero diapositiva 6" svg:x="4.67953in" svg:y="11.10827in" svg:width="3.5878in" svg:height="0.58425in" presentation:class="page-number" presentation:placeholder="false">
          <draw:text-box>
            <text:p text:style-name="a577" text:class-names="" text:cond-style-name=""><text:span text:style-name="a576" text:class-names=""><text:page-number style:num-format="1" text:fixed="false"/></text:span></text:p>
          </draw:text-box>
          <svg:title/>
          <svg:desc/>
        </draw:frame>
      </presentation:notes>
    </style:master-page>
    <style:master-page style:name="Master2-Layout1-title-Diapositiva-titolo" style:page-layout-name="pageLayout1" draw:style-name="a581">
      <draw:frame draw:id="id74" presentation:style-name="a584" draw:name="Titolo 1" svg:x="1.37847in" svg:y="1.35243in" svg:width="8.26736in" svg:height="2.87847in" presentation:class="title" presentation:placeholder="false">
        <draw:text-box>
          <text:p text:style-name="a583" text:class-names="" text:cond-style-name=""><text:span text:style-name="a582" text:class-names="">Fare clic per modificare lo stile del titolo dello schema</text:span></text:p>
        </draw:text-box>
        <svg:title/>
        <svg:desc/>
      </draw:frame>
      <draw:frame draw:id="id75" presentation:style-name="a587" draw:name="Sottotitolo 2" svg:x="1.37847in" svg:y="4.34201in" svg:width="8.26736in" svg:height="1.99653in" presentation:class="subtitle" presentation:placeholder="false">
        <draw:text-box>
          <text:p text:style-name="a586" text:class-names="" text:cond-style-name=""><text:span text:style-name="a585" text:class-names="">Fare clic per modificare lo stile del sottotitolo dello schema</text:span></text:p>
        </draw:text-box>
        <svg:title/>
        <svg:desc/>
      </draw:frame>
      <draw:frame draw:id="id76" presentation:style-name="a590" draw:name="Segnaposto data 3" svg:x="0.03031in" svg:y="7.95276in" svg:width="2.56811in" svg:height="0.57008in" presentation:class="date-time" presentation:placeholder="false">
        <draw:text-box>
          <text:p text:style-name="a589" text:class-names="" text:cond-style-name=""><text:span text:style-name="a588" text:class-names=""/></text:p>
        </draw:text-box>
        <svg:title/>
        <svg:desc/>
      </draw:frame>
      <draw:frame draw:id="id77" presentation:style-name="a593" draw:name="Segnaposto piè di pagina 4" svg:x="3.77008in" svg:y="7.95276in" svg:width="3.49409in" svg:height="0.57008in" presentation:class="footer" presentation:placeholder="false">
        <draw:text-box>
          <text:p text:style-name="a592" text:class-names="" text:cond-style-name=""><text:span text:style-name="a591" text:class-names=""/></text:p>
        </draw:text-box>
        <svg:title/>
        <svg:desc/>
      </draw:frame>
      <draw:frame draw:id="id78" presentation:style-name="a596" draw:name="Segnaposto numero diapositiva 5" svg:x="8.29803in" svg:y="7.93386in" svg:width="2.56811in" svg:height="0.57008in" presentation:class="page-number" presentation:placeholder="false">
        <draw:text-box>
          <text:p text:style-name="a595" text:class-names="" text:cond-style-name=""><text:span text:style-name="a594" text:class-names=""><text:page-number style:num-format="1" text:fixed="false"/></text:span></text:p>
        </draw:text-box>
        <svg:title/>
        <svg:desc/>
      </draw:frame>
      <presentation:notes style:page-layout-name="pageLayout2" draw:style-name="a613">
        <draw:page-thumbnail svg:x="1.21063in" svg:y="0.88858in" svg:width="5.84567in" svg:height="4.38425in" presentation:class="page" draw:id="id5" presentation:style-name="a597" draw:name="Segnaposto immagine diapositiva 1">
          <svg:title/>
          <svg:desc/>
        </draw:page-thumbnail>
        <draw:frame draw:id="id6" presentation:style-name="a600" draw:name="Segnaposto note 2" svg:x="0.82677in" svg:y="5.55394in" svg:width="6.61378in" svg:height="5.26142in" presentation:class="notes" presentation:placeholder="false">
          <draw:text-box>
            <text:p text:style-name="a599" text:class-names="" text:cond-style-name=""><text:span text:style-name="a598" text:class-names=""/></text:p>
          </draw:text-box>
          <svg:title/>
          <svg:desc/>
        </draw:frame>
        <draw:frame draw:id="id7" presentation:style-name="a603" draw:name="Segnaposto intestazione 3" svg:x="0in" svg:y="0in" svg:width="3.5878in" svg:height="0.58425in" presentation:class="header" presentation:placeholder="false">
          <draw:text-box>
            <text:p text:style-name="a602" text:class-names="" text:cond-style-name=""><text:span text:style-name="a601" text:class-names=""/></text:p>
          </draw:text-box>
          <svg:title/>
          <svg:desc/>
        </draw:frame>
        <draw:frame draw:id="id8" presentation:style-name="a606" draw:name="Segnaposto data 4" svg:x="4.67953in" svg:y="0in" svg:width="3.5878in" svg:height="0.58425in" presentation:class="date-time" presentation:placeholder="false">
          <draw:text-box>
            <text:p text:style-name="a605" text:class-names="" text:cond-style-name=""><text:span text:style-name="a604" text:class-names=""/></text:p>
          </draw:text-box>
          <svg:title/>
          <svg:desc/>
        </draw:frame>
        <draw:frame draw:id="id9" presentation:style-name="a609" draw:name="Segnaposto piè di pagina 5" svg:x="0in" svg:y="11.10827in" svg:width="3.5878in" svg:height="0.58425in" presentation:class="footer" presentation:placeholder="false">
          <draw:text-box>
            <text:p text:style-name="a608" text:class-names="" text:cond-style-name=""><text:span text:style-name="a607" text:class-names=""/></text:p>
          </draw:text-box>
          <svg:title/>
          <svg:desc/>
        </draw:frame>
        <draw:frame draw:id="id10" presentation:style-name="a612" draw:name="Segnaposto numero diapositiva 6" svg:x="4.67953in" svg:y="11.10827in" svg:width="3.5878in" svg:height="0.58425in" presentation:class="page-number" presentation:placeholder="false">
          <draw:text-box>
            <text:p text:style-name="a611" text:class-names="" text:cond-style-name=""><text:span text:style-name="a610" text:class-names=""><text:page-number style:num-format="1" text:fixed="false"/></text:span></text:p>
          </draw:text-box>
          <svg:title/>
          <svg:desc/>
        </draw:frame>
      </presentation:notes>
    </style:master-page>
    <style:master-page style:name="Master2-Layout2-obj-Titolo-e-contenuto" style:page-layout-name="pageLayout1" draw:style-name="a615">
      <draw:frame draw:id="id79" presentation:style-name="a618" draw:name="Titolo 1" svg:x="0.55118in" svg:y="0.32953in" svg:width="9.92087in" svg:height="1.38031in" presentation:class="title" presentation:placeholder="false">
        <draw:text-box>
          <text:p text:style-name="a617" text:class-names="" text:cond-style-name=""><text:span text:style-name="a616" text:class-names="">Fare clic per modificare lo stile del titolo dello schema</text:span></text:p>
        </draw:text-box>
        <svg:title/>
        <svg:desc/>
      </draw:frame>
      <draw:frame draw:id="id80" presentation:style-name="a633" draw:name="Segnaposto contenuto 2" svg:x="0.55118in" svg:y="1.93465in" svg:width="9.92087in" svg:height="5.30945in" presentation:class="object" presentation:placeholder="false">
        <draw:text-box>
          <text:p text:style-name="a620" text:class-names="" text:cond-style-name=""><text:span text:style-name="a619" text:class-names="">Fare clic per modificare gli stili del testo dello schema</text:span></text:p>
          <text:list text:style-name="a623">
            <text:list-item>
              <text:list text:style-name="a623">
                <text:list-item>
                  <text:p text:style-name="a622" text:class-names="" text:cond-style-name=""><text:span text:style-name="a621" text:class-names="">Secondo livello</text:span></text:p>
                </text:list-item>
              </text:list>
            </text:list-item>
          </text:list>
          <text:list text:style-name="a626">
            <text:list-item>
              <text:list text:style-name="a626">
                <text:list-item>
                  <text:list text:style-name="a626">
                    <text:list-item>
                      <text:p text:style-name="a625" text:class-names="" text:cond-style-name=""><text:span text:style-name="a624" text:class-names="">Terzo livello</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Quarto livello</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Quinto livello</text:span></text:p>
                            </text:list-item>
                          </text:list>
                        </text:list-item>
                      </text:list>
                    </text:list-item>
                  </text:list>
                </text:list-item>
              </text:list>
            </text:list-item>
          </text:list>
        </draw:text-box>
        <svg:title/>
        <svg:desc/>
      </draw:frame>
      <draw:frame draw:id="id81" presentation:style-name="a636" draw:name="Segnaposto data 3" svg:x="0.03031in" svg:y="7.95276in" svg:width="2.56811in" svg:height="0.57008in" presentation:class="date-time" presentation:placeholder="false">
        <draw:text-box>
          <text:p text:style-name="a635" text:class-names="" text:cond-style-name=""><text:span text:style-name="a634" text:class-names=""/></text:p>
        </draw:text-box>
        <svg:title/>
        <svg:desc/>
      </draw:frame>
      <draw:frame draw:id="id82" presentation:style-name="a639" draw:name="Segnaposto piè di pagina 4" svg:x="3.77008in" svg:y="7.95276in" svg:width="3.49409in" svg:height="0.57008in" presentation:class="footer" presentation:placeholder="false">
        <draw:text-box>
          <text:p text:style-name="a638" text:class-names="" text:cond-style-name=""><text:span text:style-name="a637" text:class-names=""/></text:p>
        </draw:text-box>
        <svg:title/>
        <svg:desc/>
      </draw:frame>
      <draw:frame draw:id="id83" presentation:style-name="a642" draw:name="Segnaposto numero diapositiva 5" svg:x="8.29803in" svg:y="7.93386in" svg:width="2.56811in" svg:height="0.57008in" presentation:class="page-number" presentation:placeholder="false">
        <draw:text-box>
          <text:p text:style-name="a641" text:class-names="" text:cond-style-name=""><text:span text:style-name="a640" text:class-names=""><text:page-number style:num-format="1" text:fixed="false"/></text:span></text:p>
        </draw:text-box>
        <svg:title/>
        <svg:desc/>
      </draw:frame>
      <presentation:notes style:page-layout-name="pageLayout2" draw:style-name="a659">
        <draw:page-thumbnail svg:x="1.21063in" svg:y="0.88858in" svg:width="5.84567in" svg:height="4.38425in" presentation:class="page" draw:id="id5" presentation:style-name="a643" draw:name="Segnaposto immagine diapositiva 1">
          <svg:title/>
          <svg:desc/>
        </draw:page-thumbnail>
        <draw:frame draw:id="id6" presentation:style-name="a646" draw:name="Segnaposto note 2" svg:x="0.82677in" svg:y="5.55394in" svg:width="6.61378in" svg:height="5.26142in" presentation:class="notes" presentation:placeholder="false">
          <draw:text-box>
            <text:p text:style-name="a645" text:class-names="" text:cond-style-name=""><text:span text:style-name="a644" text:class-names=""/></text:p>
          </draw:text-box>
          <svg:title/>
          <svg:desc/>
        </draw:frame>
        <draw:frame draw:id="id7" presentation:style-name="a649" draw:name="Segnaposto intestazione 3" svg:x="0in" svg:y="0in" svg:width="3.5878in" svg:height="0.58425in" presentation:class="header" presentation:placeholder="false">
          <draw:text-box>
            <text:p text:style-name="a648" text:class-names="" text:cond-style-name=""><text:span text:style-name="a647" text:class-names=""/></text:p>
          </draw:text-box>
          <svg:title/>
          <svg:desc/>
        </draw:frame>
        <draw:frame draw:id="id8" presentation:style-name="a652" draw:name="Segnaposto data 4" svg:x="4.67953in" svg:y="0in" svg:width="3.5878in" svg:height="0.58425in" presentation:class="date-time" presentation:placeholder="false">
          <draw:text-box>
            <text:p text:style-name="a651" text:class-names="" text:cond-style-name=""><text:span text:style-name="a650" text:class-names=""/></text:p>
          </draw:text-box>
          <svg:title/>
          <svg:desc/>
        </draw:frame>
        <draw:frame draw:id="id9" presentation:style-name="a655" draw:name="Segnaposto piè di pagina 5" svg:x="0in" svg:y="11.10827in" svg:width="3.5878in" svg:height="0.58425in" presentation:class="footer" presentation:placeholder="false">
          <draw:text-box>
            <text:p text:style-name="a654" text:class-names="" text:cond-style-name=""><text:span text:style-name="a653" text:class-names=""/></text:p>
          </draw:text-box>
          <svg:title/>
          <svg:desc/>
        </draw:frame>
        <draw:frame draw:id="id10" presentation:style-name="a658" draw:name="Segnaposto numero diapositiva 6" svg:x="4.67953in" svg:y="11.10827in" svg:width="3.5878in" svg:height="0.58425in" presentation:class="page-number" presentation:placeholder="false">
          <draw:text-box>
            <text:p text:style-name="a657" text:class-names="" text:cond-style-name=""><text:span text:style-name="a656" text:class-names=""><text:page-number style:num-format="1" text:fixed="false"/></text:span></text:p>
          </draw:text-box>
          <svg:title/>
          <svg:desc/>
        </draw:frame>
      </presentation:notes>
    </style:master-page>
    <style:master-page style:name="Master2-Layout3-secHead-Intestazione-sezione" style:page-layout-name="pageLayout1" draw:style-name="a661">
      <draw:frame draw:id="id84" presentation:style-name="a664" draw:name="Titolo 1" svg:x="0.75174in" svg:y="2.06076in" svg:width="9.50868in" svg:height="3.43924in" presentation:class="title" presentation:placeholder="false">
        <draw:text-box>
          <text:p text:style-name="a663" text:class-names="" text:cond-style-name=""><text:span text:style-name="a662" text:class-names="">Fare clic per modificare lo stile del titolo dello schema</text:span></text:p>
        </draw:text-box>
        <svg:title/>
        <svg:desc/>
      </draw:frame>
      <draw:frame draw:id="id85" presentation:style-name="a668" draw:name="Segnaposto testo 2" svg:x="0.75174in" svg:y="5.53299in" svg:width="9.50868in" svg:height="1.80729in" presentation:class="outline" presentation:placeholder="false">
        <draw:text-box>
          <text:list text:style-name="a667">
            <text:list-item>
              <text:p text:style-name="a666" text:class-names="" text:cond-style-name=""><text:span text:style-name="a665" text:class-names="">Fare clic per modificare gli stili del testo dello schema</text:span></text:p>
            </text:list-item>
          </text:list>
        </draw:text-box>
        <svg:title/>
        <svg:desc/>
      </draw:frame>
      <draw:frame draw:id="id86" presentation:style-name="a671" draw:name="Segnaposto data 3" svg:x="0.03031in" svg:y="7.95276in" svg:width="2.56811in" svg:height="0.57008in" presentation:class="date-time" presentation:placeholder="false">
        <draw:text-box>
          <text:p text:style-name="a670" text:class-names="" text:cond-style-name=""><text:span text:style-name="a669" text:class-names=""/></text:p>
        </draw:text-box>
        <svg:title/>
        <svg:desc/>
      </draw:frame>
      <draw:frame draw:id="id87" presentation:style-name="a674" draw:name="Segnaposto piè di pagina 4" svg:x="3.77008in" svg:y="7.95276in" svg:width="3.49409in" svg:height="0.57008in" presentation:class="footer" presentation:placeholder="false">
        <draw:text-box>
          <text:p text:style-name="a673" text:class-names="" text:cond-style-name=""><text:span text:style-name="a672" text:class-names=""/></text:p>
        </draw:text-box>
        <svg:title/>
        <svg:desc/>
      </draw:frame>
      <draw:frame draw:id="id88" presentation:style-name="a677" draw:name="Segnaposto numero diapositiva 5" svg:x="8.29803in" svg:y="7.93386in" svg:width="2.56811in" svg:height="0.57008in" presentation:class="page-number" presentation:placeholder="false">
        <draw:text-box>
          <text:p text:style-name="a676" text:class-names="" text:cond-style-name=""><text:span text:style-name="a675" text:class-names=""><text:page-number style:num-format="1" text:fixed="false"/></text:span></text:p>
        </draw:text-box>
        <svg:title/>
        <svg:desc/>
      </draw:frame>
      <presentation:notes style:page-layout-name="pageLayout2" draw:style-name="a694">
        <draw:page-thumbnail svg:x="1.21063in" svg:y="0.88858in" svg:width="5.84567in" svg:height="4.38425in" presentation:class="page" draw:id="id5" presentation:style-name="a678" draw:name="Segnaposto immagine diapositiva 1">
          <svg:title/>
          <svg:desc/>
        </draw:page-thumbnail>
        <draw:frame draw:id="id6" presentation:style-name="a681" draw:name="Segnaposto note 2" svg:x="0.82677in" svg:y="5.55394in" svg:width="6.61378in" svg:height="5.26142in" presentation:class="notes" presentation:placeholder="false">
          <draw:text-box>
            <text:p text:style-name="a680" text:class-names="" text:cond-style-name=""><text:span text:style-name="a679" text:class-names=""/></text:p>
          </draw:text-box>
          <svg:title/>
          <svg:desc/>
        </draw:frame>
        <draw:frame draw:id="id7" presentation:style-name="a684" draw:name="Segnaposto intestazione 3" svg:x="0in" svg:y="0in" svg:width="3.5878in" svg:height="0.58425in" presentation:class="header" presentation:placeholder="false">
          <draw:text-box>
            <text:p text:style-name="a683" text:class-names="" text:cond-style-name=""><text:span text:style-name="a682" text:class-names=""/></text:p>
          </draw:text-box>
          <svg:title/>
          <svg:desc/>
        </draw:frame>
        <draw:frame draw:id="id8" presentation:style-name="a687" draw:name="Segnaposto data 4" svg:x="4.67953in" svg:y="0in" svg:width="3.5878in" svg:height="0.58425in" presentation:class="date-time" presentation:placeholder="false">
          <draw:text-box>
            <text:p text:style-name="a686" text:class-names="" text:cond-style-name=""><text:span text:style-name="a685" text:class-names=""/></text:p>
          </draw:text-box>
          <svg:title/>
          <svg:desc/>
        </draw:frame>
        <draw:frame draw:id="id9" presentation:style-name="a690" draw:name="Segnaposto piè di pagina 5" svg:x="0in" svg:y="11.10827in" svg:width="3.5878in" svg:height="0.58425in" presentation:class="footer" presentation:placeholder="false">
          <draw:text-box>
            <text:p text:style-name="a689" text:class-names="" text:cond-style-name=""><text:span text:style-name="a688" text:class-names=""/></text:p>
          </draw:text-box>
          <svg:title/>
          <svg:desc/>
        </draw:frame>
        <draw:frame draw:id="id10" presentation:style-name="a693" draw:name="Segnaposto numero diapositiva 6" svg:x="4.67953in" svg:y="11.10827in" svg:width="3.5878in" svg:height="0.58425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2-Layout4-twoObj-Due-contenuti" style:page-layout-name="pageLayout1" draw:style-name="a696">
      <draw:frame draw:id="id89" presentation:style-name="a699" draw:name="Titolo 1" svg:x="0.55118in" svg:y="0.32953in" svg:width="9.92087in" svg:height="1.38031in" presentation:class="title" presentation:placeholder="false">
        <draw:text-box>
          <text:p text:style-name="a698" text:class-names="" text:cond-style-name=""><text:span text:style-name="a697" text:class-names="">Fare clic per modificare lo stile del titolo dello schema</text:span></text:p>
        </draw:text-box>
        <svg:title/>
        <svg:desc/>
      </draw:frame>
      <draw:frame draw:id="id90" presentation:style-name="a714" draw:name="Segnaposto contenuto 2" svg:x="0.55035in" svg:y="1.93403in" svg:width="4.87674in" svg:height="5.31076in" presentation:class="object" presentation:placeholder="false">
        <draw:text-box>
          <text:p text:style-name="a701" text:class-names="" text:cond-style-name=""><text:span text:style-name="a700" text:class-names="">Fare clic per modificare gli stili del testo dello schema</text:span></text:p>
          <text:list text:style-name="a704">
            <text:list-item>
              <text:list text:style-name="a704">
                <text:list-item>
                  <text:p text:style-name="a703" text:class-names="" text:cond-style-name=""><text:span text:style-name="a702" text:class-names="">Secondo livello</text:span></text:p>
                </text:list-item>
              </text:list>
            </text:list-item>
          </text:list>
          <text:list text:style-name="a707">
            <text:list-item>
              <text:list text:style-name="a707">
                <text:list-item>
                  <text:list text:style-name="a707">
                    <text:list-item>
                      <text:p text:style-name="a706" text:class-names="" text:cond-style-name=""><text:span text:style-name="a705" text:class-names="">Terzo livello</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Quarto livello</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1" text:class-names="">Quinto livello</text:span></text:p>
                            </text:list-item>
                          </text:list>
                        </text:list-item>
                      </text:list>
                    </text:list-item>
                  </text:list>
                </text:list-item>
              </text:list>
            </text:list-item>
          </text:list>
        </draw:text-box>
        <svg:title/>
        <svg:desc/>
      </draw:frame>
      <draw:frame draw:id="id91" presentation:style-name="a729" draw:name="Segnaposto contenuto 3" svg:x="5.59375in" svg:y="1.93403in" svg:width="4.87847in" svg:height="5.31076in" presentation:class="object" presentation:placeholder="false">
        <draw:text-box>
          <text:p text:style-name="a716" text:class-names="" text:cond-style-name=""><text:span text:style-name="a715" text:class-names="">Fare clic per modificare gli stili del testo dello schema</text:span></text:p>
          <text:list text:style-name="a719">
            <text:list-item>
              <text:list text:style-name="a719">
                <text:list-item>
                  <text:p text:style-name="a718" text:class-names="" text:cond-style-name=""><text:span text:style-name="a717" text:class-names="">Secondo livello</text:span></text:p>
                </text:list-item>
              </text:list>
            </text:list-item>
          </text:list>
          <text:list text:style-name="a722">
            <text:list-item>
              <text:list text:style-name="a722">
                <text:list-item>
                  <text:list text:style-name="a722">
                    <text:list-item>
                      <text:p text:style-name="a721" text:class-names="" text:cond-style-name=""><text:span text:style-name="a720" text:class-names="">Terzo livello</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Quarto livello</text:span></text:p>
                        </text:list-item>
                      </text:list>
                    </text:list-item>
                  </text:list>
                </text:list-item>
              </text:list>
            </text:list-item>
          </text:list>
          <text:list text:style-name="a728">
            <text:list-item>
              <text:list text:style-name="a728">
                <text:list-item>
                  <text:list text:style-name="a728">
                    <text:list-item>
                      <text:list text:style-name="a728">
                        <text:list-item>
                          <text:list text:style-name="a728">
                            <text:list-item>
                              <text:p text:style-name="a727" text:class-names="" text:cond-style-name=""><text:span text:style-name="a726" text:class-names="">Quinto livello</text:span></text:p>
                            </text:list-item>
                          </text:list>
                        </text:list-item>
                      </text:list>
                    </text:list-item>
                  </text:list>
                </text:list-item>
              </text:list>
            </text:list-item>
          </text:list>
        </draw:text-box>
        <svg:title/>
        <svg:desc/>
      </draw:frame>
      <draw:frame draw:id="id92" presentation:style-name="a732" draw:name="Segnaposto data 4" svg:x="0.03031in" svg:y="7.95276in" svg:width="2.56811in" svg:height="0.57008in" presentation:class="date-time" presentation:placeholder="false">
        <draw:text-box>
          <text:p text:style-name="a731" text:class-names="" text:cond-style-name=""><text:span text:style-name="a730" text:class-names=""/></text:p>
        </draw:text-box>
        <svg:title/>
        <svg:desc/>
      </draw:frame>
      <draw:frame draw:id="id93" presentation:style-name="a735" draw:name="Segnaposto piè di pagina 5" svg:x="3.77008in" svg:y="7.95276in" svg:width="3.49409in" svg:height="0.57008in" presentation:class="footer" presentation:placeholder="false">
        <draw:text-box>
          <text:p text:style-name="a734" text:class-names="" text:cond-style-name=""><text:span text:style-name="a733" text:class-names=""/></text:p>
        </draw:text-box>
        <svg:title/>
        <svg:desc/>
      </draw:frame>
      <draw:frame draw:id="id94" presentation:style-name="a738" draw:name="Segnaposto numero diapositiva 6" svg:x="8.29803in" svg:y="7.93386in" svg:width="2.56811in" svg:height="0.57008in" presentation:class="page-number" presentation:placeholder="false">
        <draw:text-box>
          <text:p text:style-name="a737" text:class-names="" text:cond-style-name=""><text:span text:style-name="a736" text:class-names=""><text:page-number style:num-format="1" text:fixed="false"/></text:span></text:p>
        </draw:text-box>
        <svg:title/>
        <svg:desc/>
      </draw:frame>
      <presentation:notes style:page-layout-name="pageLayout2" draw:style-name="a755">
        <draw:page-thumbnail svg:x="1.21063in" svg:y="0.88858in" svg:width="5.84567in" svg:height="4.38425in" presentation:class="page" draw:id="id5" presentation:style-name="a739" draw:name="Segnaposto immagine diapositiva 1">
          <svg:title/>
          <svg:desc/>
        </draw:page-thumbnail>
        <draw:frame draw:id="id6" presentation:style-name="a742" draw:name="Segnaposto note 2" svg:x="0.82677in" svg:y="5.55394in" svg:width="6.61378in" svg:height="5.26142in" presentation:class="notes" presentation:placeholder="false">
          <draw:text-box>
            <text:p text:style-name="a741" text:class-names="" text:cond-style-name=""><text:span text:style-name="a740" text:class-names=""/></text:p>
          </draw:text-box>
          <svg:title/>
          <svg:desc/>
        </draw:frame>
        <draw:frame draw:id="id7" presentation:style-name="a745" draw:name="Segnaposto intestazione 3" svg:x="0in" svg:y="0in" svg:width="3.5878in" svg:height="0.58425in" presentation:class="header" presentation:placeholder="false">
          <draw:text-box>
            <text:p text:style-name="a744" text:class-names="" text:cond-style-name=""><text:span text:style-name="a743" text:class-names=""/></text:p>
          </draw:text-box>
          <svg:title/>
          <svg:desc/>
        </draw:frame>
        <draw:frame draw:id="id8" presentation:style-name="a748" draw:name="Segnaposto data 4" svg:x="4.67953in" svg:y="0in" svg:width="3.5878in" svg:height="0.58425in" presentation:class="date-time" presentation:placeholder="false">
          <draw:text-box>
            <text:p text:style-name="a747" text:class-names="" text:cond-style-name=""><text:span text:style-name="a746" text:class-names=""/></text:p>
          </draw:text-box>
          <svg:title/>
          <svg:desc/>
        </draw:frame>
        <draw:frame draw:id="id9" presentation:style-name="a751" draw:name="Segnaposto piè di pagina 5" svg:x="0in" svg:y="11.10827in" svg:width="3.5878in" svg:height="0.58425in" presentation:class="footer" presentation:placeholder="false">
          <draw:text-box>
            <text:p text:style-name="a750" text:class-names="" text:cond-style-name=""><text:span text:style-name="a749" text:class-names=""/></text:p>
          </draw:text-box>
          <svg:title/>
          <svg:desc/>
        </draw:frame>
        <draw:frame draw:id="id10" presentation:style-name="a754" draw:name="Segnaposto numero diapositiva 6" svg:x="4.67953in" svg:y="11.10827in" svg:width="3.5878in" svg:height="0.58425in" presentation:class="page-number" presentation:placeholder="false">
          <draw:text-box>
            <text:p text:style-name="a753" text:class-names="" text:cond-style-name=""><text:span text:style-name="a752" text:class-names=""><text:page-number style:num-format="1" text:fixed="false"/></text:span></text:p>
          </draw:text-box>
          <svg:title/>
          <svg:desc/>
        </draw:frame>
      </presentation:notes>
    </style:master-page>
    <style:master-page style:name="Master2-Layout5-twoTxTwoObj-Confronto" style:page-layout-name="pageLayout1" draw:style-name="a757">
      <draw:frame draw:id="id95" presentation:style-name="a760" draw:name="Titolo 1" svg:x="0.75868in" svg:y="0.44097in" svg:width="9.50868in" svg:height="1.59722in" presentation:class="title" presentation:placeholder="false">
        <draw:text-box>
          <text:p text:style-name="a759" text:class-names="" text:cond-style-name=""><text:span text:style-name="a758" text:class-names="">Fare clic per modificare lo stile del titolo dello schema</text:span></text:p>
        </draw:text-box>
        <svg:title/>
        <svg:desc/>
      </draw:frame>
      <draw:frame draw:id="id96" presentation:style-name="a764" draw:name="Segnaposto testo 2" svg:x="0.75868in" svg:y="2.02604in" svg:width="4.66493in" svg:height="0.99306in" presentation:class="outline" presentation:placeholder="false">
        <draw:text-box>
          <text:list text:style-name="a763">
            <text:list-item>
              <text:p text:style-name="a762" text:class-names="" text:cond-style-name=""><text:span text:style-name="a761" text:class-names="">Fare clic per modificare gli stili del testo dello schema</text:span></text:p>
            </text:list-item>
          </text:list>
        </draw:text-box>
        <svg:title/>
        <svg:desc/>
      </draw:frame>
      <draw:frame draw:id="id97" presentation:style-name="a779" draw:name="Segnaposto contenuto 3" svg:x="0.75868in" svg:y="3.0191in" svg:width="4.66493in" svg:height="4.44271in" presentation:class="object" presentation:placeholder="false">
        <draw:text-box>
          <text:p text:style-name="a766" text:class-names="" text:cond-style-name=""><text:span text:style-name="a765" text:class-names="">Fare clic per modificare gli stili del testo dello schema</text:span></text:p>
          <text:list text:style-name="a769">
            <text:list-item>
              <text:list text:style-name="a769">
                <text:list-item>
                  <text:p text:style-name="a768" text:class-names="" text:cond-style-name=""><text:span text:style-name="a767" text:class-names="">Secondo livello</text:span></text:p>
                </text:list-item>
              </text:list>
            </text:list-item>
          </text:list>
          <text:list text:style-name="a772">
            <text:list-item>
              <text:list text:style-name="a772">
                <text:list-item>
                  <text:list text:style-name="a772">
                    <text:list-item>
                      <text:p text:style-name="a771" text:class-names="" text:cond-style-name=""><text:span text:style-name="a770" text:class-names="">Terzo livello</text:span></text:p>
                    </text:list-item>
                  </text:list>
                </text:list-item>
              </text:list>
            </text:list-item>
          </text:list>
          <text:list text:style-name="a775">
            <text:list-item>
              <text:list text:style-name="a775">
                <text:list-item>
                  <text:list text:style-name="a775">
                    <text:list-item>
                      <text:list text:style-name="a775">
                        <text:list-item>
                          <text:p text:style-name="a774" text:class-names="" text:cond-style-name=""><text:span text:style-name="a773" text:class-names="">Quarto livello</text:span></text:p>
                        </text:list-item>
                      </text:list>
                    </text:list-item>
                  </text:list>
                </text:list-item>
              </text:list>
            </text:list-item>
          </text:list>
          <text:list text:style-name="a778">
            <text:list-item>
              <text:list text:style-name="a778">
                <text:list-item>
                  <text:list text:style-name="a778">
                    <text:list-item>
                      <text:list text:style-name="a778">
                        <text:list-item>
                          <text:list text:style-name="a778">
                            <text:list-item>
                              <text:p text:style-name="a777" text:class-names="" text:cond-style-name=""><text:span text:style-name="a776" text:class-names="">Quinto livello</text:span></text:p>
                            </text:list-item>
                          </text:list>
                        </text:list-item>
                      </text:list>
                    </text:list-item>
                  </text:list>
                </text:list-item>
              </text:list>
            </text:list-item>
          </text:list>
        </draw:text-box>
        <svg:title/>
        <svg:desc/>
      </draw:frame>
      <draw:frame draw:id="id98" presentation:style-name="a783" draw:name="Segnaposto testo 4" svg:x="5.5816in" svg:y="2.02604in" svg:width="4.68576in" svg:height="0.99306in" presentation:class="outline" presentation:placeholder="false">
        <draw:text-box>
          <text:list text:style-name="a782">
            <text:list-item>
              <text:p text:style-name="a781" text:class-names="" text:cond-style-name=""><text:span text:style-name="a780" text:class-names="">Fare clic per modificare gli stili del testo dello schema</text:span></text:p>
            </text:list-item>
          </text:list>
        </draw:text-box>
        <svg:title/>
        <svg:desc/>
      </draw:frame>
      <draw:frame draw:id="id99" presentation:style-name="a798" draw:name="Segnaposto contenuto 5" svg:x="5.5816in" svg:y="3.0191in" svg:width="4.68576in" svg:height="4.44271in" presentation:class="object" presentation:placeholder="false">
        <draw:text-box>
          <text:p text:style-name="a785" text:class-names="" text:cond-style-name=""><text:span text:style-name="a784" text:class-names="">Fare clic per modificare gli stili del testo dello schema</text:span></text:p>
          <text:list text:style-name="a788">
            <text:list-item>
              <text:list text:style-name="a788">
                <text:list-item>
                  <text:p text:style-name="a787" text:class-names="" text:cond-style-name=""><text:span text:style-name="a786" text:class-names="">Secondo livello</text:span></text:p>
                </text:list-item>
              </text:list>
            </text:list-item>
          </text:list>
          <text:list text:style-name="a791">
            <text:list-item>
              <text:list text:style-name="a791">
                <text:list-item>
                  <text:list text:style-name="a791">
                    <text:list-item>
                      <text:p text:style-name="a790" text:class-names="" text:cond-style-name=""><text:span text:style-name="a789" text:class-names="">Terzo livello</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Quarto livello</text:span></text:p>
                        </text:list-item>
                      </text:list>
                    </text:list-item>
                  </text:list>
                </text:list-item>
              </text:list>
            </text:list-item>
          </text:list>
          <text:list text:style-name="a797">
            <text:list-item>
              <text:list text:style-name="a797">
                <text:list-item>
                  <text:list text:style-name="a797">
                    <text:list-item>
                      <text:list text:style-name="a797">
                        <text:list-item>
                          <text:list text:style-name="a797">
                            <text:list-item>
                              <text:p text:style-name="a796" text:class-names="" text:cond-style-name=""><text:span text:style-name="a795" text:class-names="">Quinto livello</text:span></text:p>
                            </text:list-item>
                          </text:list>
                        </text:list-item>
                      </text:list>
                    </text:list-item>
                  </text:list>
                </text:list-item>
              </text:list>
            </text:list-item>
          </text:list>
        </draw:text-box>
        <svg:title/>
        <svg:desc/>
      </draw:frame>
      <draw:frame draw:id="id100" presentation:style-name="a801" draw:name="Segnaposto data 6" svg:x="0.03031in" svg:y="7.95276in" svg:width="2.56811in" svg:height="0.57008in" presentation:class="date-time" presentation:placeholder="false">
        <draw:text-box>
          <text:p text:style-name="a800" text:class-names="" text:cond-style-name=""><text:span text:style-name="a799" text:class-names=""/></text:p>
        </draw:text-box>
        <svg:title/>
        <svg:desc/>
      </draw:frame>
      <draw:frame draw:id="id101" presentation:style-name="a804" draw:name="Segnaposto piè di pagina 7" svg:x="3.77008in" svg:y="7.95276in" svg:width="3.49409in" svg:height="0.57008in" presentation:class="footer" presentation:placeholder="false">
        <draw:text-box>
          <text:p text:style-name="a803" text:class-names="" text:cond-style-name=""><text:span text:style-name="a802" text:class-names=""/></text:p>
        </draw:text-box>
        <svg:title/>
        <svg:desc/>
      </draw:frame>
      <draw:frame draw:id="id102" presentation:style-name="a807" draw:name="Segnaposto numero diapositiva 8" svg:x="8.29803in" svg:y="7.93386in" svg:width="2.56811in" svg:height="0.57008in" presentation:class="page-number" presentation:placeholder="false">
        <draw:text-box>
          <text:p text:style-name="a806" text:class-names="" text:cond-style-name=""><text:span text:style-name="a805" text:class-names=""><text:page-number style:num-format="1" text:fixed="false"/></text:span></text:p>
        </draw:text-box>
        <svg:title/>
        <svg:desc/>
      </draw:frame>
      <presentation:notes style:page-layout-name="pageLayout2" draw:style-name="a824">
        <draw:page-thumbnail svg:x="1.21063in" svg:y="0.88858in" svg:width="5.84567in" svg:height="4.38425in" presentation:class="page" draw:id="id5" presentation:style-name="a808" draw:name="Segnaposto immagine diapositiva 1">
          <svg:title/>
          <svg:desc/>
        </draw:page-thumbnail>
        <draw:frame draw:id="id6" presentation:style-name="a811" draw:name="Segnaposto note 2" svg:x="0.82677in" svg:y="5.55394in" svg:width="6.61378in" svg:height="5.26142in" presentation:class="notes" presentation:placeholder="false">
          <draw:text-box>
            <text:p text:style-name="a810" text:class-names="" text:cond-style-name=""><text:span text:style-name="a809" text:class-names=""/></text:p>
          </draw:text-box>
          <svg:title/>
          <svg:desc/>
        </draw:frame>
        <draw:frame draw:id="id7" presentation:style-name="a814" draw:name="Segnaposto intestazione 3" svg:x="0in" svg:y="0in" svg:width="3.5878in" svg:height="0.58425in" presentation:class="header" presentation:placeholder="false">
          <draw:text-box>
            <text:p text:style-name="a813" text:class-names="" text:cond-style-name=""><text:span text:style-name="a812" text:class-names=""/></text:p>
          </draw:text-box>
          <svg:title/>
          <svg:desc/>
        </draw:frame>
        <draw:frame draw:id="id8" presentation:style-name="a817" draw:name="Segnaposto data 4" svg:x="4.67953in" svg:y="0in" svg:width="3.5878in" svg:height="0.58425in" presentation:class="date-time" presentation:placeholder="false">
          <draw:text-box>
            <text:p text:style-name="a816" text:class-names="" text:cond-style-name=""><text:span text:style-name="a815" text:class-names=""/></text:p>
          </draw:text-box>
          <svg:title/>
          <svg:desc/>
        </draw:frame>
        <draw:frame draw:id="id9" presentation:style-name="a820" draw:name="Segnaposto piè di pagina 5" svg:x="0in" svg:y="11.10827in" svg:width="3.5878in" svg:height="0.58425in" presentation:class="footer" presentation:placeholder="false">
          <draw:text-box>
            <text:p text:style-name="a819" text:class-names="" text:cond-style-name=""><text:span text:style-name="a818" text:class-names=""/></text:p>
          </draw:text-box>
          <svg:title/>
          <svg:desc/>
        </draw:frame>
        <draw:frame draw:id="id10" presentation:style-name="a823" draw:name="Segnaposto numero diapositiva 6" svg:x="4.67953in" svg:y="11.10827in" svg:width="3.5878in" svg:height="0.58425in" presentation:class="page-number" presentation:placeholder="false">
          <draw:text-box>
            <text:p text:style-name="a822" text:class-names="" text:cond-style-name=""><text:span text:style-name="a821" text:class-names=""><text:page-number style:num-format="1" text:fixed="false"/></text:span></text:p>
          </draw:text-box>
          <svg:title/>
          <svg:desc/>
        </draw:frame>
      </presentation:notes>
    </style:master-page>
    <style:master-page style:name="Master2-Layout6-titleOnly-Solo-titolo" style:page-layout-name="pageLayout1" draw:style-name="a826">
      <draw:frame draw:id="id103" presentation:style-name="a829" draw:name="Titolo 1" svg:x="0.55118in" svg:y="0.32953in" svg:width="9.92087in" svg:height="1.38031in" presentation:class="title" presentation:placeholder="false">
        <draw:text-box>
          <text:p text:style-name="a828" text:class-names="" text:cond-style-name=""><text:span text:style-name="a827" text:class-names="">Fare clic per modificare lo stile del titolo dello schema</text:span></text:p>
        </draw:text-box>
        <svg:title/>
        <svg:desc/>
      </draw:frame>
      <draw:frame draw:id="id104" presentation:style-name="a832" draw:name="Segnaposto data 2" svg:x="0.03031in" svg:y="7.95276in" svg:width="2.56811in" svg:height="0.57008in" presentation:class="date-time" presentation:placeholder="false">
        <draw:text-box>
          <text:p text:style-name="a831" text:class-names="" text:cond-style-name=""><text:span text:style-name="a830" text:class-names=""/></text:p>
        </draw:text-box>
        <svg:title/>
        <svg:desc/>
      </draw:frame>
      <draw:frame draw:id="id105" presentation:style-name="a835" draw:name="Segnaposto piè di pagina 3" svg:x="3.77008in" svg:y="7.95276in" svg:width="3.49409in" svg:height="0.57008in" presentation:class="footer" presentation:placeholder="false">
        <draw:text-box>
          <text:p text:style-name="a834" text:class-names="" text:cond-style-name=""><text:span text:style-name="a833" text:class-names=""/></text:p>
        </draw:text-box>
        <svg:title/>
        <svg:desc/>
      </draw:frame>
      <draw:frame draw:id="id106" presentation:style-name="a838" draw:name="Segnaposto numero diapositiva 4" svg:x="8.29803in" svg:y="7.93386in" svg:width="2.56811in" svg:height="0.57008in" presentation:class="page-number" presentation:placeholder="false">
        <draw:text-box>
          <text:p text:style-name="a837" text:class-names="" text:cond-style-name=""><text:span text:style-name="a836" text:class-names=""><text:page-number style:num-format="1" text:fixed="false"/></text:span></text:p>
        </draw:text-box>
        <svg:title/>
        <svg:desc/>
      </draw:frame>
      <presentation:notes style:page-layout-name="pageLayout2" draw:style-name="a855">
        <draw:page-thumbnail svg:x="1.21063in" svg:y="0.88858in" svg:width="5.84567in" svg:height="4.38425in" presentation:class="page" draw:id="id5" presentation:style-name="a839" draw:name="Segnaposto immagine diapositiva 1">
          <svg:title/>
          <svg:desc/>
        </draw:page-thumbnail>
        <draw:frame draw:id="id6" presentation:style-name="a842" draw:name="Segnaposto note 2" svg:x="0.82677in" svg:y="5.55394in" svg:width="6.61378in" svg:height="5.26142in" presentation:class="notes" presentation:placeholder="false">
          <draw:text-box>
            <text:p text:style-name="a841" text:class-names="" text:cond-style-name=""><text:span text:style-name="a840" text:class-names=""/></text:p>
          </draw:text-box>
          <svg:title/>
          <svg:desc/>
        </draw:frame>
        <draw:frame draw:id="id7" presentation:style-name="a845" draw:name="Segnaposto intestazione 3" svg:x="0in" svg:y="0in" svg:width="3.5878in" svg:height="0.58425in" presentation:class="header" presentation:placeholder="false">
          <draw:text-box>
            <text:p text:style-name="a844" text:class-names="" text:cond-style-name=""><text:span text:style-name="a843" text:class-names=""/></text:p>
          </draw:text-box>
          <svg:title/>
          <svg:desc/>
        </draw:frame>
        <draw:frame draw:id="id8" presentation:style-name="a848" draw:name="Segnaposto data 4" svg:x="4.67953in" svg:y="0in" svg:width="3.5878in" svg:height="0.58425in" presentation:class="date-time" presentation:placeholder="false">
          <draw:text-box>
            <text:p text:style-name="a847" text:class-names="" text:cond-style-name=""><text:span text:style-name="a846" text:class-names=""/></text:p>
          </draw:text-box>
          <svg:title/>
          <svg:desc/>
        </draw:frame>
        <draw:frame draw:id="id9" presentation:style-name="a851" draw:name="Segnaposto piè di pagina 5" svg:x="0in" svg:y="11.10827in" svg:width="3.5878in" svg:height="0.58425in" presentation:class="footer" presentation:placeholder="false">
          <draw:text-box>
            <text:p text:style-name="a850" text:class-names="" text:cond-style-name=""><text:span text:style-name="a849" text:class-names=""/></text:p>
          </draw:text-box>
          <svg:title/>
          <svg:desc/>
        </draw:frame>
        <draw:frame draw:id="id10" presentation:style-name="a854" draw:name="Segnaposto numero diapositiva 6" svg:x="4.67953in" svg:y="11.10827in" svg:width="3.5878in" svg:height="0.58425in" presentation:class="page-number" presentation:placeholder="false">
          <draw:text-box>
            <text:p text:style-name="a853" text:class-names="" text:cond-style-name=""><text:span text:style-name="a852" text:class-names=""><text:page-number style:num-format="1" text:fixed="false"/></text:span></text:p>
          </draw:text-box>
          <svg:title/>
          <svg:desc/>
        </draw:frame>
      </presentation:notes>
    </style:master-page>
    <style:master-page style:name="Master2-Layout7-blank-Vuota" style:page-layout-name="pageLayout1" draw:style-name="a857">
      <draw:frame draw:id="id107" presentation:style-name="a860" draw:name="Segnaposto data 1" svg:x="0.03031in" svg:y="7.95276in" svg:width="2.56811in" svg:height="0.57008in" presentation:class="date-time" presentation:placeholder="false">
        <draw:text-box>
          <text:p text:style-name="a859" text:class-names="" text:cond-style-name=""><text:span text:style-name="a858" text:class-names=""/></text:p>
        </draw:text-box>
        <svg:title/>
        <svg:desc/>
      </draw:frame>
      <draw:frame draw:id="id108" presentation:style-name="a863" draw:name="Segnaposto piè di pagina 2" svg:x="3.77008in" svg:y="7.95276in" svg:width="3.49409in" svg:height="0.57008in" presentation:class="footer" presentation:placeholder="false">
        <draw:text-box>
          <text:p text:style-name="a862" text:class-names="" text:cond-style-name=""><text:span text:style-name="a861" text:class-names=""/></text:p>
        </draw:text-box>
        <svg:title/>
        <svg:desc/>
      </draw:frame>
      <draw:frame draw:id="id109" presentation:style-name="a866" draw:name="Segnaposto numero diapositiva 3" svg:x="8.29803in" svg:y="7.93386in" svg:width="2.56811in" svg:height="0.57008in" presentation:class="page-number" presentation:placeholder="false">
        <draw:text-box>
          <text:p text:style-name="a865" text:class-names="" text:cond-style-name=""><text:span text:style-name="a864" text:class-names=""><text:page-number style:num-format="1" text:fixed="false"/></text:span></text:p>
        </draw:text-box>
        <svg:title/>
        <svg:desc/>
      </draw:frame>
      <presentation:notes style:page-layout-name="pageLayout2" draw:style-name="a883">
        <draw:page-thumbnail svg:x="1.21063in" svg:y="0.88858in" svg:width="5.84567in" svg:height="4.38425in" presentation:class="page" draw:id="id5" presentation:style-name="a867" draw:name="Segnaposto immagine diapositiva 1">
          <svg:title/>
          <svg:desc/>
        </draw:page-thumbnail>
        <draw:frame draw:id="id6" presentation:style-name="a870" draw:name="Segnaposto note 2" svg:x="0.82677in" svg:y="5.55394in" svg:width="6.61378in" svg:height="5.26142in" presentation:class="notes" presentation:placeholder="false">
          <draw:text-box>
            <text:p text:style-name="a869" text:class-names="" text:cond-style-name=""><text:span text:style-name="a868" text:class-names=""/></text:p>
          </draw:text-box>
          <svg:title/>
          <svg:desc/>
        </draw:frame>
        <draw:frame draw:id="id7" presentation:style-name="a873" draw:name="Segnaposto intestazione 3" svg:x="0in" svg:y="0in" svg:width="3.5878in" svg:height="0.58425in" presentation:class="header" presentation:placeholder="false">
          <draw:text-box>
            <text:p text:style-name="a872" text:class-names="" text:cond-style-name=""><text:span text:style-name="a871" text:class-names=""/></text:p>
          </draw:text-box>
          <svg:title/>
          <svg:desc/>
        </draw:frame>
        <draw:frame draw:id="id8" presentation:style-name="a876" draw:name="Segnaposto data 4" svg:x="4.67953in" svg:y="0in" svg:width="3.5878in" svg:height="0.58425in" presentation:class="date-time" presentation:placeholder="false">
          <draw:text-box>
            <text:p text:style-name="a875" text:class-names="" text:cond-style-name=""><text:span text:style-name="a874" text:class-names=""/></text:p>
          </draw:text-box>
          <svg:title/>
          <svg:desc/>
        </draw:frame>
        <draw:frame draw:id="id9" presentation:style-name="a879" draw:name="Segnaposto piè di pagina 5" svg:x="0in" svg:y="11.10827in" svg:width="3.5878in" svg:height="0.58425in" presentation:class="footer" presentation:placeholder="false">
          <draw:text-box>
            <text:p text:style-name="a878" text:class-names="" text:cond-style-name=""><text:span text:style-name="a877" text:class-names=""/></text:p>
          </draw:text-box>
          <svg:title/>
          <svg:desc/>
        </draw:frame>
        <draw:frame draw:id="id10" presentation:style-name="a882" draw:name="Segnaposto numero diapositiva 6" svg:x="4.67953in" svg:y="11.10827in" svg:width="3.5878in" svg:height="0.58425in" presentation:class="page-number" presentation:placeholder="false">
          <draw:text-box>
            <text:p text:style-name="a881" text:class-names="" text:cond-style-name=""><text:span text:style-name="a880" text:class-names=""><text:page-number style:num-format="1" text:fixed="false"/></text:span></text:p>
          </draw:text-box>
          <svg:title/>
          <svg:desc/>
        </draw:frame>
      </presentation:notes>
    </style:master-page>
    <style:master-page style:name="Master2-Layout8-objTx-Contenuto-con-didascalia" style:page-layout-name="pageLayout1" draw:style-name="a885">
      <draw:frame draw:id="id110" presentation:style-name="a888" draw:name="Titolo 1" svg:x="0.75868in" svg:y="0.55035in" svg:width="3.55556in" svg:height="1.93056in" presentation:class="title" presentation:placeholder="false">
        <draw:text-box>
          <text:p text:style-name="a887" text:class-names="" text:cond-style-name=""><text:span text:style-name="a886" text:class-names="">Fare clic per modificare lo stile del titolo dello schema</text:span></text:p>
        </draw:text-box>
        <svg:title/>
        <svg:desc/>
      </draw:frame>
      <draw:frame draw:id="id111" presentation:style-name="a903" draw:name="Segnaposto contenuto 2" svg:x="4.6875in" svg:y="1.19097in" svg:width="5.57986in" svg:height="5.875in" presentation:class="object" presentation:placeholder="false">
        <draw:text-box>
          <text:p text:style-name="a890" text:class-names="" text:cond-style-name=""><text:span text:style-name="a889" text:class-names="">Fare clic per modificare gli stili del testo dello schema</text:span></text:p>
          <text:list text:style-name="a893">
            <text:list-item>
              <text:list text:style-name="a893">
                <text:list-item>
                  <text:p text:style-name="a892" text:class-names="" text:cond-style-name=""><text:span text:style-name="a891" text:class-names="">Secondo livello</text:span></text:p>
                </text:list-item>
              </text:list>
            </text:list-item>
          </text:list>
          <text:list text:style-name="a896">
            <text:list-item>
              <text:list text:style-name="a896">
                <text:list-item>
                  <text:list text:style-name="a896">
                    <text:list-item>
                      <text:p text:style-name="a895" text:class-names="" text:cond-style-name=""><text:span text:style-name="a894" text:class-names="">Terzo livello</text:span></text:p>
                    </text:list-item>
                  </text:list>
                </text:list-item>
              </text:list>
            </text:list-item>
          </text:list>
          <text:list text:style-name="a899">
            <text:list-item>
              <text:list text:style-name="a899">
                <text:list-item>
                  <text:list text:style-name="a899">
                    <text:list-item>
                      <text:list text:style-name="a899">
                        <text:list-item>
                          <text:p text:style-name="a898" text:class-names="" text:cond-style-name=""><text:span text:style-name="a897" text:class-names="">Quarto livello</text:span></text:p>
                        </text:list-item>
                      </text:list>
                    </text:list-item>
                  </text:list>
                </text:list-item>
              </text:list>
            </text:list-item>
          </text:list>
          <text:list text:style-name="a902">
            <text:list-item>
              <text:list text:style-name="a902">
                <text:list-item>
                  <text:list text:style-name="a902">
                    <text:list-item>
                      <text:list text:style-name="a902">
                        <text:list-item>
                          <text:list text:style-name="a902">
                            <text:list-item>
                              <text:p text:style-name="a901" text:class-names="" text:cond-style-name=""><text:span text:style-name="a900" text:class-names="">Quinto livello</text:span></text:p>
                            </text:list-item>
                          </text:list>
                        </text:list-item>
                      </text:list>
                    </text:list-item>
                  </text:list>
                </text:list-item>
              </text:list>
            </text:list-item>
          </text:list>
        </draw:text-box>
        <svg:title/>
        <svg:desc/>
      </draw:frame>
      <draw:frame draw:id="id112" presentation:style-name="a907" draw:name="Segnaposto testo 3" svg:x="0.75868in" svg:y="2.4809in" svg:width="3.55556in" svg:height="4.59375in" presentation:class="outline" presentation:placeholder="false">
        <draw:text-box>
          <text:list text:style-name="a906">
            <text:list-item>
              <text:p text:style-name="a905" text:class-names="" text:cond-style-name=""><text:span text:style-name="a904" text:class-names="">Fare clic per modificare gli stili del testo dello schema</text:span></text:p>
            </text:list-item>
          </text:list>
        </draw:text-box>
        <svg:title/>
        <svg:desc/>
      </draw:frame>
      <draw:frame draw:id="id113" presentation:style-name="a910" draw:name="Segnaposto data 4" svg:x="0.03031in" svg:y="7.95276in" svg:width="2.56811in" svg:height="0.57008in" presentation:class="date-time" presentation:placeholder="false">
        <draw:text-box>
          <text:p text:style-name="a909" text:class-names="" text:cond-style-name=""><text:span text:style-name="a908" text:class-names=""/></text:p>
        </draw:text-box>
        <svg:title/>
        <svg:desc/>
      </draw:frame>
      <draw:frame draw:id="id114" presentation:style-name="a913" draw:name="Segnaposto piè di pagina 5" svg:x="3.77008in" svg:y="7.95276in" svg:width="3.49409in" svg:height="0.57008in" presentation:class="footer" presentation:placeholder="false">
        <draw:text-box>
          <text:p text:style-name="a912" text:class-names="" text:cond-style-name=""><text:span text:style-name="a911" text:class-names=""/></text:p>
        </draw:text-box>
        <svg:title/>
        <svg:desc/>
      </draw:frame>
      <draw:frame draw:id="id115" presentation:style-name="a916" draw:name="Segnaposto numero diapositiva 6" svg:x="8.29803in" svg:y="7.93386in" svg:width="2.56811in" svg:height="0.57008in" presentation:class="page-number" presentation:placeholder="false">
        <draw:text-box>
          <text:p text:style-name="a915" text:class-names="" text:cond-style-name=""><text:span text:style-name="a914" text:class-names=""><text:page-number style:num-format="1" text:fixed="false"/></text:span></text:p>
        </draw:text-box>
        <svg:title/>
        <svg:desc/>
      </draw:frame>
      <presentation:notes style:page-layout-name="pageLayout2" draw:style-name="a933">
        <draw:page-thumbnail svg:x="1.21063in" svg:y="0.88858in" svg:width="5.84567in" svg:height="4.38425in" presentation:class="page" draw:id="id5" presentation:style-name="a917" draw:name="Segnaposto immagine diapositiva 1">
          <svg:title/>
          <svg:desc/>
        </draw:page-thumbnail>
        <draw:frame draw:id="id6" presentation:style-name="a920" draw:name="Segnaposto note 2" svg:x="0.82677in" svg:y="5.55394in" svg:width="6.61378in" svg:height="5.26142in" presentation:class="notes" presentation:placeholder="false">
          <draw:text-box>
            <text:p text:style-name="a919" text:class-names="" text:cond-style-name=""><text:span text:style-name="a918" text:class-names=""/></text:p>
          </draw:text-box>
          <svg:title/>
          <svg:desc/>
        </draw:frame>
        <draw:frame draw:id="id7" presentation:style-name="a923" draw:name="Segnaposto intestazione 3" svg:x="0in" svg:y="0in" svg:width="3.5878in" svg:height="0.58425in" presentation:class="header" presentation:placeholder="false">
          <draw:text-box>
            <text:p text:style-name="a922" text:class-names="" text:cond-style-name=""><text:span text:style-name="a921" text:class-names=""/></text:p>
          </draw:text-box>
          <svg:title/>
          <svg:desc/>
        </draw:frame>
        <draw:frame draw:id="id8" presentation:style-name="a926" draw:name="Segnaposto data 4" svg:x="4.67953in" svg:y="0in" svg:width="3.5878in" svg:height="0.58425in" presentation:class="date-time" presentation:placeholder="false">
          <draw:text-box>
            <text:p text:style-name="a925" text:class-names="" text:cond-style-name=""><text:span text:style-name="a924" text:class-names=""/></text:p>
          </draw:text-box>
          <svg:title/>
          <svg:desc/>
        </draw:frame>
        <draw:frame draw:id="id9" presentation:style-name="a929" draw:name="Segnaposto piè di pagina 5" svg:x="0in" svg:y="11.10827in" svg:width="3.5878in" svg:height="0.58425in" presentation:class="footer" presentation:placeholder="false">
          <draw:text-box>
            <text:p text:style-name="a928" text:class-names="" text:cond-style-name=""><text:span text:style-name="a927" text:class-names=""/></text:p>
          </draw:text-box>
          <svg:title/>
          <svg:desc/>
        </draw:frame>
        <draw:frame draw:id="id10" presentation:style-name="a932" draw:name="Segnaposto numero diapositiva 6" svg:x="4.67953in" svg:y="11.10827in" svg:width="3.5878in" svg:height="0.58425in" presentation:class="page-number" presentation:placeholder="false">
          <draw:text-box>
            <text:p text:style-name="a931" text:class-names="" text:cond-style-name=""><text:span text:style-name="a930" text:class-names=""><text:page-number style:num-format="1" text:fixed="false"/></text:span></text:p>
          </draw:text-box>
          <svg:title/>
          <svg:desc/>
        </draw:frame>
      </presentation:notes>
    </style:master-page>
    <style:master-page style:name="Master2-Layout9-picTx-Immagine-con-didascalia" style:page-layout-name="pageLayout1" draw:style-name="a935">
      <draw:frame draw:id="id116" presentation:style-name="a938" draw:name="Titolo 1" svg:x="0.75868in" svg:y="0.55035in" svg:width="3.55556in" svg:height="1.93056in" presentation:class="title" presentation:placeholder="false">
        <draw:text-box>
          <text:p text:style-name="a937" text:class-names="" text:cond-style-name=""><text:span text:style-name="a936" text:class-names="">Fare clic per modificare lo stile del titolo dello schema</text:span></text:p>
        </draw:text-box>
        <svg:title/>
        <svg:desc/>
      </draw:frame>
      <draw:frame draw:id="id117" presentation:style-name="a941" draw:name="Segnaposto immagine 2" svg:x="4.6875in" svg:y="1.19097in" svg:width="5.57986in" svg:height="5.875in" presentation:class="graphic" presentation:placeholder="false">
        <draw:text-box>
          <text:p text:style-name="a940" text:class-names="" text:cond-style-name=""><text:span text:style-name="a939" text:class-names=""/></text:p>
        </draw:text-box>
        <svg:title/>
        <svg:desc/>
      </draw:frame>
      <draw:frame draw:id="id118" presentation:style-name="a945" draw:name="Segnaposto testo 3" svg:x="0.75868in" svg:y="2.4809in" svg:width="3.55556in" svg:height="4.59375in" presentation:class="outline" presentation:placeholder="false">
        <draw:text-box>
          <text:list text:style-name="a944">
            <text:list-item>
              <text:p text:style-name="a943" text:class-names="" text:cond-style-name=""><text:span text:style-name="a942" text:class-names="">Fare clic per modificare gli stili del testo dello schema</text:span></text:p>
            </text:list-item>
          </text:list>
        </draw:text-box>
        <svg:title/>
        <svg:desc/>
      </draw:frame>
      <draw:frame draw:id="id119" presentation:style-name="a948" draw:name="Segnaposto data 4" svg:x="0.03031in" svg:y="7.95276in" svg:width="2.56811in" svg:height="0.57008in" presentation:class="date-time" presentation:placeholder="false">
        <draw:text-box>
          <text:p text:style-name="a947" text:class-names="" text:cond-style-name=""><text:span text:style-name="a946" text:class-names=""/></text:p>
        </draw:text-box>
        <svg:title/>
        <svg:desc/>
      </draw:frame>
      <draw:frame draw:id="id120" presentation:style-name="a951" draw:name="Segnaposto piè di pagina 5" svg:x="3.77008in" svg:y="7.95276in" svg:width="3.49409in" svg:height="0.57008in" presentation:class="footer" presentation:placeholder="false">
        <draw:text-box>
          <text:p text:style-name="a950" text:class-names="" text:cond-style-name=""><text:span text:style-name="a949" text:class-names=""/></text:p>
        </draw:text-box>
        <svg:title/>
        <svg:desc/>
      </draw:frame>
      <draw:frame draw:id="id121" presentation:style-name="a954" draw:name="Segnaposto numero diapositiva 6" svg:x="8.29803in" svg:y="7.93386in" svg:width="2.56811in" svg:height="0.57008in" presentation:class="page-number" presentation:placeholder="false">
        <draw:text-box>
          <text:p text:style-name="a953" text:class-names="" text:cond-style-name=""><text:span text:style-name="a952" text:class-names=""><text:page-number style:num-format="1" text:fixed="false"/></text:span></text:p>
        </draw:text-box>
        <svg:title/>
        <svg:desc/>
      </draw:frame>
      <presentation:notes style:page-layout-name="pageLayout2" draw:style-name="a971">
        <draw:page-thumbnail svg:x="1.21063in" svg:y="0.88858in" svg:width="5.84567in" svg:height="4.38425in" presentation:class="page" draw:id="id5" presentation:style-name="a955" draw:name="Segnaposto immagine diapositiva 1">
          <svg:title/>
          <svg:desc/>
        </draw:page-thumbnail>
        <draw:frame draw:id="id6" presentation:style-name="a958" draw:name="Segnaposto note 2" svg:x="0.82677in" svg:y="5.55394in" svg:width="6.61378in" svg:height="5.26142in" presentation:class="notes" presentation:placeholder="false">
          <draw:text-box>
            <text:p text:style-name="a957" text:class-names="" text:cond-style-name=""><text:span text:style-name="a956" text:class-names=""/></text:p>
          </draw:text-box>
          <svg:title/>
          <svg:desc/>
        </draw:frame>
        <draw:frame draw:id="id7" presentation:style-name="a961" draw:name="Segnaposto intestazione 3" svg:x="0in" svg:y="0in" svg:width="3.5878in" svg:height="0.58425in" presentation:class="header" presentation:placeholder="false">
          <draw:text-box>
            <text:p text:style-name="a960" text:class-names="" text:cond-style-name=""><text:span text:style-name="a959" text:class-names=""/></text:p>
          </draw:text-box>
          <svg:title/>
          <svg:desc/>
        </draw:frame>
        <draw:frame draw:id="id8" presentation:style-name="a964" draw:name="Segnaposto data 4" svg:x="4.67953in" svg:y="0in" svg:width="3.5878in" svg:height="0.58425in" presentation:class="date-time" presentation:placeholder="false">
          <draw:text-box>
            <text:p text:style-name="a963" text:class-names="" text:cond-style-name=""><text:span text:style-name="a962" text:class-names=""/></text:p>
          </draw:text-box>
          <svg:title/>
          <svg:desc/>
        </draw:frame>
        <draw:frame draw:id="id9" presentation:style-name="a967" draw:name="Segnaposto piè di pagina 5" svg:x="0in" svg:y="11.10827in" svg:width="3.5878in" svg:height="0.58425in" presentation:class="footer" presentation:placeholder="false">
          <draw:text-box>
            <text:p text:style-name="a966" text:class-names="" text:cond-style-name=""><text:span text:style-name="a965" text:class-names=""/></text:p>
          </draw:text-box>
          <svg:title/>
          <svg:desc/>
        </draw:frame>
        <draw:frame draw:id="id10" presentation:style-name="a970" draw:name="Segnaposto numero diapositiva 6" svg:x="4.67953in" svg:y="11.10827in" svg:width="3.5878in" svg:height="0.58425in" presentation:class="page-number" presentation:placeholder="false">
          <draw:text-box>
            <text:p text:style-name="a969" text:class-names="" text:cond-style-name=""><text:span text:style-name="a968" text:class-names=""><text:page-number style:num-format="1" text:fixed="false"/></text:span></text:p>
          </draw:text-box>
          <svg:title/>
          <svg:desc/>
        </draw:frame>
      </presentation:notes>
    </style:master-page>
    <style:master-page style:name="Master2-Layout10-vertTx-Titolo-e-testo-verticale" style:page-layout-name="pageLayout1" draw:style-name="a973">
      <draw:frame draw:id="id122" presentation:style-name="a976" draw:name="Titolo 1" svg:x="0.55118in" svg:y="0.32953in" svg:width="9.92087in" svg:height="1.38031in" presentation:class="title" presentation:placeholder="false">
        <draw:text-box>
          <text:p text:style-name="a975" text:class-names="" text:cond-style-name=""><text:span text:style-name="a974" text:class-names="">Fare clic per modificare lo stile del titolo dello schema</text:span></text:p>
        </draw:text-box>
        <svg:title/>
        <svg:desc/>
      </draw:frame>
      <draw:frame draw:id="id123" presentation:style-name="a992" draw:name="Segnaposto testo verticale 2" svg:x="0.55118in" svg:y="1.93465in" svg:width="9.92087in" svg:height="5.30945in" presentation:class="outline" presentation:placeholder="false">
        <draw:text-box>
          <text:list text:style-name="a979">
            <text:list-item>
              <text:p text:style-name="a978" text:class-names="" text:cond-style-name=""><text:span text:style-name="a977" text:class-names="">Fare clic per modificare gli stili del testo dello schema</text:span></text:p>
            </text:list-item>
          </text:list>
          <text:list text:style-name="a982">
            <text:list-item>
              <text:list text:style-name="a982">
                <text:list-item>
                  <text:p text:style-name="a981" text:class-names="" text:cond-style-name=""><text:span text:style-name="a980" text:class-names="">Secondo livello</text:span></text:p>
                </text:list-item>
              </text:list>
            </text:list-item>
          </text:list>
          <text:list text:style-name="a985">
            <text:list-item>
              <text:list text:style-name="a985">
                <text:list-item>
                  <text:list text:style-name="a985">
                    <text:list-item>
                      <text:p text:style-name="a984" text:class-names="" text:cond-style-name=""><text:span text:style-name="a983" text:class-names="">Terzo livello</text:span></text:p>
                    </text:list-item>
                  </text:list>
                </text:list-item>
              </text:list>
            </text:list-item>
          </text:list>
          <text:list text:style-name="a988">
            <text:list-item>
              <text:list text:style-name="a988">
                <text:list-item>
                  <text:list text:style-name="a988">
                    <text:list-item>
                      <text:list text:style-name="a988">
                        <text:list-item>
                          <text:p text:style-name="a987" text:class-names="" text:cond-style-name=""><text:span text:style-name="a986" text:class-names="">Quarto livello</text:span></text:p>
                        </text:list-item>
                      </text:list>
                    </text:list-item>
                  </text:list>
                </text:list-item>
              </text:list>
            </text:list-item>
          </text:list>
          <text:list text:style-name="a991">
            <text:list-item>
              <text:list text:style-name="a991">
                <text:list-item>
                  <text:list text:style-name="a991">
                    <text:list-item>
                      <text:list text:style-name="a991">
                        <text:list-item>
                          <text:list text:style-name="a991">
                            <text:list-item>
                              <text:p text:style-name="a990" text:class-names="" text:cond-style-name=""><text:span text:style-name="a989" text:class-names="">Quinto livello</text:span></text:p>
                            </text:list-item>
                          </text:list>
                        </text:list-item>
                      </text:list>
                    </text:list-item>
                  </text:list>
                </text:list-item>
              </text:list>
            </text:list-item>
          </text:list>
        </draw:text-box>
        <svg:title/>
        <svg:desc/>
      </draw:frame>
      <draw:frame draw:id="id124" presentation:style-name="a995" draw:name="Segnaposto data 3" svg:x="0.03031in" svg:y="7.95276in" svg:width="2.56811in" svg:height="0.57008in" presentation:class="date-time" presentation:placeholder="false">
        <draw:text-box>
          <text:p text:style-name="a994" text:class-names="" text:cond-style-name=""><text:span text:style-name="a993" text:class-names=""/></text:p>
        </draw:text-box>
        <svg:title/>
        <svg:desc/>
      </draw:frame>
      <draw:frame draw:id="id125" presentation:style-name="a998" draw:name="Segnaposto piè di pagina 4" svg:x="3.77008in" svg:y="7.95276in" svg:width="3.49409in" svg:height="0.57008in" presentation:class="footer" presentation:placeholder="false">
        <draw:text-box>
          <text:p text:style-name="a997" text:class-names="" text:cond-style-name=""><text:span text:style-name="a996" text:class-names=""/></text:p>
        </draw:text-box>
        <svg:title/>
        <svg:desc/>
      </draw:frame>
      <draw:frame draw:id="id126" presentation:style-name="a1001" draw:name="Segnaposto numero diapositiva 5" svg:x="8.29803in" svg:y="7.93386in" svg:width="2.56811in" svg:height="0.57008in" presentation:class="page-number" presentation:placeholder="false">
        <draw:text-box>
          <text:p text:style-name="a1000" text:class-names="" text:cond-style-name=""><text:span text:style-name="a999" text:class-names=""><text:page-number style:num-format="1" text:fixed="false"/></text:span></text:p>
        </draw:text-box>
        <svg:title/>
        <svg:desc/>
      </draw:frame>
      <presentation:notes style:page-layout-name="pageLayout2" draw:style-name="a1018">
        <draw:page-thumbnail svg:x="1.21063in" svg:y="0.88858in" svg:width="5.84567in" svg:height="4.38425in" presentation:class="page" draw:id="id5" presentation:style-name="a1002" draw:name="Segnaposto immagine diapositiva 1">
          <svg:title/>
          <svg:desc/>
        </draw:page-thumbnail>
        <draw:frame draw:id="id6" presentation:style-name="a1005" draw:name="Segnaposto note 2" svg:x="0.82677in" svg:y="5.55394in" svg:width="6.61378in" svg:height="5.26142in" presentation:class="notes" presentation:placeholder="false">
          <draw:text-box>
            <text:p text:style-name="a1004" text:class-names="" text:cond-style-name=""><text:span text:style-name="a1003" text:class-names=""/></text:p>
          </draw:text-box>
          <svg:title/>
          <svg:desc/>
        </draw:frame>
        <draw:frame draw:id="id7" presentation:style-name="a1008" draw:name="Segnaposto intestazione 3" svg:x="0in" svg:y="0in" svg:width="3.5878in" svg:height="0.58425in" presentation:class="header" presentation:placeholder="false">
          <draw:text-box>
            <text:p text:style-name="a1007" text:class-names="" text:cond-style-name=""><text:span text:style-name="a1006" text:class-names=""/></text:p>
          </draw:text-box>
          <svg:title/>
          <svg:desc/>
        </draw:frame>
        <draw:frame draw:id="id8" presentation:style-name="a1011" draw:name="Segnaposto data 4" svg:x="4.67953in" svg:y="0in" svg:width="3.5878in" svg:height="0.58425in" presentation:class="date-time" presentation:placeholder="false">
          <draw:text-box>
            <text:p text:style-name="a1010" text:class-names="" text:cond-style-name=""><text:span text:style-name="a1009" text:class-names=""/></text:p>
          </draw:text-box>
          <svg:title/>
          <svg:desc/>
        </draw:frame>
        <draw:frame draw:id="id9" presentation:style-name="a1014" draw:name="Segnaposto piè di pagina 5" svg:x="0in" svg:y="11.10827in" svg:width="3.5878in" svg:height="0.58425in" presentation:class="footer" presentation:placeholder="false">
          <draw:text-box>
            <text:p text:style-name="a1013" text:class-names="" text:cond-style-name=""><text:span text:style-name="a1012" text:class-names=""/></text:p>
          </draw:text-box>
          <svg:title/>
          <svg:desc/>
        </draw:frame>
        <draw:frame draw:id="id10" presentation:style-name="a1017" draw:name="Segnaposto numero diapositiva 6" svg:x="4.67953in" svg:y="11.10827in" svg:width="3.5878in" svg:height="0.58425in" presentation:class="page-number" presentation:placeholder="false">
          <draw:text-box>
            <text:p text:style-name="a1016" text:class-names="" text:cond-style-name=""><text:span text:style-name="a1015" text:class-names=""><text:page-number style:num-format="1" text:fixed="false"/></text:span></text:p>
          </draw:text-box>
          <svg:title/>
          <svg:desc/>
        </draw:frame>
      </presentation:notes>
    </style:master-page>
    <style:master-page style:name="Master2-Layout11-vertTitleAndTx-Titolo-e-testo-verticale" style:page-layout-name="pageLayout1" draw:style-name="a1020">
      <draw:frame draw:id="id127" presentation:style-name="a1023" draw:name="Titolo verticale 1" svg:x="7.99306in" svg:y="0.32986in" svg:width="2.47917in" svg:height="6.91493in" presentation:class="title" presentation:placeholder="false">
        <draw:text-box>
          <text:p text:style-name="a1022" text:class-names="" text:cond-style-name=""><text:span text:style-name="a1021" text:class-names="">Fare clic per modificare lo stile del titolo dello schema</text:span></text:p>
        </draw:text-box>
        <svg:title/>
        <svg:desc/>
      </draw:frame>
      <draw:frame draw:id="id128" presentation:style-name="a1039" draw:name="Segnaposto testo verticale 2" svg:x="0.55035in" svg:y="0.32986in" svg:width="7.27604in" svg:height="6.91493in" presentation:class="outline" presentation:placeholder="false">
        <draw:text-box>
          <text:list text:style-name="a1026">
            <text:list-item>
              <text:p text:style-name="a1025" text:class-names="" text:cond-style-name=""><text:span text:style-name="a1024" text:class-names="">Fare clic per modificare gli stili del testo dello schema</text:span></text:p>
            </text:list-item>
          </text:list>
          <text:list text:style-name="a1029">
            <text:list-item>
              <text:list text:style-name="a1029">
                <text:list-item>
                  <text:p text:style-name="a1028" text:class-names="" text:cond-style-name=""><text:span text:style-name="a1027" text:class-names="">Secondo livello</text:span></text:p>
                </text:list-item>
              </text:list>
            </text:list-item>
          </text:list>
          <text:list text:style-name="a1032">
            <text:list-item>
              <text:list text:style-name="a1032">
                <text:list-item>
                  <text:list text:style-name="a1032">
                    <text:list-item>
                      <text:p text:style-name="a1031" text:class-names="" text:cond-style-name=""><text:span text:style-name="a1030" text:class-names="">Terzo livello</text:span></text:p>
                    </text:list-item>
                  </text:list>
                </text:list-item>
              </text:list>
            </text:list-item>
          </text:list>
          <text:list text:style-name="a1035">
            <text:list-item>
              <text:list text:style-name="a1035">
                <text:list-item>
                  <text:list text:style-name="a1035">
                    <text:list-item>
                      <text:list text:style-name="a1035">
                        <text:list-item>
                          <text:p text:style-name="a1034" text:class-names="" text:cond-style-name=""><text:span text:style-name="a1033" text:class-names="">Quarto livello</text:span></text:p>
                        </text:list-item>
                      </text:list>
                    </text:list-item>
                  </text:list>
                </text:list-item>
              </text:list>
            </text:list-item>
          </text:list>
          <text:list text:style-name="a1038">
            <text:list-item>
              <text:list text:style-name="a1038">
                <text:list-item>
                  <text:list text:style-name="a1038">
                    <text:list-item>
                      <text:list text:style-name="a1038">
                        <text:list-item>
                          <text:list text:style-name="a1038">
                            <text:list-item>
                              <text:p text:style-name="a1037" text:class-names="" text:cond-style-name=""><text:span text:style-name="a1036" text:class-names="">Quinto livello</text:span></text:p>
                            </text:list-item>
                          </text:list>
                        </text:list-item>
                      </text:list>
                    </text:list-item>
                  </text:list>
                </text:list-item>
              </text:list>
            </text:list-item>
          </text:list>
        </draw:text-box>
        <svg:title/>
        <svg:desc/>
      </draw:frame>
      <draw:frame draw:id="id129" presentation:style-name="a1042" draw:name="Segnaposto data 3" svg:x="0.03031in" svg:y="7.95276in" svg:width="2.56811in" svg:height="0.57008in" presentation:class="date-time" presentation:placeholder="false">
        <draw:text-box>
          <text:p text:style-name="a1041" text:class-names="" text:cond-style-name=""><text:span text:style-name="a1040" text:class-names=""/></text:p>
        </draw:text-box>
        <svg:title/>
        <svg:desc/>
      </draw:frame>
      <draw:frame draw:id="id130" presentation:style-name="a1045" draw:name="Segnaposto piè di pagina 4" svg:x="3.77008in" svg:y="7.95276in" svg:width="3.49409in" svg:height="0.57008in" presentation:class="footer" presentation:placeholder="false">
        <draw:text-box>
          <text:p text:style-name="a1044" text:class-names="" text:cond-style-name=""><text:span text:style-name="a1043" text:class-names=""/></text:p>
        </draw:text-box>
        <svg:title/>
        <svg:desc/>
      </draw:frame>
      <draw:frame draw:id="id131" presentation:style-name="a1048" draw:name="Segnaposto numero diapositiva 5" svg:x="8.29803in" svg:y="7.93386in" svg:width="2.56811in" svg:height="0.57008in" presentation:class="page-number" presentation:placeholder="false">
        <draw:text-box>
          <text:p text:style-name="a1047" text:class-names="" text:cond-style-name=""><text:span text:style-name="a1046" text:class-names=""><text:page-number style:num-format="1" text:fixed="false"/></text:span></text:p>
        </draw:text-box>
        <svg:title/>
        <svg:desc/>
      </draw:frame>
      <presentation:notes style:page-layout-name="pageLayout2" draw:style-name="a1065">
        <draw:page-thumbnail svg:x="1.21063in" svg:y="0.88858in" svg:width="5.84567in" svg:height="4.38425in" presentation:class="page" draw:id="id5" presentation:style-name="a1049" draw:name="Segnaposto immagine diapositiva 1">
          <svg:title/>
          <svg:desc/>
        </draw:page-thumbnail>
        <draw:frame draw:id="id6" presentation:style-name="a1052" draw:name="Segnaposto note 2" svg:x="0.82677in" svg:y="5.55394in" svg:width="6.61378in" svg:height="5.26142in" presentation:class="notes" presentation:placeholder="false">
          <draw:text-box>
            <text:p text:style-name="a1051" text:class-names="" text:cond-style-name=""><text:span text:style-name="a1050" text:class-names=""/></text:p>
          </draw:text-box>
          <svg:title/>
          <svg:desc/>
        </draw:frame>
        <draw:frame draw:id="id7" presentation:style-name="a1055" draw:name="Segnaposto intestazione 3" svg:x="0in" svg:y="0in" svg:width="3.5878in" svg:height="0.58425in" presentation:class="header" presentation:placeholder="false">
          <draw:text-box>
            <text:p text:style-name="a1054" text:class-names="" text:cond-style-name=""><text:span text:style-name="a1053" text:class-names=""/></text:p>
          </draw:text-box>
          <svg:title/>
          <svg:desc/>
        </draw:frame>
        <draw:frame draw:id="id8" presentation:style-name="a1058" draw:name="Segnaposto data 4" svg:x="4.67953in" svg:y="0in" svg:width="3.5878in" svg:height="0.58425in" presentation:class="date-time" presentation:placeholder="false">
          <draw:text-box>
            <text:p text:style-name="a1057" text:class-names="" text:cond-style-name=""><text:span text:style-name="a1056" text:class-names=""/></text:p>
          </draw:text-box>
          <svg:title/>
          <svg:desc/>
        </draw:frame>
        <draw:frame draw:id="id9" presentation:style-name="a1061" draw:name="Segnaposto piè di pagina 5" svg:x="0in" svg:y="11.10827in" svg:width="3.5878in" svg:height="0.58425in" presentation:class="footer" presentation:placeholder="false">
          <draw:text-box>
            <text:p text:style-name="a1060" text:class-names="" text:cond-style-name=""><text:span text:style-name="a1059" text:class-names=""/></text:p>
          </draw:text-box>
          <svg:title/>
          <svg:desc/>
        </draw:frame>
        <draw:frame draw:id="id10" presentation:style-name="a1064" draw:name="Segnaposto numero diapositiva 6" svg:x="4.67953in" svg:y="11.10827in" svg:width="3.5878in" svg:height="0.58425in" presentation:class="page-number" presentation:placeholder="false">
          <draw:text-box>
            <text:p text:style-name="a1063" text:class-names="" text:cond-style-name=""><text:span text:style-name="a1062" text:class-names=""><text:page-number style:num-format="1" text:fixed="false"/></text:span></text:p>
          </draw:text-box>
          <svg:title/>
          <svg:desc/>
        </draw:frame>
      </presentation:notes>
    </style:master-page>
    <style:handout-master style:page-layout-name="pageLayout3" draw:style-name="a1066">
      <draw:frame draw:id="id132" presentation:style-name="a1069" draw:name="Segnaposto intestazione 1" svg:x="0in" svg:y="0in" svg:width="3.5878in" svg:height="0.58425in" presentation:class="header" presentation:placeholder="false">
        <draw:text-box>
          <text:p text:style-name="a1068" text:class-names="" text:cond-style-name=""><text:span text:style-name="a1067" text:class-names=""/></text:p>
        </draw:text-box>
        <svg:title/>
        <svg:desc/>
      </draw:frame>
      <draw:frame draw:id="id133" presentation:style-name="a1072" draw:name="Segnaposto data 2" svg:x="4.67953in" svg:y="0in" svg:width="3.5878in" svg:height="0.58425in" presentation:class="date-time" presentation:placeholder="false">
        <draw:text-box>
          <text:p text:style-name="a1071" text:class-names="" text:cond-style-name=""><text:span text:style-name="a1070" text:class-names=""/></text:p>
        </draw:text-box>
        <svg:title/>
        <svg:desc/>
      </draw:frame>
      <draw:frame draw:id="id134" presentation:style-name="a1075" draw:name="Segnaposto piè di pagina 3" svg:x="0in" svg:y="11.10827in" svg:width="3.5878in" svg:height="0.58425in" presentation:class="footer" presentation:placeholder="false">
        <draw:text-box>
          <text:p text:style-name="a1074" text:class-names="" text:cond-style-name=""><text:span text:style-name="a1073" text:class-names=""/></text:p>
        </draw:text-box>
        <svg:title/>
        <svg:desc/>
      </draw:frame>
      <draw:frame draw:id="id135" presentation:style-name="a1078" draw:name="Segnaposto numero diapositiva 4" svg:x="4.67953in" svg:y="11.10827in" svg:width="3.5878in" svg:height="0.58425in" presentation:class="page-number" presentation:placeholder="false">
        <draw:text-box>
          <text:p text:style-name="a1077" text:class-names="" text:cond-style-name=""><text:span text:style-name="a1076"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Nature Illustration</dc:title>
    <dc:creator>Ludovico Toscano</dc:creator>
    <meta:creation-date>2024-02-06T15:52:00Z</meta:creation-date>
    <dc:date>2024-02-14T16:53:52Z</dc:date>
    <meta:editing-cycles>20</meta:editing-cycles>
    <meta:editing-duration>PT33488S</meta:editing-duration>
    <meta:document-statistic meta:paragraph-count="85" meta:word-count="1496"/>
  </office:meta>
</office:document-meta>
</file>